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818cm" table:align="margins"/>
    </style:style>
    <style:style style:name="Táblázat1.A" style:family="table-column">
      <style:table-column-properties style:column-width="3.477cm" style:rel-column-width="25844*"/>
    </style:style>
    <style:style style:name="Táblázat1.B" style:family="table-column">
      <style:table-column-properties style:column-width="5.341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text-properties fo:language="en" fo:country="US"/>
    </style:style>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text-properties fo:language="en" fo:country="US"/>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language="en" fo:country="US"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fo:language="en" fo:country="US"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fo:language="en" fo:country="US"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language="en" fo:country="US"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ize="11.5pt" fo:language="en" fo:country="US" fo:font-style="italic" style:font-style-asian="italic" style:font-style-complex="italic"/>
    </style:style>
    <style:style style:name="P14" style:family="paragraph" style:parent-style-name="Heading_20_1" style:master-page-name="Hajnalvilág_20_tartalom">
      <style:text-properties fo:language="en" fo:country="US"/>
    </style:style>
    <style:style style:name="P15" style:family="paragraph" style:parent-style-name="Text_20_body">
      <style:text-properties fo:language="en" fo:country="US"/>
    </style:style>
    <style:style style:name="P16" style:family="paragraph" style:parent-style-name="Text_20_body">
      <style:paragraph-properties fo:margin-left="3.519cm" fo:margin-right="3.822cm" fo:text-indent="-1.058cm" style:auto-text-indent="false">
        <style:tab-stops/>
      </style:paragraph-properties>
      <style:text-properties fo:language="en" fo:country="US"/>
    </style:style>
    <style:style style:name="P17" style:family="paragraph" style:parent-style-name="Text_20_body">
      <style:paragraph-properties fo:margin-left="3.519cm" fo:margin-right="3.757cm" fo:text-indent="-1.058cm" style:auto-text-indent="false">
        <style:tab-stops/>
      </style:paragraph-properties>
      <style:text-properties fo:language="en" fo:country="US"/>
    </style:style>
    <style:style style:name="P18" style:family="paragraph" style:parent-style-name="Text_20_body">
      <style:paragraph-properties fo:margin-left="3.519cm" fo:margin-right="3.836cm" fo:text-indent="-1.058cm" style:auto-text-indent="false">
        <style:tab-stops/>
      </style:paragraph-properties>
      <style:text-properties fo:language="en" fo:country="US"/>
    </style:style>
    <style:style style:name="P19" style:family="paragraph" style:parent-style-name="Heading_20_1">
      <style:paragraph-properties fo:margin-top="0.019cm" fo:margin-bottom="0.21cm" fo:break-before="page"/>
      <style:text-properties fo:language="en" fo:country="US"/>
    </style:style>
    <style:style style:name="P20" style:family="paragraph" style:parent-style-name="Heading_20_2">
      <style:text-properties fo:language="en" fo:country="US"/>
    </style:style>
    <style:style style:name="P21" style:family="paragraph" style:parent-style-name="Text_20_body">
      <style:paragraph-properties fo:margin-top="0cm" fo:margin-bottom="0.101cm"/>
      <style:text-properties fo:language="en" fo:country="US"/>
    </style:style>
    <style:style style:name="P22" style:family="paragraph" style:parent-style-name="Text_20_body">
      <style:paragraph-properties fo:margin-top="0cm" fo:margin-bottom="0.079cm" fo:break-before="page"/>
      <style:text-properties fo:language="en" fo:country="US" style:text-scale="98%"/>
    </style:style>
    <style:style style:name="P23" style:family="paragraph" style:parent-style-name="Text_20_body">
      <style:paragraph-properties fo:margin-top="0cm" fo:margin-bottom="0.079cm"/>
      <style:text-properties fo:language="en" fo:country="US"/>
    </style:style>
    <style:style style:name="P24" style:family="paragraph" style:parent-style-name="Text_20_body">
      <style:paragraph-properties fo:margin-top="0cm" fo:margin-bottom="0.101cm"/>
      <style:text-properties fo:language="en" fo:country="US" style:text-scale="98%"/>
    </style:style>
    <style:style style:name="P25" style:family="paragraph" style:parent-style-name="Heading_20_2">
      <style:paragraph-properties fo:margin-top="0.319cm" fo:margin-bottom="0.21cm"/>
      <style:text-properties fo:language="en" fo:country="US"/>
    </style:style>
    <style:style style:name="P26" style:family="paragraph" style:parent-style-name="Text_20_body">
      <style:paragraph-properties fo:margin-top="0cm" fo:margin-bottom="0.109cm"/>
      <style:text-properties fo:language="en" fo:country="US"/>
    </style:style>
    <style:style style:name="P27" style:family="paragraph" style:parent-style-name="Text_20_body">
      <style:paragraph-properties fo:margin-top="0cm" fo:margin-bottom="0.109cm" fo:break-before="page"/>
      <style:text-properties fo:language="en" fo:country="US"/>
    </style:style>
    <style:style style:name="P28" style:family="paragraph" style:parent-style-name="Text_20_body">
      <style:paragraph-properties fo:margin-left="0cm" fo:margin-right="-0.095cm" fo:text-indent="0cm" style:auto-text-indent="false"/>
      <style:text-properties fo:language="en" fo:country="US"/>
    </style:style>
    <style:style style:name="P29" style:family="paragraph" style:parent-style-name="Text_20_body">
      <style:paragraph-properties fo:margin-left="0cm" fo:margin-right="-0.095cm" fo:text-indent="0cm" style:auto-text-indent="false" fo:break-before="page"/>
      <style:text-properties fo:language="en" fo:country="US"/>
    </style:style>
    <style:style style:name="P30" style:family="paragraph" style:parent-style-name="Text_20_body">
      <style:paragraph-properties fo:margin-left="0cm" fo:margin-right="-0.048cm" fo:text-indent="0cm" style:auto-text-indent="false"/>
      <style:text-properties fo:language="en" fo:country="US" fo:background-color="transparent" style:text-scale="96%"/>
    </style:style>
    <style:style style:name="P31" style:family="paragraph" style:parent-style-name="Text_20_body">
      <style:paragraph-properties fo:margin-left="0cm" fo:margin-right="-0.072cm" fo:text-indent="0cm" style:auto-text-indent="false"/>
      <style:text-properties fo:language="en" fo:country="US"/>
    </style:style>
    <style:style style:name="P32" style:family="paragraph" style:parent-style-name="Text_20_body" style:list-style-name="L3">
      <style:text-properties fo:language="en" fo:country="US"/>
    </style:style>
    <style:style style:name="P33" style:family="paragraph" style:parent-style-name="Text_20_body">
      <style:text-properties fo:language="en" fo:country="US" style:text-scale="98%"/>
    </style:style>
    <style:style style:name="P34" style:family="paragraph" style:parent-style-name="Text_20_body">
      <style:paragraph-properties fo:margin-left="0.423cm" fo:margin-right="0.397cm" fo:margin-top="0cm" fo:margin-bottom="0.109cm" fo:text-indent="0cm" style:auto-text-indent="false"/>
      <style:text-properties fo:font-size="11.5pt" fo:language="en" fo:country="US" fo:font-style="italic" style:font-size-asian="11.5pt" style:font-style-asian="italic" style:font-size-complex="11.5pt" style:font-style-complex="italic"/>
    </style:style>
    <style:style style:name="P35" style:family="paragraph" style:parent-style-name="Text_20_body">
      <style:paragraph-properties fo:margin-left="0.423cm" fo:margin-right="0.397cm" fo:margin-top="0cm" fo:margin-bottom="0.109cm" fo:text-indent="0cm" style:auto-text-indent="false" fo:break-before="page"/>
      <style:text-properties fo:font-size="11.5pt" fo:language="en" fo:country="US" fo:font-style="italic" style:font-size-asian="11.5pt" style:font-style-asian="italic" style:font-size-complex="11.5pt" style:font-style-complex="italic"/>
    </style:style>
    <style:style style:name="P36"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language="en" fo:country="US" fo:font-style="italic" style:font-size-asian="11.5pt" style:font-style-asian="italic" style:font-size-complex="11.5pt" style:font-style-complex="italic"/>
    </style:style>
    <style:style style:name="P37" style:family="paragraph" style:parent-style-name="Heading_20_3">
      <style:text-properties fo:language="en" fo:country="US"/>
    </style:style>
    <style:style style:name="P38" style:family="paragraph" style:parent-style-name="Heading_20_3">
      <style:paragraph-properties fo:margin-top="0.019cm" fo:margin-bottom="0.21cm" fo:break-before="page" style:shadow="none"/>
      <style:text-properties fo:language="en" fo:country="US"/>
    </style:style>
    <style:style style:name="P39" style:family="paragraph" style:parent-style-name="Heading_20_2">
      <style:paragraph-properties fo:break-before="page"/>
      <style:text-properties fo:language="en" fo:country="US"/>
    </style:style>
    <style:style style:name="P40" style:family="paragraph" style:parent-style-name="Text_20_body" style:list-style-name="L4"/>
    <style:style style:name="P41" style:family="paragraph" style:parent-style-name="Heading_20_1">
      <style:paragraph-properties fo:break-before="page"/>
      <style:text-properties fo:language="en" fo:country="US"/>
    </style:style>
    <style:style style:name="P42" style:family="paragraph" style:parent-style-name="Text_20_body">
      <style:text-properties fo:language="en" fo:country="US" style:text-scale="97%"/>
    </style:style>
    <style:style style:name="P43" style:family="paragraph" style:parent-style-name="Text_20_body">
      <style:text-properties fo:language="en" fo:country="US" fo:font-style="italic" style:font-style-asian="italic" style:font-style-complex="italic"/>
    </style:style>
    <style:style style:name="P44" style:family="paragraph" style:parent-style-name="Text_20_body">
      <style:paragraph-properties fo:margin-top="0cm" fo:margin-bottom="0.161cm"/>
      <style:text-properties fo:language="en" fo:country="US"/>
    </style:style>
    <style:style style:name="P45" style:family="paragraph" style:parent-style-name="Text_20_body">
      <style:paragraph-properties fo:margin-top="0cm" fo:margin-bottom="0.161cm" fo:break-before="page"/>
      <style:text-properties fo:language="en" fo:country="US"/>
    </style:style>
    <style:style style:name="P46" style:family="paragraph" style:parent-style-name="Heading_20_4">
      <style:text-properties fo:language="en" fo:country="US"/>
    </style:style>
    <style:style style:name="P47" style:family="paragraph" style:parent-style-name="Heading_20_4">
      <style:paragraph-properties fo:break-before="page"/>
      <style:text-properties fo:language="en" fo:country="US"/>
    </style:style>
    <style:style style:name="P48" style:family="paragraph" style:parent-style-name="Text_20_body">
      <style:paragraph-properties fo:margin-top="0cm" fo:margin-bottom="0.109cm"/>
      <style:text-properties fo:language="en" fo:country="US" style:text-scale="97%"/>
    </style:style>
    <style:style style:name="P49" style:family="paragraph" style:parent-style-name="Text_20_body">
      <style:paragraph-properties fo:text-align="center" style:justify-single-word="false"/>
      <style:text-properties fo:language="en" fo:country="US"/>
    </style:style>
    <style:style style:name="P50" style:family="paragraph" style:parent-style-name="Heading_20_3">
      <style:paragraph-properties fo:break-before="page"/>
      <style:text-properties fo:language="en" fo:country="US"/>
    </style:style>
    <style:style style:name="P51" style:family="paragraph" style:parent-style-name="Text_20_body">
      <style:paragraph-properties fo:margin-top="0cm" fo:margin-bottom="0.011cm"/>
      <style:text-properties fo:language="en" fo:country="US"/>
    </style:style>
    <style:style style:name="P52" style:family="paragraph" style:parent-style-name="Text_20_body" style:list-style-name="L5">
      <style:paragraph-properties fo:margin-top="0cm" fo:margin-bottom="0.011cm"/>
      <style:text-properties fo:language="en" fo:country="US"/>
    </style:style>
    <style:style style:name="P53" style:family="paragraph" style:parent-style-name="Text_20_body" style:list-style-name="L5">
      <style:text-properties fo:language="en" fo:country="US"/>
    </style:style>
    <style:style style:name="P54" style:family="paragraph" style:parent-style-name="Text_20_body">
      <style:paragraph-properties fo:margin-top="0cm" fo:margin-bottom="0.109cm"/>
      <style:text-properties fo:language="en" fo:country="US" fo:font-style="italic" style:font-style-asian="italic" style:font-style-complex="italic"/>
    </style:style>
    <style:style style:name="P55" style:family="paragraph" style:parent-style-name="Text_20_body" style:list-style-name="L6">
      <style:text-properties fo:language="en" fo:country="US"/>
    </style:style>
    <style:style style:name="P56" style:family="paragraph" style:parent-style-name="Heading_20_1">
      <style:text-properties fo:language="en" fo:country="US"/>
    </style:style>
    <style:style style:name="P57" style:family="paragraph" style:parent-style-name="Heading_20_2">
      <style:paragraph-properties fo:margin-top="0.12cm" fo:margin-bottom="0.21cm"/>
      <style:text-properties fo:language="en" fo:country="US"/>
    </style:style>
    <style:style style:name="P58" style:family="paragraph" style:parent-style-name="Heading_20_3">
      <style:paragraph-properties fo:margin-top="0.22cm" fo:margin-bottom="0.21cm"/>
      <style:text-properties fo:language="en" fo:country="US"/>
    </style:style>
    <style:style style:name="P59" style:family="paragraph" style:parent-style-name="Text_20_body">
      <style:paragraph-properties fo:margin-top="0cm" fo:margin-bottom="0.109cm"/>
      <style:text-properties fo:language="en" fo:country="US" style:text-scale="98%"/>
    </style:style>
    <style:style style:name="P60" style:family="paragraph" style:parent-style-name="Heading_20_3">
      <style:paragraph-properties fo:margin-top="0.019cm" fo:margin-bottom="0.21cm" fo:break-before="page"/>
      <style:text-properties fo:language="en" fo:country="US"/>
    </style:style>
    <style:style style:name="P61" style:family="paragraph" style:parent-style-name="Text_20_body" style:list-style-name="L7">
      <style:text-properties fo:language="en" fo:country="US"/>
    </style:style>
    <style:style style:name="P62" style:family="paragraph" style:parent-style-name="Heading_20_3">
      <style:paragraph-properties fo:margin-top="0.319cm" fo:margin-bottom="0.109cm"/>
      <style:text-properties fo:language="en" fo:country="US"/>
    </style:style>
    <style:style style:name="P63" style:family="paragraph" style:parent-style-name="Heading_20_3">
      <style:paragraph-properties fo:margin-top="0.319cm" fo:margin-bottom="0.109cm" fo:break-before="page"/>
      <style:text-properties fo:language="en" fo:country="US"/>
    </style:style>
    <style:style style:name="P64" style:family="paragraph" style:parent-style-name="Heading_20_3">
      <style:paragraph-properties fo:margin-top="0.22cm" fo:margin-bottom="0.109cm"/>
      <style:text-properties fo:language="en" fo:country="US"/>
    </style:style>
    <style:style style:name="P65" style:family="paragraph" style:parent-style-name="Text_20_body">
      <style:text-properties fo:font-style="normal" style:font-style-asian="normal" style:font-style-complex="normal"/>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Heading_20_3">
      <style:text-properties fo:language="en" fo:country="US" fo:font-style="italic" style:font-style-asian="italic" style:font-style-complex="italic"/>
    </style:style>
    <style:style style:name="P68" style:family="paragraph" style:parent-style-name="Heading_20_3">
      <style:paragraph-properties fo:margin-top="0.019cm" fo:margin-bottom="0.109cm" fo:break-before="page"/>
      <style:text-properties fo:language="en" fo:country="US"/>
    </style:style>
    <style:style style:name="P69" style:family="paragraph" style:parent-style-name="Heading_20_3">
      <style:paragraph-properties fo:margin-top="0.12cm" fo:margin-bottom="0.109cm"/>
      <style:text-properties fo:language="en" fo:country="US"/>
    </style:style>
    <style:style style:name="P70" style:family="paragraph" style:parent-style-name="Text_20_body">
      <style:paragraph-properties fo:text-align="center" style:justify-single-word="false"/>
      <style:text-properties fo:language="en" fo:country="US" fo:font-style="italic" fo:font-weight="bold" style:font-style-asian="italic" style:font-weight-asian="bold" style:font-style-complex="italic" style:font-weight-complex="bold"/>
    </style:style>
    <style:style style:name="P71" style:family="paragraph" style:parent-style-name="Heading_20_1">
      <style:paragraph-properties fo:margin-top="0cm" fo:margin-bottom="0.21cm" fo:break-before="page"/>
      <style:text-properties fo:language="en" fo:country="US"/>
    </style:style>
    <style:style style:name="P72" style:family="paragraph" style:parent-style-name="Heading_20_2">
      <style:paragraph-properties fo:margin-top="0.22cm" fo:margin-bottom="0.011cm"/>
      <style:text-properties fo:language="en" fo:country="US"/>
    </style:style>
    <style:style style:name="P73" style:family="paragraph" style:parent-style-name="Text_20_body">
      <style:paragraph-properties fo:margin-top="0cm" fo:margin-bottom="0.21cm"/>
      <style:text-properties fo:language="en" fo:country="US"/>
    </style:style>
    <style:style style:name="P74" style:family="paragraph" style:parent-style-name="Heading_20_2">
      <style:paragraph-properties fo:margin-top="0.019cm" fo:margin-bottom="0.21cm" fo:break-before="page"/>
      <style:text-properties fo:language="en" fo:country="US"/>
    </style:style>
    <style:style style:name="P75" style:family="paragraph" style:parent-style-name="Text_20_body">
      <style:paragraph-properties fo:text-align="center" style:justify-single-word="false"/>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Wingdings" style:font-name-asian="Wingdings" style:font-name-complex="Wingdings"/>
    </style:style>
    <style:style style:name="T5" style:family="text">
      <style:text-properties fo:color="#000000" fo:font-size="12pt" style:font-size-asian="12pt" style:font-size-complex="12pt"/>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style:text-position="sub 58%"/>
    </style:style>
    <style:style style:name="T9" style:family="text">
      <style:text-properties fo:color="#000000" fo:font-size="12pt" style:font-size-complex="12pt"/>
    </style:style>
    <style:style style:name="T10"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Dawnworld</text:h></draw:text-box></draw:frame><draw:frame draw:style-name="fr2" draw:name="Keret5" text:anchor-type="paragraph" svg:width="4.987cm" draw:z-index="3"><draw:text-box fo:min-height="1.194cm"><text:p text:style-name="P4">Hajnalvilág Foundation<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Foundation</text:p></draw:text-box></draw:frame><draw:frame draw:style-name="fr4" draw:name="Keret9" text:anchor-type="paragraph" svg:x="1.05cm" svg:y="0.744cm" svg:width="14.898cm" draw:z-index="8"><draw:text-box fo:min-height="17.623cm"><text:p text:style-name="P7">Recommendations</text:p><text:list text:style-name="L2"><text:list-item><text:p text:style-name="P8"><text:span text:style-name="T1">Continuity:</text:span> I process smaller, sometimes remote topics inside the big sections like a mosaic – however these topics are related to each other, and the sections are founded upon the previous ones. It is better reading continuously, without jumping in contempt of its rugged style...</text:p></text:list-item><text:list-item><text:p text:style-name="P8"><text:span text:style-name="T1">Environmental consciousness:</text:span> I don't really know if it is better to read a book of hundred pages on a computer (consumption) or to print it out. I would like you to read the electronic version on a low consumption gadget (e-book reader, netbook), or pass on the (recycled) paper version after reading, if you liked it.</text:p></text:list-item><text:list-item><text:p text:style-name="P8">Feedback: the electronic version is free, the printed version (if any) will be available on price of the manufacturing. In return I would like to get feedback. Although I do my best to thoroughly select the most important points and analyze them – my knowledge is finite and shows only a single viewpoint. Please send your supporting opinion or critics in email to kl (at) hajnalvilag (dot) hu. I will use your address to the conversation only and keep it only if you request that.</text:p></text:list-item><text:list-item><text:p text:style-name="P8"><text:span text:style-name="T1">Cooperation: </text:span>I am really interested in any ideas on implementing the Dawnworld roadmap.</text:p></text:list-item><text:list-item><text:p text:style-name="P8"><text:span text:style-name="T1">Language:</text:span> the aim of Dawnworld is to create a global structure using Esperanto as the common language. For this reason, the book was translated to Esperanto that should be translated to any national language with one exception: the book can be published in double-language with Esperanto on the left – including the original Hungarian text. Natural exclusion is the Esperanto version that can be printed alone.</text:p></text:list-item><text:list-item><text:p text:style-name="P8"><text:span text:style-name="T1">A special note for the English readers:</text:span> I made this rough translation for those, who like me use English as a global intermediate communication language. This version should later be replaced by a translation by a native speaker, but neither should be used as the source of further translations; the only legitimate source is the Esperanto version.</text:p></text:list-item></text:list><text:p text:style-name="P9">Thank you</text:p><text:p text:style-name="P10"><text:tab/>Kedves Loránd</text:p></draw:text-box></draw:frame><draw:frame draw:style-name="fr5" draw:name="Keret7" text:anchor-type="paragraph" svg:y="18.831cm" svg:width="8.818cm" draw:z-index="9"><draw:text-box fo:min-height="5.228cm"><table:table table:name="Táblázat1" table:style-name="Táblázat1"><table:table-column table:style-name="Táblázat1.A"/><table:table-column table:style-name="Táblázat1.B"/><table:table-row><table:table-cell table:style-name="Táblázat1.A1" office:value-type="string"><text:p text:style-name="P11">Author:</text:p></table:table-cell><table:table-cell table:style-name="Táblázat1.B1" office:value-type="string"><text:p text:style-name="P12">Lorand Kedves, 2008-2009</text:p></table:table-cell></table:table-row><table:table-row><table:table-cell table:style-name="Táblázat1.A2" office:value-type="string"><text:p text:style-name="P11">Translation:</text:p></table:table-cell><table:table-cell table:style-name="Táblázat1.B2" office:value-type="string"><text:p text:style-name="P12">Lorand Kedves</text:p></table:table-cell></table:table-row><table:table-row><table:table-cell table:style-name="Táblázat1.A2" office:value-type="string"><text:p text:style-name="P11">Publisher's reader:</text:p></table:table-cell><table:table-cell table:style-name="Táblázat1.B2" office:value-type="string"><text:p text:style-name="P12"/></table:table-cell></table:table-row><table:table-row><table:table-cell table:style-name="Táblázat1.A2" office:value-type="string"><text:p text:style-name="P11">Language:</text:p></table:table-cell><table:table-cell table:style-name="Táblázat1.B2" office:value-type="string"><text:p text:style-name="P12">English</text:p></table:table-cell></table:table-row><table:table-row><table:table-cell table:style-name="Táblázat1.A2" office:value-type="string"><text:p text:style-name="P11">Last modified:</text:p></table:table-cell><table:table-cell table:style-name="Táblázat1.B2" office:value-type="string"><text:p text:style-name="P12">2010</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Wherever we go, it is inevitable<text:line-break/>that we will make mistakes along the way</text:p><text:p text:style-name="P13">...but if we deny or adhere to them<text:line-break/>we surely miss our aim.</text:p></draw:text-box></draw:frame></text:p>
      <text:h text:style-name="P14" text:outline-level="1">Why?</text:h>
      <text:p text:style-name="P15">Our world powered by the almighty “economics” is dying in an increasing speed.</text:p>
      <text:p text:style-name="P15">Day after day, we share this planet with less and less number of species, its resources are faster and faster forwarded to giant heaps of waste, and oceans that throw it up back to us more often. The smell and noise of the machines penetrate the life of “civilized humans” deeper; products made by pro psychologists race in our brains when looking for answers to the questions of our life – materialized in shampoos, cleaning agents or cars. The same “scientists” smash politics into our everyday life, we cannot say three sentences without using words “reserved by” political parties; any important topic will be transformed to “spokesman's statement” - in which the point is not the meaning but the estimation of the number of gained votes.</text:p>
      <text:p text:style-name="P15">Our personal relations are analyzed by sophisticated computer algorithms, it's not that bad that our emails are scanned if the “service” is “for free”. We meet with our pals from hundreds or thousands kilometers distance, but hardly know anything about our neighbors with whom we share the ground, air, food and life – not to mention empathy, touch or love.</text:p>
      <text:p text:style-name="P15">Although we don't agree, but get used to the yoke that finally evaluates everything by money, and locks us up in the cells in the endless lists of the banks either directly or using the state that in theory represents us, but really serves them. Our life is dissolved among thousands of virtual prisons, we can hope no mercy because our guards are vampire living on our blood: tax, loan, interest – in fact they are our lifetime traded for money.</text:p>
      <text:p text:style-name="P15">Just like any organism, mankind is a self supporting system, its immune system is working. It creates well-defined islands around different problems, tries to save local values: schools, streams, environment. It tries to regenerate itself on “cell-level”, groups emerge around restoring the inner balance of the human being: religious, spiritual movements, healing herbs, homeopathy, feng-shui...</text:p>
      <text:p text:style-name="P15">These efforts are very important, without them the system – the human civilization – might have already collapsed under the weight of its illness. Although I think that they are essential to keep up the operation or heal a separate islands, this is not enough to stop the disease and cure the whole system.</text:p>
      <text:p text:style-name="P15">Todays human civilization is in the state of blood-poisoning: its life sustaining, organizing systems are toxic, they reach everywhere and with nutritions they also pump poison into all parts. No wonder that those islands fight not only for their aims but against a continuous administrative pressure. This state cannot be healed by “removing the broken part” - without internal organization the whole system dies.</text:p>
      <text:p text:style-name="P15">Following the analogy of the immune system: the first step is to find the cause. This cause cannot be local, we have to see through the local phenomena, people, movements. For example, the poison causes inflammation in the liver, which is of course a critical problem and needs immediate actions; but to heal the patient we have to see through it and locate the agent, the source of the poison. Without this, we are doomed to a constant defensive retreat that we lose for sure, because the human body is not a battleground, cannot operate normally with a constant war inside.</text:p>
      <text:p text:style-name="P15"/>
      <text:p text:style-name="P5">The same analogy applies to protecting the environment, nature, minorities, handycapped, old, human rights, etc.: they are indeed very important, but lost cases alone. If we don't find out <text:span text:style-name="T1">why on Earth we have to defend</text:span> our constitutional rights for example, and we don't find a solution to the cause of this problem, we inevitably and finally lose the “patient”: the human civilization.</text:p>
      <text:p text:style-name="P15">Yes, we can say that life does not stop, the evolution rules, anything that disappears must disappear anyway. But I say this human world is what my father, my father's fathers and all my ancestors dreamed and built along their lives! (Father stands for the creative idea, while mother is the accepting, conceiving and caring quality – mother is fine, the “seed” is sick.) True, an infection can kill this wonderful organization, carnivores can tear up and digest its body, and this totally fits to the laws of the nature. However, it would be a shame just to watch it calmly – or furthermore, actively being involved in the process following our temporal interests, and finally say: “there were even worse than me”.</text:p>
      <text:p text:style-name="P15"><text:span text:style-name="T1">We ourselves</text:span> (on personal and race level) are those, who use the results of the efforts of generations of our ancestors to rob, smash and poison the world that we pass on to our children. We know and feel this, but under the pressure of the media that shows us being small and hopeless, we just shrug reading the previous sentence and switch on the TV – or continue our desperate battle for protecting a local “island”.</text:p>
      <text:p text:style-name="P15">This book is about the cause of the disease, how it emerged, what makes it lethal, what hides it from the immune system and what keeps it alive within our civilization – how we can identify it and separate from the life sustaining processes. </text:p>
      <text:p text:style-name="P15">The book consists of the following parts:</text:p>
      <text:p text:style-name="P16"><text:span text:style-name="T2">Phenomena</text:span><text:line-break/>some extracted sample from our world demonstrating the malfunctions;</text:p>
      <text:p text:style-name="P17"><text:span text:style-name="T3">Causes</text:span><text:line-break/>the problems hiding behind the phenomena, driving us to create those phenomena;</text:p>
      <text:p text:style-name="P18"><text:span text:style-name="T3">The real role of the crisis factors<text:tab/></text:span><text:line-break/>what is the actual use, benefit of those factors that we try to hide away from</text:p>
      <text:p text:style-name="P17"><text:span text:style-name="T3">Solution</text:span><text:line-break/>basic ideas that might help matching the parts properly </text:p>
      <text:p text:style-name="P17"><text:span text:style-name="T3">Raisins</text:span><text:line-break/>ideas lazily connected to the topic that popped up during the writing</text:p>
      <text:p text:style-name="P17"><text:span text:style-name="T3">Closing words<text:tab/></text:span><text:line-break/>my personal motivations</text:p>
      <text:h text:style-name="P19" text:outline-level="1">Phenomena</text:h>
      <text:p text:style-name="P15">I chat with neighbors, relatives, watch TV, read. All the information that come through these channels talk about “the situation is increasing”: like a dark regime sits on this world, and squeezes the life out of it – out of us: happiness, spare time that we could spend on being with other people. The more I think about it, the more I feel this picture is though dark, quite exact; let me demonstrate the progress by a few examples. Of course these examples are based on partial information that I can reach while sitting in the kitchen, but I could not be more exact even if I have the details – this is not about lawsuits and sins, but the phenomena.</text:p>
      <text:h text:style-name="P20" text:outline-level="2">Money...</text:h>
      <text:p text:style-name="P15">Out world under the power of money. All in all we trade everything for money, we evaluate all by it, the feasibility of all our plans depent on this; “anything and anyone can be bought, the question is only when and how much”. This sentence sounds weird for many people including me, and cry out in an optimistic-idealistic way: there are things that I would not sell or do for any money! My realistic self responses: okay, if they have offered a thousand times more and still replied no, can't they find someone else to your place who would do it for that much money?</text:p>
      <text:p text:style-name="P15">The evaluation is also based on money, so finally all decisions are made on the stockmarkets, or a level deeper, at the banks. They give or revoke the funds, their decisions are based only on the estimated risk and the short-term revenue. They cannot do anything else, because any decision resulting short term bad for a longer advantage, or sacrifices resources on developments which cannot be monetarized (like correct waste handling, provide better working environment, etc.) means handicap in the global race. Worse stock market reports, falling stock index, worse bank conditions, less loan. Such irrational decisions can be survived for a while, but under worse financial conditions these firms are lost naturally or are bought by a competitor that does not take care about such eye-candies (like it works with indian slaves, has “questionable” environment protection policies, etc.)</text:p>
      <text:p text:style-name="P15">The most dangerous attribute of this evaluation method is that it has no aims, or they don't have to be reached. We don't care to fulfill a human or social need by using a rational amount of resources, we want financial success, making profit. It is no problem if we don't reach the “theoretical aim”, we only have to avoid bankruptcy. So the aim is to create a “market-ready service”, minimize the cost, increase the income.</text:p>
      <text:p text:style-name="P15">If our service seems to be successful, competitors arise, trying to sell the same service to the same customers – thus decreasing the number of the accessible clients (means “income”). The competitors will hand in hand rise the price (competing in the media all the time), while reduce the costs (the quality in fact) until reaching the level of having an almost unacceptable quality service for an almost unfordable price, for which multiple companies keep fighting (and spend our money on stupid advertisements).</text:p>
      <text:p text:style-name="P15"/>
      <text:p text:style-name="P15">To avoid misunderstanding: monopoly without competitors is better only when the company really focuses on the service, out of the reach of the monetary system. As soon as investment, bank, stocks enter the picture, the race starts again but now independently from any material bonds, the sheer financial profit counts: how much income can be made on how much investment; if it works good it has to be marketed, if the customers have a reserve, it has to be mined out by new actions, smart price increases; if the company has reserves (“human” working habits, social services, etc.) it has to be decreased. THIS is what we call financial success!</text:p>
      <text:p text:style-name="P5">Those that do not follow these rules opens the door for the more arrogant competitor that does not care about these ethics. The mass of customers evaluates by money, buys the grocery in the mall, clothes from “the Chinese”, the “ethical” small shop closes, the neighbor used to work in a sewing factory gets unemployed.</text:p>
      <text:p text:style-name="P15"/>
      <text:p text:style-name="P15">Összefoglalva: divatos azt mondani, hogy azért ne legyünk pesszimisták, ne lássunk mindent olyan sötéten, lazítsunk már egy kicsit. Én azt mondom: ne lazítsunk, mert nagyon nagy baj van! Másrészt, olyan megnyugtató „megkeresni a felelőst”, rámutatni, hogy XY bűnös hűtlen kezelés, bennfentes kereskedelem, hivatásköri mulasztás, stb. vétségében, és jól megbüntetjük. Ennek a rendszernek és az általa vezérelt folyamatoknak nincs egyszemélyi felelőse. Sokkal több vétséget követünk el mindannyian, mint amennyi a kirakatba kerül (a számlák feletti összemosolygástól a vezetők sokmilliós kacsintásáig), olyan nyomás alatt, amelynek ellenállni nem tudunk.</text:p>
      <text:p text:style-name="P15">Mindannyian együtt alkotjuk ezt a hatalmas rendszert, amelynek nevében egymást kényszerítjük egyre nehezebb helyzetbe. Igen, vannak bűnösök, akik tudatosan élősködnek az emberi szenvedésen, hatalmuknál fogva arra utasítanak másokat, hogy elpusztítsák ellenfeleiket: maffiózók, terroristák, „szellemi” és állami vezetők – az ember ugyanaz, a történelmi szerep különbözik csupán. Ők azonban túl kevesen vannak ahhoz, hogy valóban felelősnek nevezhessük őket; a felelősök mi magunk vagyunk, akik ezt a rendszert alkotjuk, és így lehetővé tesszük néhány fejletlen lélek számára mások irányítását.</text:p>
      <text:p text:style-name="P15">Olyan ez, mint egy lovas szekér. Történelmünk során hosszú időn keresztül volt szerencsénk megtapasztalni, hogy a kocsis előbb-utóbb visszaél saját hatalmával – legyen az király, elnök, pártfőtitkár, irodai főnök vagy börtönőr. A „nagy generáció” ezért döntött úgy, hogy megtagadja az egész rendszert, leszáll a kocsiról, és elmegy virágot szedni. Amikor kiderült, hogy így viszont megáll a szekér, már nem ült vissza senki a bakra, a lovak közé dobták a gyeplőt mondván, hogy a ló (a „szabad” piacgazdaság) követi majd saját törvényeit, és abból nagy baj nem lehet. A parancs: gyía!, kijelölt irány nincs, annak örülünk, hogy peregnek a kilométerek (nő a GDP). A lovak azonban nem látnak hosszú távon előre, a szekér az étel és az ital között jár aszerint, hogy többségük éppen éhes-e vagy szomjas, veszély esetén pedig egyre rémültebben rohangálnak ide-oda annak függvényében, hogy mi tűnik az adott pillanatban biztonságosabbnak. Ma napról napra nő a veszélye annak, hogy globális civilizációnk (az őt eltartó emberi és természeti környezet sérülései miatt) instabillá válik, mintha a patak, amin át szoktunk kelni, megáradt volna. A lovak félnek, rángatják a szekeret, az idő, amíg át lehet kelni a túlpartra, egyre fogy. Az átkeléshez pedig olyan irányban kell haladni, amely a lovak számára egyértelműen rosszabb, mint bármi más: egyenesen neki a víznek. <text:span text:style-name="T1">Maguktól soha nem fognak arra menni</text:span>, a menekülés ideje lejárhat, és a víz elsodorja a kocsit. Nincs más választásunk: az Embernek (miután szembenézett azzal, hogy miért menekült előle, és feldolgozta téves motivációit) vissza kell ülnie a bakra, és kézbe kell vennie a gyeplőt, mert egyedüli birtokosa az előrelátás és a jövőbe vetett hit adományának.</text:p>
      <text:h text:style-name="P20" text:outline-level="2">Pénzügyi válság</text:h>
      <text:p text:style-name="P15">Jól öltözött, komoly szakértők magyarázzák, hogy mi történik ma a világban, nem kevesen maguk is résztvevői, alkotói és nyertesei voltak annak a játéknak, amely most bukni látszik. Lássuk az én értelmezésemet.</text:p>
      <text:p text:style-name="P15">A pénz eredetileg a megtermelt javak értékének absztrakcióját tette lehetővé, vagyis az általam megtermelt gabona valaki más által megtermelt kenyérre, sajtra, kalapácsra cserélhetővé vált anélkül, hogy minden cserénél alkudozni kellett volna. A pénz segítségével olyan emberek termékeihez is hozzájuthatok, akiknek az általam termelt javakra jelen pillanatban nincs szükségük.</text:p>
      <text:p text:style-name="P21"/>
      <text:p text:style-name="P22">A magasan szervezett civilizáció ennél messzebbre tekint, és beruházásokat hajt végre; ezek olyan tevékenységek, amelyek a jelen pillanatban nem hajtanak hasznot, nincs „termék”, amelyet a jelen­ben felhasznált erőforrásokért cserélni lehetne, mert azok csak később fognak keletkezni – ehhez „hitel­re” van szükség. Amennyiben a pénz továbbra is javakat reprezentálna, a kapcsolat közvetlen maradna: én hajlandó vagyok öt hónapi munkámat befektetni egy vállalkozásba, amelynek termé­kei a későb­biekben a saját vagy mások hasznára lesznek oly mértékben, hogy az fedezi az én erőfeszítésemet.</text:p>
      <text:p text:style-name="P23">A rendszert azonban megmérgezi a lusták találmánya: a kamat fogalma. A kamat eredetileg az erőforrásokkal „kereskedő” ember munkadíja. Ő a feladat megoldásába nem saját munkájának eredményét helyezi, hanem arról gondoskodik, hogy a beruházáshoz szükséges különféle tényezők a megfelelő helyen és időben rendelkezésre álljanak; legyen munkás, legyen étel-ital, alapanyag stb. Ezt az erőforrások birtokosa, a beruházó, tulajdonos adja (vásárolja meg a pénzével) annak reményében, hogy a beruházása megtérül, és később még több pénze lesz belőle.</text:p>
      <text:p text:style-name="P23">A felhalmozódó pénz lehetővé teszi, hogy a hitelező és a vállalkozó elszakadjon egymástól. A vállalkozó nem tudja az ötletét megvalósítani, nincs rá a jelenben elég pénze, hogy a jövőben olyan javakat állíthasson elő, amelyek fedezik az induló befektetést, a hitelező segítségére van szüksége. A hitelező a pénzével osztozik a vállalkozó kockázatában, ezért (bár valós munkát már egyáltalán nem tesz a rendszerbe), kamatot számít fel.</text:p>
      <text:p text:style-name="P23">A játékban az a tragikus, hogy a hitelező nem szolgáltatóként lép fel, akinek a feladata az erőforrások ésszerű csoportosítása lenne: forrásokat nyújt, megosztja a kockázatokat és visszaosztja a nyereséget, hogy a valós javakat termelő vállalkozók a lehető legjobban járjanak. Nem, a hitelező a kamatokat saját nyereségének tekinti, amelyet nem kell „jó gazda”, „tulajdonos” módjára visszaforgatnia a termelésbe. Ennek megfelelően minél több pénz van a hitelező birtokában, annál több vállalkozásba tud beszállni, annál több nyereséget tud elkönyvelni, amit aztán ismét hitelként kibocsáthat. Így aztán a pénzügyi folyamatok összes szereplője érdekelt abban, hogy minél több pénz legyen forgalomban, amely hitelbe kiadható, és rajta folyamatos kamat-nyereség aratható.</text:p>
      <text:p text:style-name="P23">Ezért aztán nem csoda, hogy megszületik az a szabály, mely szerint a bank több pénzt adhat hitelbe, <text:s/>mint amennyi a rendelkezésére áll, hiszen a termelő azt úgyis vissza fogja fizetni, a bank nyeresége pedig a kamat. Ennek módját és mértékét természetesen felügyelő szervek folyamatosan ellenőrzik, azonban mennyire lehet komoly egy ellenőrzés, ha minden résztevevő fél közös érdeke a pénz (pontosabban a hitelbe kiadott pénz) mennyiségének növekedése? Megszületnek a kötelező tartalékokra vonatkozó szabályok ügyes megkerülésének módozatai, illetve a bankok egyre kevésbé vizsgálják a hitelt felvevők valódi visszafizető képességét – elvégre minden forint, dollár, euró, amely a bank széfjében pihen, veszteség, hiszen nem kamatozik. Ördögi spirál indul be, amelynek végén a pénzügyi világ által kezelt pénz mennyisége sokszorosan (százas nagyságrendekben) meghaladja a rendelkezésre álló értékek összességét.</text:p>
      <text:p text:style-name="P23">Ma minden tevékenységünk a pénzen alapul: pénzt kapunk az elvégzett munkáért, pénzt fizetünk a boltban. Hétköznapi szinten a pénz normális értékhordozóként működik; akinek viszonylag kevés van belőle, a saját életét el tudja vezényelni vele. Mindannyian elhisszük, hogy meg tudjuk venni a kenyeret a boltban, jönni fog a gáz és a villany, ha a keresetünk megfelelő részét erre költjük. Ez a közös hitünk tartja mozgásban a valós, hétköznapi életet.</text:p>
      <text:p text:style-name="P24">Ugyanakkor azok a szervezetek, amelyeknek a kezében mérhetetlen vagyonok halmozódtak fel, telje­sen irreális helyzetbe kerültek. A jelen árfolyamok figyelembevételével megvehetnék a fél bolygót, talán az egészet is – csakhogy százan állnak mellettük, akik ugyanezt megtehetnék. A kezükben levő „vagyon” valós fedezete gyakorlatilag nem létezik. Ha elkezdenének vásárolni, a többiek is venni kez­denének, egymásra licitálva vernék fel az árakat, zuhanna a pénz értéke egészen addig, amíg le nem ereszkedne ez a rettenetes lufi. Mi történne viszont akkor, ha az árak egyszerre több százszorosukra emelked­nének? Természetesen a béreket is ugyanígy fel kellene emelni, a beruházások költségei az egekbe szöknének, ennek megfelelően emelkednének a kamatok stb. – a végeredmény a totális káosz.</text:p>
      <text:p text:style-name="P15"/>
      <text:p text:style-name="P5">Ezt elkerülendő ma a bankok a megrendült bizalmat újabb rettenetes mennyiségű mesepénz létrehozásával „orvosolják”. Magyarul, amikor egy bank kénytelen elfogadni, hogy a hitelei mögött nincs fedezet, kiadta a kezében levő pénzt, és nem fogja visszakapni egészen egyszerűen azért, mert nincs annyi megtermelt vagy a jövőben megtermelhető érték a rendszerben, amely valóban behozná az elvárt kamatnyereséget, akkor az állam azt mondja: de igen, itt a pénz, ami neked most hiányzik. Nyilván valós érték emögött sincs, a hiányzó falat tapétával pótolják, mert pont úgy néz ki. Más mód nincs a káosz elkerülésére, viszont ez a „beavatkozás” életben tartja, sőt tovább táplálja azt a rendszert, amely ilyen lehetetlen állapotot idézett elő, és amelynek semmilyen belső motivációja nincs arra, hogy kilépjen ebből a mederből.</text:p>
      <text:h text:style-name="P25" text:outline-level="2">Periodikus háborúk</text:h>
      <text:p text:style-name="P26">Az emberiség szóbeli és írott történelme egyaránt arról tanúskodik, hogy fejlődésünk dacára rend­szeres időközönként háborúkat „rendezünk”, amelyek során (fejlődésünk eredményeképpen) egyre nagyobb számban irtjuk ki olyan fajtársainkat, akik nekünk személyesen semmit nem ártottak azon kívül, hogy ránk szegezett fegyverük mögött életben szeretnének maradni. A harc végeztével megható műalkotások születnek a gyilkolás értelmetlenségéről, a hősiességről, önfeláldozásról és az élet szeretetéről – majd kisvártatva újrakezdődik az egész, mindig azon a szervezettségi fokon, ahol éppen tartunk: törzs, országok, államszövetségek szintjén, majd világháborúk formájában.</text:p>
      <text:p text:style-name="P26">Tesszük mindezt annak ellenére, hogy tudjuk: egyénileg nem vagyunk sem fizikailag, sem szellemi­leg fejlettebbek, mint a korábbi generációk emberei; jobb általános körülményeinket kizárólag an­nak a felhalmozott tudásnak és szervezettségnek köszönhetjük, amit időről időre elsöprünk. Mi több, a „szervezet érdekeinek védelmében” (család, törzs, nemzet, vallás) személyes indokok nélkül oltjuk ki egymás életét.</text:p>
      <text:p text:style-name="P26">Ez a tendencia megtörni látszik korunkban, elvégre az utolsó világháború is több mint fél százada zajlott – a felszín alatt azonban ugyanolyan pusztító erők dolgoznak, mint régen, csak most nem lát­ványosan, csatamezőkön gyilkoljuk egymást, hanem a globális gazdasági, politikai, vallási hadszín­téren, illetve a színfalak mögött, titkos eszközökkel; a világ minden pontján folyik a „terrorizmus elleni” háború. A fogalmaink is változatlanok, továbbra is pirosra és kékre festünk mindent, a küz­delem áll minden rendszerünk alapszabályaiban – és közben észrevétlenül végérvényesen tönkre tesszük saját életterünket.</text:p>
      <text:p text:style-name="P26">Az elvi probléma régóta ismert, számtalan könyv íródott már róla (kiábrándítóan csekély hatással) – csak néhány az általam ismertek közül: Ernest Callenbach: Ecotopia (1975), Daniel Quinn: Izmael (1992), David C. Korten: Tőkés társaságok világuralma (1995), Soros György: A globális kapitalizmus válsága (1998). A számomra legtisztább elemzést azonban Helmut Creutz: A pénz-szindróma (1995) című művében találtam meg. Ő nagyon egyszerű számításokkal magyarázza el, hogy civilizációnk mozgató-szervező ereje, a pénz fogalmának tisztázatlansága (egyszerre eszköze az erőforrások áthelyezésének, az egyéni tartalékképzésnek és a hitelezésnek) miként garantálja a vagyoni különbségek létrejöttét és exponenciális növekedését.</text:p>
      <text:p text:style-name="P26">Ebből már egyértelműen levezethető, hogy a pénz és a vagyon fogalma, gyakorlatilag a társadalom tagjainak a pénzhez való viszonya miként teszi elkerülhetetlenné az egyének közötti gazdasági-társadalmi távolságok kezelhetetlenné növekedését, az ezzel járó feszültség elviselhetetlenné válását <text:s/>– és így a háborúkat. Ha sikerül „külső ellenségre” terelni a felelősséget, akkor háború tör ki (amely a rendszerbe külső, elosztható „vagyont” hoz a győztesnek, és egyformán szegénnyé teszi a veszte­seket), ha nem, akkor forradalom tör ki, amelyben ismét (deklarált, bár jellemzően el nem ért) cél a javak egyenlő elosztása. Mindkét esemény hatalmas pusztítást visz véghez az ellátórendszerben, vagyis az erőforrásokat (vagyont) nem lehet egyből újra felhalmozni, hanem a fennmaradás érdeké­ben azonnali célok megvalósításának kell alárendelni (élelmiszertermelés, lakhatás, közlekedés, oktatás, egészségügy, …), ez egy ideig visszatereli a pénzt az erőforrás-továbbító szerepkör­be. </text:p>
      <text:p text:style-name="P27">A rend helyreállásával viszont azonnal megkezdődik az erózió: a vagyonok felhalmozódása, hitelek, kamatok, pénzügyek – ismét nőni kezd a feszültség.</text:p>
      <text:p text:style-name="P15">Vajon megdönti ezt az elméletet az a tény, hogy a második világháború volt az utolsó „nagy és véres” háború a történelmünkben? Véleményem szerint nem, csupán arról szól, hogy megváltozott a világ, és új, csodálatos eszköz keletkezett: a modern demokrácia.</text:p>
      <text:p text:style-name="P15">A demokrácia szó jelentése: a nép uralma, valójában azonban vajmi kevés köze van ehhez a jelentéshez, hiszen egy városállamnyi, közvetlen életközösséget alkotó, azonos vallású, nyelvű, nemzetiségű embercsoportnál nagyobb méretekben mind a „nép” mind pedig az „uralom” jelentése azonnal homályossá válik. A modern demokrácia nem más, mint a gyakorlati (pénzügyi) hatalom elválasztása a látható (politikai) hatalomtól, a felgyülemlő társadalmi feszültségek levezetésére rendszeres, szabályozott „polgárháborúk” szervezésével, amit parlamenti választásnak neveznek. </text:p>
      <text:p text:style-name="P15">Mindezek során a gyakorlati hatalom birtokosainak (bankok, befektetők) uralma töretlen, sőt... Csak egy gyors példa: a politikai pártok támogatottsága nagyban függ a médiában való megjelenésüktől: reklámok, szakértők, tanácsadók, felmérések – hatalmas, és igen drága ipara van a hírverésnek. A média birtokosai (a demokrácia védelmének érdekében) természetesen nem politikusok, hanem „civil” hatalmasságok, lényegében ugyanazok, akik pénzt adnak a pártoknak arra, hogy a kampá­nyaikat finanszírozzák. A politikusok pedig szorgalmasan hirdetnek, vásárolják a szakértőket, tv-reklámokat, plakátokat és műsoridőt, és így a támogatást valójában <text:span text:style-name="T1">kifizetik ugyanazoknak, akiktől kapták</text:span>, csak közben elkötelezetté is váltak.</text:p>
      <text:p text:style-name="P15">Ez a megoldás egyébként, összehasonlítva a korábbi, véres forradalmakkal, tényleg óriási előrelé­pés, hiszen a termelő időszakban felhalmozott infrastruktúra és tudás nem sérül, nincs hiábavaló emberáldozat. A háború szelíd formában folytatódik, azonban éppen ezért elveszíti korábbi jótékony befolyását is: nem törli a számlákat, hiteleket és megtakarításokat, nem kell nulláról újraindítani a pénzügyi rendszereket. Nem keletkeznek sürgősen és egyértelműen megoldandó feladatok, amiket nem lehet színlelni, szerződésekbe burkolni, kiszervezni, kiszámítottan csődbe vinni stb., mert egyértelműen, közvetlenül kihatnak a résztvevők életminőségére, kilátásaira. </text:p>
      <text:p text:style-name="P15">Olyan ez, mint a folyamszabályozás, amely megvédi az emberi infrastruktúrát, viszont megvonja az érintett területeket a hordalékkal érkező tápanyagtól, ami hosszú távon a talaj kimerülését okozza – ettől lehetetlenné válik a termelés, hiába maradt érintetlen az eszközkészlet. Lefordítva: a pénzügyi törvényszerűségek, a vagyoni különbségek által gerjesztett egyre növekvő feszültség nem tűnik el a rendszerből, a szabályok a kitalálóik számára is kezelhetetlenné válnak. </text:p>
      <text:p text:style-name="P15">Ideig-óráig megvezethető az „uralkodó nép” a „fogyasztói társadalom” imázsával, de tönkremegy bele a bolygó. Mesebeli hitelekkel, majd a keletkezett hasadékok állami betömésével létrehozható ugyan a könyörtelen matematika által követelt pénzmennyiség, azonban egyre nehezebb fenntartani annak látszatát, hogy mindez még reprezentál valamilyen kézzelfogható értéket, terméket. Lehet titkosszolgálati módszerekkel globális háborút folytatni egy láthatatlan ellenféllel, amely valahol a világ eldugott csücskében, lehetetlen életkörülmények között élve meggyűlölte a ráerőszakolt, szá­mára csak hátrányt hozó gondolkodást, és bosszúért kiált. Lehet a fél világ elpusztítására elegendő arzenállal felvonulni Irak, Irán, Észak-Korea ellen, amely zsebkendőnyi területéről szintén „az egész civilizáció ellen” fenekedik.</text:p>
      <text:p text:style-name="P15"><text:span text:style-name="T1">Valójában a háború a káosz réme ellen folyik</text:span>. Túl erősek vagyunk ahhoz, hogy még egyszer elve­szítsük „fajszintű önuralmunkat”. A fent (és ebben a könyvben folyamatosan) kritizált „rendnek” is <text:span text:style-name="T1">köszönhetjük</text:span> azt, hogy ma hatmilliárd élő, többé-kevésbé egészséges ember többé-kevésbé békében élve népesíti be a bolygót, ami ugyan ökológiailag hatalmas kihívás, de sokkal jobb eredmény, mint pár milliónyi szétszórt, egy globális civilizáció romjain kóborló sugárfertőzött mutáns. Nem kis esély volt erre a kimenetelre...</text:p>
      <text:p text:style-name="P15"/>
      <text:p text:style-name="P5">El kellett tehát kerülnünk a pénzügyi rendszer „megszokott” véres nullázását, de ezzel sajnos csak elodáztuk a szembenézést a tényekkel. A folyamatos halálfélelem civilizált keretek közé szorításá­val valóban rendkívül gyors technikai fejlődést futottunk be, de ez mostanra szinte teljes mértékben öncélúvá vált: légből kapott „fogyasztói igényeket” generálunk és elégítünk ki a termelés és szolgáltatás volumenének fenntartása érdekében, mert ha ez nincs, akkor jön a munkanélküliség és a recesszió, válság és káosz. Közben pedig rettenetes állapotba kerültek a létünk alapját képező ökológiai rendszerek, a társadalom fenntartó-szervező rendszerei és az emberi lélek.</text:p>
      <text:h text:style-name="P20" text:outline-level="2">Környezet és természet</text:h>
      <text:p text:style-name="P15">Egyik kedvenc hősöm Bjorn Lomborg, aki nem átallja kritikával illetni a klímaváltozás elleni küz­delmet, és ezzel igen sok jó embert haragít magára, pedig amit tesz, azt nehéz vitatni. Egyrészt rámutat arra, hogy nevetségesen keveset tudunk bolygónk működéséről ahhoz, hogy nagyszabású következtetéseket vonjunk le, így azonos mérésekből is gyökeresen eltérő következtetéseket lennénk képesek levonni, ám a mérések is rendkívül bizonytalanok, és a kutató szándéka szerint ér­telmezhetők: mintha egy bolha elemezné az őt hordozó gorilla életciklusait. Másrészt figyelmeztet, hogy a klímaváltoztatás mai civilizációnk szerves része, az ellene való küzdelem politikai szavazat­vadászaton, illetve hangzatos „zöldként” eladott beruházásokon kívül sokra nem vezet. A világ leg­nagyobb szennyezőinek nincs szüksége Lomborg érveire ahhoz, hogy megtagadják az együttműkö­dést, elég, ha megnézik saját bevételeik forrásait.</text:p>
      <text:p text:style-name="P15">Vagy talán elfelejtettük volna a „Mentsük meg az esőerdőket” kampányt? A világ éhező gyermekei­ért szóló koncerteket? Az akkori „celebek” felkapták a témát, a média futott pár kört, százezrek tán­coltak a „zöld nótákra” – de a trópusi fa nem lett kevésbé kelendő; ahogy nem szűntek meg azok a gazdasági érdekek sem, amelyek megsemmisítették az önfenntartó, helyi igényeiket kielégíteni ké­pes közösségeket, és segélyektől függő tömeget hagytak maguk után. Ma a média sztárja mindenki: a Green­peace kalózaitól a világmegváltó tudósokig, meg a „gonosz kapitalisták” által elhallgattatott csoda­technológiákig, mert egy mesevilágban, ahol egyszer csak győznek a jók, és minden szép lesz, sokkal jobban esik hinni, mint elfogadni azt, hogy nem vagyunk jobbak, mint az előző generá­ciók, és nekik csak ennyire sikerült.</text:p>
      <text:p text:style-name="P15">Pedig gond, az tényleg van. Mi vagyunk az első – és bolygónk kapacitását figyelembe véve – az egyetlen generáció, amely képes valóban kiirtani az erdőkészlet jelentős részét. Mi vagyunk azok, akik a bolygó millió éves kőolajkincsét a „feltétlenül szükséges közlekedés” miatt a levegőbe durrogtathatjuk, illetve üdítős, mosószeres, samponos, stb. flakonok formájában a föld alá, illetve az óceánokba borogathatjuk. Mi mosathatjuk az élő talajt a vizekbe a „szokatlanul heves esőzésekkel”, mi boríthatjuk fel teljes régiók évmilliók alatt kialakult ökológiai rendszerét saját gyártmányú és/vagy behurcolt idegen fajokkal. Mi herdálhatjuk el saját civilizációnk évezredes tudás-, és tapasztalatkincsét, amely nélkül valóban fenntartható helyi közösségek sajnos nem létezhetnek. Például ahhoz, hogy valaki hatalmas gépek nélkül, a szomszédban nőtt diófából kétszáz évre készítsen bútort (így az a család a legközelebb kétszáz év múlva szorul egy újabb diófára), nem elég megnézni egy videót, ahhoz tehetség és az asztalosműhelyben, egy mester keze alatt szorgalmas munkával eltöltött évtized kell... Meg húsz éve a mester műhelyében száradó diódeszka, mert az idei vágásból csak a mostani kisinas tud majd bútort készíteni.</text:p>
      <text:p text:style-name="P15">Igen, az egyetlen generáció, mert a következőnek nem marad elég erdő, kőolaj, művelésre alkalmas talaj; a vidéken korábban ismeretlen kártevők, betegségek jelennek meg, eltűnnek viszont a megszokott rendet fenntartók, mint például a méhek. A korábbi apák azért dolgoztak, hogy gyermekeiknek jobb le­gyen – most „nekünk legyen jó”, és az, hogy utódaink mit fognak csinálni az általunk hátrahagyott világgal, nekünk már nem számít, ha eszünkbe jut, félrenézünk. </text:p>
      <text:p text:style-name="P5">Aki mégsem, és úgy gondolja, hogy szép vagyont gyűjt „öreg napjaira”, vagy hagy a gyerekére, annak üzenem: nem telik el már sok idő, és <text:span text:style-name="T1">szégyen lesz a vagyon!</text:span> Értéke úgyis nevetséges töredéke annak, amit elvileg jelent (hiszen az egész bolygó évtizedekre előrevetített termelését „dollárosítottuk” már kiadott hitelek formájában, mit vehetsz rajta?) – teljes lesz viszont a felelősség: te gazdag voltál, tehettél volna valamit azért, hogy ne a te szemétdombodon kelljen élnünk! Egy élhető bolygóval tartozunk a gyermekeinknek, nem tíznek az árával...</text:p>
      <text:p text:style-name="P15">Lomborgnak jogosak az érvei, amennyiben a klímaváltozást Celsius fokban vagy tengerszintben akarjuk mérni – amint azt ma tesszük. A „klíma” azonban a teljes, globális környezetet jelenti, változása a csapadékeloszlás módosulása, az időjárásgörbék eltolódása, az élőlények életciklusainak és élőhelyének átalakulása. Mi a jelen állapotot alapértelmezettnek tekintjük; minden, pénzügyi szempontból a végletekig optimalizált (minden más szempontból brutálisan pazarló) gazdasági rendszerünk arra épül, hogy lesz mit ennünk és innunk, mert a föld terem. </text:p>
      <text:p text:style-name="P15">Vajon mennyire képes úrrá lenni jelen világunk azon, ha hirtelen nem csak a tv-ben látjuk azt, hogy százezrek éheznek táborokban, hanem itt, a „fejlett nyugaton” hirtelen túl kevés lesz az élelem? Azon túl persze, hogy eltűnnek a „szokásos éhezők” a médiából, mert valóban meghalnak. Mi történik, ha a megszaporodó árvizek miatt csődbe megy egy-két biztosító, a többiek egyre rosszabb feltételek mellett, aztán egyáltalán nem nyújtanak biztosítást a mezőgazdasági termelők számára? Az államok újabb mesepénzeket gyártanak és adnak hitelbe, hogy megmentsék a bankokat, azok pedig gyakorlatilag felvásárolják a földeket, és valami furcsa rabszolgaság veszi kezdetét, bár persze sokkal szebb nevet találunk majd rá. Vagy: összeomlik a mesepénz rendszere, megmarad a közvetlen cserekereskedelem, újra megjelenik viszont az ipari szintű rablás, és persze a népvándorlás, hiszen a mai globális rendszereken alapuló intenzív élelmiszeripar kibocsátásának csak a töredékére leszünk képesek, tehát a bolygó mai népességének többsége sajnos kihal.</text:p>
      <text:p text:style-name="P15">Nyilván lehetne ezt a végtelenségig ragozni, forgatókönyveket készíteni és vitatkozni rajtuk, de ez lényegtelen. Véleményem szerint egy drasztikus átalakulás küszöbén állunk, nem tartható a jelenlegi irány sem, amely a pillanatnyi érdekek egyeduralma miatt végletesen kizsákmányolja a környezetet, de értelmetlen a „nagyon zöld”, a megoldást a távoli múltban kereső hozzáállás is, mert figyelmen kívül hagyja a jelen emberének motivációit (sőt az idealizált régmúlt emberének motivációit is, amelyek egészen pontosan ide vezettek...) és azt a globális káoszt, amit álmainak megvalósulása eredményezne. És amíg a két nagyhangú kis tábor lila fejjel üvöltözik egymással, a többség pedig kétségbeesetten kapaszkodik a székébe, a szekér vidáman robog lefelé a lejtőn (ez egy nagyon magyar bolygó <text:span text:style-name="T4"></text:span> ).</text:p>
      <text:h text:style-name="P20" text:outline-level="2">Munka</text:h>
      <text:p text:style-name="P15">Társadalmunkban a fennmaradás alapja legtöbbünk számára a munka: felnőttként létidőnk durván egynegyedét munkával töltjük, ezért kapjuk a fizetésünket, azzal pedig mások munkáját vásároljuk meg: eszünk, iszunk, melegben vagyunk és így tovább.</text:p>
      <text:p text:style-name="P28">Keveseknek adatik olyan munka, amely nem vesz ki belőle fizikailag vagy emberileg többet, mint amennyit adni szeretne, ugyanakkor valóban nyugodt megélhetést biztosít. Ennek oka a korábban részletezett pénzügyi evolúció a munkavállaló oldaláról: amíg ugyanazt a feladatot kevesebb em­berrel meg lehet oldani (vagy éppen a versenytárs képes erre); amíg lehet találni embert, aki ugyan­annyi munkát kevesebb pénzért – vagy ugyanannyi pénzért többet képes megcsinálni, addig csökken a létszám, és cserélődnek az emberek. A jó közérzet, az értelmesen eltöltött évek, az élő, együttmű­kö­dő, barátságot és bizalmat jelentő munkaközösség ebben a szemléletben nem játszik szerepet, sőt káros, mert a csoport emberileg „összezár”, és igyekszik megvédeni tagjait, ami azt jelenti, hogy működé­se nem száz százalékos. Az ideális dolgozó az önmagát túlhajtó, társai helyét méregető karrierista törtető, ezt jutalmazza a rendszer. </text:p>
      <text:p text:style-name="P29">Az, akinek például közösségi feladatai is vannak, ami miatt néha nem ér rá, vagy nem teljes koncentrációval dolgozik, már nem elég hatékony, cserére szorul. Akinek pedig gyermekei vannak, vagy gyermeket szeretne, felejtse el a vágyait, mert velük csak a baj van: hiányoznak, ha beteg a gyerek, nem rángathatók ide-oda időben és térben, aggódnak, mindenféle szabályok miatt kirúgni is nehéz őket – legjobb tehát, ha fel sem vesszük, vagy időben lecseréljük őket. </text:p>
      <text:p text:style-name="P30">Ez nem cinikus hozzáállás, nem a „bunkó főnökön” múló dolog – a munkaadó egész egyszerűen olyan ér­tékelési rend­szernek kell hogy megfeleljen, amely őt erre a viselkedésre kényszeríti, esélye sincs más­ra. Ő maga is munkavállaló, vagy a befektetését féltő, törlesztő részleteket fizető vállalkozó, akinek nincs helye a saját posztján, ha nem képes kihozni az általa irányított rendszerből a pénzügyi maximu­mot. Ráadásul mindenhol vannak „fehérgalléros bűnözők”, akik előre tudják, hogy csődbe viszik a saját cégüket, de aláígérnek a tisztességesebb versenytársnak, amivel azt is pályán kívülre kényszerí­tik. Ők jellemzően megússzák, és ugyanott folytatják, mert a szabályokat ellenőrző hatóságoknak egy­szerűen nincs megfelelő kapacitásuk és erejük minden, a rendszer alapvető működési hibájából szár­mazó és ezért folyamatosan újratermelődő „ügyet” megfelelően lezárni. Ha pedig valakit tényleg si­kerül „elkapni”, az a bűnözői oldal természetes szelekciója; megmarad a ravaszabb, még jobb ügy­védgárdával rendelkező, akivel szemben a tisztességes versenytársnak még kevesebb esélye van. </text:p>
      <text:p text:style-name="P15">Még magasabb szintet képvisel a multi, aki a „fogyasztó érdekében” bármikor elviheti a gyártást máshová, kereshet új beszállítót, vagy hozathat dinnyét Görögországból – csődbe taszítva a helyi termelőket. Ő már nem is bűnöző, hanem üdvözölt beruházó, aki tőkét hoz az országba – és gyorsan felejtsük el, hogy ezt kizárólag azért teszi, mert több nyereséget remél kisajtolni belőlünk, mintha a pénzét a bankba tenné. A nyereség pedig az övé, és viszi magával oda, ahonnét a „tőkét hozta”.</text:p>
      <text:p text:style-name="P15">Visszatérve ránk, a fenti szabályok miatt ritka kivételnek számít az, aki örömét leli saját munkájában – <text:span text:style-name="T5">a következmény:</text:span> fásultság és romló teljesítmény, másrészt rossz közérzet és romló fizikai állapot. Feszültséggel terhes légkörben végzünk monoton munkát, kapaszkodunk bérünkbe és abba, hogy majd a hétvégén, majd a szabadság alatt valami más lesz; kicsit visszasírjuk azt az időt, amikor az ember a szabadban dolgozott, elfáradt, este a barátaival tüzet rakott, bámulta a csillagokat, énekelt és táncolt velük, meséket mondott és hallgatott. Pedig ők gyakorlatilag ébredéstől lefekvésig dolgoztak<text:span text:style-name="T5"> –</text:span> igen kis hatékonysággal, hiszen csak saját fizikai erejüket tudták használni, és nem állt rendelkezésükre olyan infrastruktúra, amely képes lett volna valóban nagy, egymástól távoli tömegeket azonos feladatok megvalósítására mozgósítani. Abban, hogy ma ultrahang segítségével belenézhetnek a betegbe, több százezer ember munkája fekszik, a gépet megtervező ember tanáraitól a csavarokat előállító munkásokon át a műszert használó orvosig. Elődeink arról álmodtak, hogy eljön az idő, amikor hidat tudnak építeni a folyók fölé, gátat szabnak az árvizeknek, amikor nem töri el a lábukat a kő, amelyet megpróbáltak felemelni – és ha mégis eltöri, nem lesznek egy életre nyomorékok miatta. <text:span text:style-name="T1">A mi életünkről álmodtak.</text:span></text:p>
      <text:p text:style-name="P15">Mi pedig szenvedve éljük meg ezt az álomvilágot, zavarodottságunkat és dühünket egyéni és faj szinten egyaránt törvényszerűen a környezetünkre zúdítva. Hatalmas lehetőségeink, eszközeink vannak, csodálatosan szervezett fajjá váltunk, azonban mindannyian érezzük, hogy alapjaiban egy ostoba rendszer fogaskerekei vagyunk, amelynek részeként nem közös, hanem egymással ellen­tétes érdekeket képviselünk, emiatt folyamatosan súrlódunk, vitatkozunk, feszültségeket halmozunk fel.</text:p>
      <text:p text:style-name="P15">Végül mi is a folyamatos, megfeszített munka gyümölcse? Csillogó, egyedileg formatervezett szemétbe csomagolt, értelmetlen tartalom, amivel tele lehet rakni áruházak végtelen polcait. Új, csillogó, mindentudó mobiltelefonok, pedig én csak beszélni szeretnék néha valakivel, aki nincs mellettem. Csodatévék, pedig én csak társaságra, történetekre, igazságra vágyom. Új autók, pedig már most borzalmasan sok van belőlük, elszívják előlem a levegőt, elégetik az esetleg az unokáim által is használni kívánt kőolajat (vagy még súlyosabb éhezésbe taszítanak milliókat), fémdobozba zárt dühöngők tengerévé változtatják a városokat és a vidéket egyaránt. </text:p>
      <text:p text:style-name="P5">Új „ügyek”, iratok, törvények, dokumentumok, azonosítók, amiket fontos emberek tologatnak ide-oda, véleményeznek, aláírnak, iktatnak, visszaküldenek – és amikor megkaparjuk a felszínt, csak az látszik, hogy mindennek egyetlen funkciója a saját szükségesség igazolása, mert a szakértelem elvész, a felelősség megoszlik, majd eltűnik a rendszerből.</text:p>
      <text:p text:style-name="P15">A munka fogalmi válsága a pénzügyéhez hasonló, hiszen abból táplálkozik. A valódi szükségletek kielégítésére való törekvés, illetve a valós költségek (erőforrások és hulladék) igényekkel való szembeállítása azt eredményezné, hogy a mai őrült kapkodás, trehány módon végzett, sokszorosan ismétlődő „tömegmunka” túlnyomó többsége eltűnne. Emlékezzünk: a pénzügyi értékelési rendszer kizárólag a pénzzel mérhető hatékonyságra törekszik, minden más tekintetben korlátok nélkül paza­rol. Ha én azért kötnék szerződést egy gyárral, hogy biztosítson cipőt számomra, nyilván abban lenne érdekelt, hogy tartós és kényelmes cipőt állítson elő, nem akarna reklámokkal divathullámokat kelteni, hogy több darabot tudjon eladni és nem csökkentené a tartósság igényét. Ha a közösség szabályai az értelmes együttműködés örök érvényű eszközeit tartalmaznák, és nem rögzítenének ellentétes érde­keket, akkor nem kellene a szabályokat folyamatosan tatarozni, ellenőrizgetni – és így tovább. Így viszont értékes és vissza nem térő életidőnket minden nagyszerű körülmény ellenére folyamatos nyomás alatt töltjük, tudva, hogy sokszor felesleges és rossz irányba hat, amit csinálunk.</text:p>
      <text:h text:style-name="P20" text:outline-level="2">Egészségügy</text:h>
      <text:p text:style-name="P15">Az egészségügy a tipikus állatorvosi ló, az igazi fából vaskarika. Egyrészt: az egyik legalapvetőbb emberi igény, a személyes létbiztonság megteremtésének egyik eszköze, ha úgy tetszik: frontvonala. Ott van ugyan még az oktatás, a rendőrség, a tűzoltóság – az iskola azonban régen volt, rendőrre, tűzoltóra „úgysem lesz pont nekem szükségem”; ezzel szemben az orvossal előbb-utóbb mindenképpen szembe fogok kerülni, ahogy telnek az évek, egyre nagyobb eséllyel. Megnyugtató tehát a tudat, hogy amikor szükségem lesz rá, olyan emberek kezébe kerülök, aki élethivatásnak más emberek gyógyítását választották.</text:p>
      <text:p text:style-name="P15">Másrészt: az egészségügy (főleg a legfontosabb része, vagy ha úgy tetszik, amiről a nevét kapta, a megelőzés) nem termel pénzt. „Terméke” a hosszú ideig megőrzött, rosszabb esetben különféle beavatkozásokkal helyreállított jó közérzet, egészség, munkaképesség. Ráadásul az idősödő ember egyre több „helyreállításra” szorul, ebből következően költségesebb, ugyanakkor kevésbé „hasznos” a pénzügyi mutatók szerint.</text:p>
      <text:p text:style-name="P31">Az egészségügy jó működésének alapfeltétele a pénzügyi szempontból semmilyen módon nem in­dokolható redundancia: az „átlag-igény” sokszoros túlbiztosítása. Egy baleseti sebészet akkor műkö­dik jól, ha az orvosok, nővérek és ápolók, diagnosztikai szakértők „unatkoznak”. Csak ekkor vannak elegen ahhoz, hogy egy baleset sok sérültje között ne kelljen sorrendet felállítani, mindegyik beke­rülő beteg olyan szintű segítséghez jusson, mintha egyedül érkezett volna. Nem mindegy, hogy a mentőszolgálat a 15 perces kiérkezési szintidőt mekkora túlbiztosítással képes megoldani.</text:p>
      <text:p text:style-name="P15">Az egészségügy az elesett, beteg ember és a róla gondoskodó, minden nyűgét, félelmét, haragját elviselni kénytelen ápoló személyzet közvetlen emberi kapcsolatán alapul. Az itt dolgozók igen komoly lelki és fizikai terhelést kénytelenek elviselni – de sajnos nem termelnek nyereséget, ráadásul tevékenységük minimális azonosítható szakértelmet igényel. Így aztán a legalsó szint: beteghordók, ápolók, nővérek létszámának csökkentése, „olcsóbbra cserélésükkel” a bérek minimalizálása a költségcsökkentés kézenfekvő eszköze, így aztán munkájuk nem részesül sem erkölcsi, sem anyagi, sem a megfelelő munkakörülményekben megnyilvánuló elismerésben.</text:p>
      <text:p text:style-name="P15"/>
      <text:p text:style-name="P5">Az egészségügy bevételi forrása a jól kereső, így magas biztosítással rendelkező beteg, annak is két fajtája: az akut beteg, aki valamilyen baleset, nem várt esemény miatt kerül ellátásra, illetve a krónikus beteg, aki hosszú időn keresztül vesz részt konzultációkon és folyamatos gyógyszeres kezelésre szorul. A rajtuk „keresett” összeg egy része fordítható az „olcsó” betegek kezelésére. </text:p>
      <text:p text:style-name="P15">Tisztán pénzügyi szempontokat figyelembe véve az egészségügynek a következőképpen kell működnie:</text:p>
      <text:list text:style-name="L3">
        <text:list-item>
          <text:p text:style-name="P32">Nem érdemes foglalkoznia az egészséges életmód megteremtésével, mert ezzel csökkenti az érdekkörébe kerülő emberek számát;</text:p>
        </text:list-item>
        <text:list-item>
          <text:p text:style-name="P32">nem érdemes foglalkoznia a szűrővizsgálatok minőségével, kiterjesztésével, mert ezek nagyon ritkán „fognak” fizető beteget: egy főnöknek nincs ideje szemerkélő esőben egy órát várni egy parkolóban a tüdőszűrő „állomás” konténere előtt;</text:p>
        </text:list-item>
        <text:list-item>
          <text:p text:style-name="P32">nem érdemes végleges gyógyulást elérnie, hiszen akkor a beteg kikerül a hatókörből. A krónikus beteg a „legjobb fogyasztó”, hiszen rá van szorulva a neki eladott termékre, hinni akar bennük, ha jobb nincs, azt várja, hogy becsapják, csak jól hangozzék;</text:p>
        </text:list-item>
        <text:list-item>
          <text:p text:style-name="P32">érdemes viszont szűk körnek kiemelkedő szolgáltatást nyújtani (luxus körülmények, sci-fi diagnosztikai és sebészeti eszközök). Ez generálja az orvosi berendezések elképesztő (technikai és árbeli) evolúcióját. </text:p>
        </text:list-item>
      </text:list>
      <text:p text:style-name="P33">Azt az erőfeszítést, amellyel ma csodagépeket készítünk, arra is fordíthattuk volna, hogy 25 éve léte­ző technológiát juttassunk fejlődő országokba, elmaradott régiókba. Nyilván, sok száz embert vesz­tettünk volna „itt” olyan esetekben, amikor valóban a két diagnosztikai szint közötti különbség szá­mított – esetleg több erőt fordítottunk volna a régi orvosok szakmai tapasztalatának megőrzésére. </text:p>
      <text:p text:style-name="P15">A megspórolt pénzt viszont megkaphatták volna a nővérek, gyógytornászok, szakápolók, nem kellett volna hiteleket felvenni, stb. Az elmaradott régiókban pedig százszoros hozadéka lehetett volna a ma is pontosan ugyanúgy elérhetetlen műszerezettségnek. A népességszabályozás hatékony eszköze a halálozási arány művi magasan tartása és a pénzügyi gazdaságossági szempontok alapján történő egyedszelekció (mert ez bizony nem más!), de talán nem az egyetlen...</text:p>
      <text:p text:style-name="P15">Ugyanez az eszköz hozzájárul a globális civilizációs feszültségek magasan tartásához. Az utolsó putriban is hozzá lehet jutni a tv-hez és az amerikai álmot közvetítő kórházsorozatokhoz; még az is látja a gazdagok „szenvedéseit”, akinek a harmadik gyereke hal meg bélfertőzésben (azt persze nem, hogy az álmok hazájában százezrével kuporognak a csodából kiszorult sorstársaik). A helyükben én is dühöngve támadnék bárkire, akit felelősként megneveznek olyanok, akikben megbízom: és már kész is a frissen főtt terrorizmus.</text:p>
      <text:p text:style-name="P15">Az már csak hab a tortán, hogy az egészséges ember védelmében, állapotának fenntartása érdekében csak olyan dolgokat lehetne mondani, ami gazdasági szempontból a lehető legrosszabb. Például: ne hozass ezer kilométerről a tartósság érdekében agyonvegyszerezett, génkezelt stb. élelmiszert, hanem edd azt, ami a szomszédban megterem, akkor, amikor megterem: millió évek alatt kialakult szervezetednek a hűtőszekrény, élelmiszeripar és szállítás idegen, hiszen arra állt rá, hogy a rendelkezésre álló forrásokat hasznosítsa. Dolgozz annyit, olyan körülmények között és olyan célok érdekében, amiket valóban fontosnak tartasz – ez tart meg szellemi frissességben és egészségben; az állandó munkahelyi stressz éveket rövidít életeden, ráadásul olyan állapotba kerget, hogy ezt már nem is bánod. Élj olyan környezetben, ahol jól érzed magad, ne kelljen ezer kilométereket utazni „szabadságra” – a folyamatos kellemes közérzet többet ér, mint a frusztráló hétköznapok utáni őrjöngő „intenzív kikapcsolódás”. Nyilván ma már okosabbak vagyunk, és generációk tudását használhatjuk fel közérzetünk jobbá tételére, de vegyük észre, hogy a gazdasági érdekviszonyokra épült rendszer ennek ellentétében érdekelt. </text:p>
      <text:h text:style-name="P20" text:outline-level="2">Sport</text:h>
      <text:p text:style-name="P15">Ha egy igazi, telivér karikatúrát szeretnénk látni arról, hogyan fordítja ki a pénzalapú vezérlési rendszer egy eszme minden egyes mondatát, szavát, betűjét és írásjelét, arra legjobb példa a sport.</text:p>
      <text:p text:style-name="P15">Mire gondolunk a „sport” szó hallatán? Egészségre, izzadságra, mosolyra, kikapcsolódásra, jóleső koncentrációra, majd utána a megérdemelt pihenésre – életre. És mit látunk? Heti többmilliós focistafizetéseket és Kínában készült focilabdákat (de büszkék vagyunk arra, hogy nemzetközi nyomásra papíron megszűnt ezen a téren a gyermekmunka – el is hisszük, ugye?). Hihetetlen tudományos kutatásokat, amelyek arra szolgálnak, hogy XY három ezredmásodpercet javíthasson az eredményén. „A részvétel a fontos”, mondja az elv – azonban valójában az elsőkért futnak versenyt a szponzorok, akikben pár évnyi hirdetési felületet látnak, és ezt aranyárban megveszik. És mivel senki sem szeret a „többiek” közé tartozni, egyre áthatóbb vegyszerszag lengi körül az egész ügyet, sportolók halnak meg versenyen, edzésen, stb.</text:p>
      <text:p text:style-name="P15">Láttam párszor fiaimat az általános iskolai fociedzésen, és bevallom, nem lettem sokkal boldogabb a látványtól. Artikulátlan üvöltözés és rohangálás egy gól után – megvan. Kinyújtott karral lökdösni egymást, miközben a labda után szaladunk – megvan. Lerúgni a másikat, amikor a bíró nem látja – rendben. Színészkedni, fetrengeni a földön egy szabadrúgás reményében – pontosan. Nyafogni és dühöngeni, amikor nem megy a játék, jobb és jogosan vezet az ellenfél – hát igen. A másik oldal: betartani a sport íratlan szabályait, figyelembe venni az edzői utasításokat, futni akkor is, amikor már kicsit fáradt vagyok, és őszintén, a kellemesen együtt töltött időt megköszönve, az „eredménytől” függetlenül kezet rázni és rámosolyogni a másik csapat tagjaira – na ez nem megy annyira. Tulajdonképp boldog vagyok, hogy a fenti felsorolás szerint a srácok nem „igazi sportolók”, és őszintén remélem, hogy soha nem lesznek azok. Sajnos arra, amit én sportnak neveznék, nemigen tudok példát mutatni a médiában – persze, mert nem „kompatibilis” azzal.</text:p>
      <text:p text:style-name="P15">A sportolónak nincs választási lehetősége, nagyon ritka kivétel az, aki normális emberi életet élve is képes „versenyben maradni” azokkal, akik mindent feladnak az „eredmény” kedvéért, elviselhetetlen mennyiségű és intenzitású edzéssel készülnek arra, hogy néhány alkalommal, legjobb esetben néhány évig nekik szóljon a himnusz, és övék legyen a címlap. Hálás köszönetem grafitembernek (Merényi Dániel), aki írt Marco Olmo-ról. Egy napon lesz majd egyórás összeállítás mondjuk a Discovery Channelen arról, hogyan segít a tudományos felkészülés, a sporteszközök, táplálkozás abban, hogy valaki megnyerje a Mont Blanc Ultramaratont (166 kilométer, 9000 méter szintkülönbség – átfutnak a Mont Blanc-on). Ebben feltehetően nem fogják megemlíteni az ő nevét, aki minden ilyen eszköz nélkül, 59 és 60 éves korában a fent felsoroltakkal rendelkező profi sportolók előtt kétszer egymás után megnyerte ezt a versenyt.</text:p>
      <text:p text:style-name="P15">Miről szól ez? Pénzről, amely csak a csúcson levőknek és az oda törtetőknek jut; akiben nem látnak fantáziát, az ideig-óráig esélytelenül küzd a farvízen, majd feladja? Tudományról, amely arról szól, hogyan lehet még pár grammot, ezredmásodpercet kisajtolni az emberi szervezetből? Nemzeti, csapat és egyéni büszkeségről, amely csak a dobogónak szól – az, hogy XY új országos csúccsal tizedik lett a versenyben, vagy egyéni legjobbjával kiesett az elődöntőből, csak egy szo­morú mosolyra, meg a „magyar sport helyzete”, „a többiek doppingolnak” legyintésre elegendő...</text:p>
      <text:p text:style-name="P15">Nincs személyes konfliktusom a Budapesti Olimpia Mozgalommal (ki vagyok én ahhoz), de... a honlapjuk szerint 2800 milliárd forint állami pénz jó helyen lenne, ha „nemzeti büszkeségünkben” arra költenénk, hogy olimpiát rendezzünk. De már ma „példátlan egyetértés” van abban, hogy el kell készíteni az előtanulmányokat, (gondolom ingyen, a nemzeti ügy iránti elkötelezettségből). Nos, ha már nemzeti büszkeség... nem lehetne inkább valami olyasmire büszkének lenni, hogy például országunk elhatározta: csak hazai sporteszközöket fog használni, és igyekszik ezeket megfelelő tudományos háttérrel a saját népesség igényeinek megfelelően megalkotni. </text:p>
      <text:p text:style-name="P5">Mindezt azért, mert célul tűzte ki, hogy a magyar ember egészségét nem a tv képernyője elé való leültetéssel, számára megfizethetetlen szállodák, stadionok és „olimpiai falu” létrehozásával, hanem a ténylegesen követhető jó példa személyes felmutatásával és a valóban vonzó sportolási lehetőségek megteremtésével kívánja szolgálni. Csakhogy ehhez valódi munkát kellene végezni (ami nem média-kompatibilis) minimális és helyben visszaforgatandó pénzügyi nyereséggel (ami viszont a bankok számára érdektelen). Marad tehát az olimpia előkészítése...</text:p>
      <text:h text:style-name="P25" text:outline-level="2">Széthulló egyéniség</text:h>
      <text:p text:style-name="P26">Az ember társadalmi evolúciója során igen kis lélekszámú közösségben töltötte el egész életét; a világ többi része gyakorlatilag nem is létezett a számára. Kutatások szerint túlnyomó többségünk számára a kezelhető emberi kapcsolatok számának felső határa 120 ember körül húzódik (nekem sajnos nem jutott ennyi sem); ez a legnagyobb, hatékonyan együttműködni képes közösség – vagy visszafordítva: társadalmi evolúciónk szelekciója során az önfenntartó, aktívan együtt dolgozó közösségek működéséhez ennyi kapcsolat kezelése pont megfelelő volt.</text:p>
      <text:p text:style-name="P26">Életünk rövid, nem tudunk minden lehetséges életet megélni, megtapasztalni, minden mesterséget kitanulni, minden tudást megszerezni, ezért mintákat keresünk, embereket figyelünk meg, történeteket hallgatunk. Jellemző kérdés: mi ebből a tanulság? Melyek azok a mozaikdarabok a történetben, amelyeket érdemes megjegyezni, amelyek hasznomra lehetnek életem során?</text:p>
      <text:p text:style-name="P26">A mitológia és a vallások (amelyeknek lényegében köszönhető a közösségek felépítése és összefogása, magasabb célok alkotása) pontosan jelzik ennek fontosságát: számtalan néven, <text:span text:style-name="T1">istenek vagy emberek történetein</text:span> keresztül adják tovább az erkölcsi tanításokat, az emberi kapcsolatok és a sors megélésében jelentkező feszültségek kezelési módjait, jelzik a nem támogatott viselkedés­módok káros következményeit. Egyes vallások még tovább mennek: eldobják a korábbi, számtalan történet-mozaikból összeállított történetet, és <text:span text:style-name="T1">egyetlen ember</text:span> életét, tanítását helyezik a középpont­ba, egyetlen abszolút pozitív mintát járnak körül abban a szemléletben, hogy ha ezt az egyet sikerül megérteni, az elég a helyes élethez. Éppen ezek a „minimalista”, „egyszemélyes” vallások lettek a legsikeresebbek: (nem fontossági sorrendben) Jézus, Buddha, Mohamed, Krisna... A történelmi ta­pasztalat tehát azt mutatja, hogy a személyiség formálásához, erős, szeretetteljes, sikeresen együtt­működő, a kiterjedést jól viselő közösségek létrehozásához nem a minél több minta megismerésén, hanem akár egyetlen, ám abszolút pozitív példa elmélyült tanulmányozásán át vezet az út.</text:p>
      <text:p text:style-name="P26">A felvilágosult civilizáció nem ebbe az irányba törekszik. A tömegmédia lehetőséget nyújt arra, hogy életünket, tudatunkat sok mintával árassza el; a jelenség egyidős a könyvnyomtatással. Már akkor számtalan embernek jelentett kiutat az elfogadni nem kívánt, mégis meghatározó helyi (falu) közösségből a hozzá könyvek révén eljutó másik, ismeretlen világ (a tényleges kiszakadás lehetőségét csak az egyház vagy a földesúr, király közvetlen szolgálatába szegődés jelentette). A könyvek, a tanulás lehetősége, a városi életmód kialakulásával kezdődött meg az a folyamat, amelyben az egyén maga is megválaszthatta a követni kívánt gondolkodási mintát, szerencsés esetben a befogadó közösséget is.</text:p>
      <text:p text:style-name="P15">A minták befogadásához azonban komoly előképzettség kellett: az <text:span text:style-name="T1">olvasás tudománya</text:span>, amihez személyes kapcsolatba kellett kerülni a ritka olvasni tudó emberekkel, akik nem csak az olvasás képességét, hanem világlátást, gondolkodást, eszméket is átadtak. Műfordítások hiányában szükség volt egy vagy több <text:span text:style-name="T1">másik nyelv ismeretére</text:span>, nyelvkönyvek hiányában ez is emberi átadással történt, ami közvetlen kapcsolatot jelentett egy idegen kultúrával, látásmóddal, történelemmel. Az alkotók gyakran szintén művelt emberek lévén rendszeresen hivatkoztak más alkotókra és művekre, megértésükhöz <text:span text:style-name="T1">egy nagyobb méretű kulturális hálózat felfogására</text:span> volt szükség. A megismert művészek, tudósok valószínűleg sok esetben nem voltak teljesen őszinték, ám jellemzően emberi vagy spirituális értékek rendszerét építették fel, tőlük telhető alapossággal igyekeztek feltárni és válaszokat adni az aktuális, vagy örök érvényű emberi, közösségi problémákra.</text:p>
      <text:p text:style-name="P15"/>
      <text:p text:style-name="P5">Mindez hatalmas munkát követelt meg a befogadótól, aki csak saját, a közvetlen közösségtől független személyes fejlődése árán juthatott új mintákhoz – ennek megfelelően önmagát egyenrangú, szabad gondolkodóvá képezte. Eltávolodott a helyi közösséget egyeduralkodóként vezérlő mintáktól, de független, külső szemlélőként, önálló lényként vizsgálta a kapott mintákat is. Helyzete nem tette lehetővé, hogy bármelyikhez hasonuljon, kritika nélkül átvegye és megvalósítsa, kénytelen volt saját gondolkodását, világképét tudatos, szelektált módon felépíteni a régi és az új példákból. Sikeres esetben helyi értelmiséggé, tanítóvá, esetlen alkotóvá lett – a sikertelen integráció irodalmi leírása Don Quijote alakja.</text:p>
      <text:p text:style-name="P15">Mindezek tükrében érdemes megfigyelni, mit tesz a személyiséggel a mai média alapú civilizáció. A befogadásához nem szükséges semmilyen képesség, hiszen képek, hangok formájában, saját nyel­vén, saját kulturális közegében jut el a befogadóhoz. A minták áradata már kisgyermek korban megjelenik, amikor még a tudat nem fejlődött arra a szintre, hogy önmagát a környezettől elhatá­rolódó egyedi létezőnek tekintse. A befogadás tehát feldolgozás és kritika nélküli, nem az egyéniség tudatos szelekcióján és építkezésén alapul, hanem a hasonuláson, a látott szerep felvételén. </text:p>
      <text:p text:style-name="P15">A gyermekműsorok jelentős része előre definiált szerepeket éget be a válogatni még nem képes tudatba, célja pedig egyértelműen piac-orientált: a gyermekeket vásárló közönségnek tekinti, keresletet kíván teremteni az aktuális történet köré épített játék, édesség, menü, iskolaszer stb. termékekre. A háttértörténet pedig minél egyszerűbb, minél kevesebb gondolatot ébresztő szórakoztató konzerv. Ezzel így önmagában talán nincs is nagy baj, viszont a mellékhatása emberi, közösségi szempontból tragikus: elvész fő kérdésnek lenni a „ki vagyok én?”, helyébe a „milyen vagyok én?” kérdése lép; az egyetlen, megismételhetetlen, minden körülménytől független <text:span text:style-name="T1">én (szubjektum)</text:span> helyét átveszi a különféle környezetekben felvett <text:span text:style-name="T1">szerepek (indentitások) halmaza</text:span>.</text:p>
      <text:p text:style-name="P15">A tudás megszerzése ma nem az érdeklődő és elszánt kevesek lehetősége, hanem az ebben csak kényszert érző tömeg kötelessége. A szerepek megváltoztak, a tanár a tananyagot adja át egy jórészt érdektelen osztálynak, nem kultúrát, tudást, megélt értelmiségi, gondolkodói élet-mintát; valójában a minta, amit a gyermek lát, ellentétes a szólamokkal: a tanulás kötelesség, az érvényesülés, siker pedig független attól – ez rögtön látszik az iskolán és a tanáron, összehasonlítva a környezetből és filmekből származó példákkal.</text:p>
      <text:p text:style-name="P15">Az alapoktatásból kikerülő, megfelelően „megdolgozott” tömeget már profik veszik kézbe. Mindenkinek joga, szinte közösségi kötelessége tévével rendelkezni, amely a legintimebb élettér részévé válik, minden otthonban jelen van, és folyamatosan árasztja a különféle élet- és felszínes tudásdarabkákat. Ráadásul nem igényel saját agyműködést, mint az olvasás, tanulás és az általa mozgatott fantázia; minden készen ömlik belőle, majdnem olyan, mintha saját élmény lenne. Ez a következő óriási gond: agyunk korlátozott személyes ismerős készletében a valódi emberek helyét kitalált szereplők veszik át, hétköznapi témáink nem egymás életéről, tapasztalatairól szólnak, hanem kitalált történetekről. A mai alkotók szándéka pedig már régen nem a társadalom, az ember jobbá tétele, nem vállalnak felelősséget azért a beavatkozásért, amelyet végrehajtanak – céljuk a „szórakoztatás”, ezen keresztül pedig a befektetői szándéknak megfelelő áruk, nézetek beépítése a nézők gondolkodásába. </text:p>
      <text:p text:style-name="P15">Mondhatnám erre, hogy nem csak a szappanoperákat nézem, hanem hírműsorokat, beszélgetéseket, riportokat, élő emberekről, hírességekről, politikusokról... Igen, ők valóban élő személyek, azonban a médián keresztül nem az ő teljes példájuk jut el hozzám, csak egy média által rajzolt képet kapok róluk. Oly nagy szerencse ez a megosztott világ, így ugyanazt a személyt láthatjuk a képernyőn magabiztosan, jól öltözötten, impozáns háttér előtt nyilatkozni, és okosakat mondani, a másik csatornán pedig zavartan visszavonulni, dühösen támadni, miközben a kamera az idegesen mozgó kezekre, rebbenő tekintetre közelít rá. Itt ördög, ott felelősségteljes hazafi – vajon melyik is? </text:p>
      <text:p text:style-name="P27">Nem beszélve a megélhetési hírességekről, akik a róluk teljesen érdektelen intimitású, valós vagy épp most kitalált adatokat borítják a nappalinkba... Megnyugodhatunk: a média üzlet, rajta keresztül semmilyen módon nem jut át teljes, végiggondolható példa, valódi emberi érték, ahogy nincs mód arra sem, hogy a történelemből, irodalmi alkotásokból, bárhonnan teljes példákat vegyünk: egyiket a jelenleg hatalmon lévő politika, másikat az író személyisége befolyásolja.</text:p>
      <text:p text:style-name="P26">A szereplők elnagyoltak, még csak végiggondolt, kitalált mélysége, története, emberi létezése sincs egyiknek sem; így az alkotó szándékának megfelelően sokkal „könnyebben emészthetők”, mint egy élő ember. Ráadásul ha nem tetszik, ki lehet kapcsolni, nyugodtan ki lehet beszélni, szidni, bármit megtenni vele, hiszen soha nem bántom meg, nem fog visszaütni, és így tovább. Ezzel még inkább elszigetelődöm a környezetemben élő valódi, hús-vér emberektől, akiknek van személyiségük, sorsuk, akiket tiszteletben kell tartani, akik nem használhatók a feszültség levezetésére, akiknek valóban fáj, és vissza is támadhatnak, ha megbántom őket.</text:p>
      <text:p text:style-name="P26">Tulajdonképpen kívánatossá válik, hogy körülöttem minden ember egyszerűen kezelhető szereplő legyen, jól definiált gombokkal, melyeket ha megnyomok, a szokásos dolog történik. Ez az ideali­zált egyértelmű viselkedés visszahat rám, ugyanígy szeretném, ha lenne egy világos pályám, megszo­kott közösségeim, a dolgok nem változnának, minden nyugodt és megszokott lenne – sosem lennék szomorú, kétségbeesett, dühös, nem kellene rossz lehetőségek között választanom. Megteremtem hát a számomra szimpatikus szerephalmazt, megkeresem a hasonló vagy kapcsolódó darabkákat választók közösségét, és eljátszom a magam szerepét. Ekkor derül fény arra, hogy a felvett minták mennyire mélység-nélküliek: csak néhány helyzetre adnak választ; ugyanarról és ugyanúgy beszélgetünk, szerencse, hogy a média mindig új témát ad. Ami pedig még fontosabb: hiányzik a tudatos, felelősségteljes válogatás a minták közül, és meglepetten szembesülök azzal, hogy a szerep eljátszása közben okozott károkért engem vonnak felelősségre.</text:p>
      <text:p text:style-name="P26">Ez elől nyújt menekvést a világháló különféle közösségeiben felvett, akár több párhuzamos szerep, ahol a fizikai kontaktus hiányában még létezésem legalapvetőbb jellegzetességei (nem, rassz, tudás, testalkat stb.) is letagadhatók, lecserélhetők vagy teljesen érdektelenek. A következmények vállrán­dítással elintézhetők: ugyan már, a „bubu17” által javasolt fajirtást nem gondoltam komolyan, és egyébként sem én voltam... semmi közöm ahhoz, hogy növekszik az etnikai feszültség.</text:p>
      <text:p text:style-name="P15">Mindettől függetlenül sajnos egyetlen, jól meghatározható tulajdonságokkal és képességekkel, véges és bosszantóan rövid élettartammal rendelkező biológiai lény és csak komoly erőfeszítéssel használható szintre fejleszthető szellemi képességekkel bíró közösségi szereplő vagyok. Rövid létezésem egyre nagyobb hányadát pazarolom el azzal, hogy nem a saját feladatomat, lehetőségei­met, énemet, „szubjektumomat” keresem, építem és használom – egyszóval: <text:span text:style-name="T1">nem a saját életemet élem</text:span>, csupán eljátszom a számtalan kitalált, töredékes és alig használható személyiségdarabkát. (Köszönöm Dr. Aczél Petra inspiráló előadásait, amelyek segítettek gondolataim megformálásában.)</text:p>
      <text:h text:style-name="P20" text:outline-level="2">Szétguruló közösségek</text:h>
      <text:p text:style-name="P15">Utazunk munka kapcsán: sokan ingáznak munka-, és lakóhelyük között, mások hosszú utakat tesz­nek munkaügyben. Utazunk magánügyben: rendszeresen, rövidebb távon: vásárolni, ügyeket in­tézni, szórakozni, gyerekeket vagy rokonokat szállítani; hosszú távon családi okok miatt, <text:s/>kirán­dulni, nyaralni. Hirtelen, egyetlen generáció alatt az életünk során megtett távolság mérhetetlen módon megnövekedett. Ez vajon valós szükséglet, vagy inkább csak a lehetőség által táplált vágy?</text:p>
      <text:p text:style-name="P15">Ez korábban fizikai képtelenség volt: a gyalogos közlekedés, a szekér, ló, postakocsi által alkotott közlekedési infrastruktúra közvetlen erőforrásigénye (állatok száma) és hatékonysága (a befektetett erőforrásokkal szemben a szállított emberek száma és a sebesség) nem tudta megoldani nagy töme­gű emberi erőforrás átcsoportosítását. Ez eleve megvalósíthatatlanná tette a ma már megszokott „nagyberu­házások” túlnyomó többségét.</text:p>
      <text:p text:style-name="P5">Feltehetően a háborúk katalizálták az utazás/szállítás fejlődését, hiszen itt kulcsfontosságú, hogy milyen gyorsan képesek a küzdő felek emberek és hadi eszközök nagy tömegének átcsoportosítására. A kiépített infrastruktúra, eszközök és tapasztalatok aztán tovább szolgálják főként a győztest, (hiszen a vesztesé jórészt megsemmisül,) békeidőben is.</text:p>
      <text:p text:style-name="P15">Ezek a megoldások aztán szűkösen ugyan, de végre lehetővé tették az új kor által igényelt fejlesztéseket. Hatalmas gyárak épülhettek, mert megoldható volt a szükséges erőforrások helyszínre szállítása, illetve az odavitt emberek számára létrehozott (tehát nem organikusan fejlődő, relatíve önfenntartó) új város igényeinek távolról történő kielégítése. Nyilván a tapasztalatok és eszközök új helyzetet teremtenek: a városok dagadása elől eltűnik a fenntartóképesség által eddig támasztott korlát, a megfelelően méretezett szállítási infrastruktúra (fogyasztási cikkek be, szemét és ürülék ki) mindent megold. Ami egyúttal azt is jelenti, hogy a város addig nő, amíg kiszolgáló rendszere csődöt nem mond...</text:p>
      <text:p text:style-name="P15">A kiszolgáló rendszer fejlesztése rettentő költségeket ró a közösségre, cserébe a korábban lehetetlen tervek megvalósításáért – ezért a szállítás és utazás kérdése közösségi feladat, és ennek megfelelő megoldások születnek: vasút, közösségi hajózás, teherautók és buszok. Minél nagyobb tömeget minél kisebb költséggel szállítani, hogy a beruházás megtérüljön a finanszírozó közösség számára.</text:p>
      <text:p text:style-name="P15">A későbbi tervek és beruházások viszont már meglevőként kapják az infrastruktúrát, a helyben ellátott embertömeget, így nem foglalkoznak a szállítás kérdésével, azt adottnak tekintik, illetve olyan helyre települnek, ahol mindezek már rendelkezésre állnak. A szállítási ipar piac nélkül marad, ezért újat keres, ezt pedig az egyénekben találja meg: kezdődik az egyéni utazás, autózás imázsának megteremtése, először csak mint luxus szolgáltatás ennek megfelelő áron (hiszen valakikkel ki kell építtetni ennek az infrastruktúráját is: utak, közlekedési szabályok, biztonsági eszközök, benzinkutak, szerviz hálózat), aztán, amikor mindezek már adottak, tovább csökkennek a költségek, és célcsoportként megjelenik „mindenki”. </text:p>
      <text:p text:style-name="P15">A határ ismét a háttérszolgáltatások csődbe jutása, az állandó dugók, balesetek. Irracionális módon mindez ismét a marketing részévé válik: az autóreklámokban a szabadság, a magában suhanó autó jelenik meg, valójában a reklámnak bedőlő tömeg teremti meg azt a poklot, amelyből a mese szerint menekülni fog. A biztonság, töréstesztek csillagai a kulcsszavak, pedig a legbiztonságosabb az az autó, amibe nem ülök bele, abban meghalni sem fogok... Érdekes módon a biztonság legegyszerűbb módja, a sebesség maximalizálása nem szerepel a listán, pedig az ütközés során megjelenő és minket összezúzó mágikus „mozgási energia” négyzetesen arányos vele – ahogy egyenesen arányos a szintén folyamatosan növekvő tömeggel is...</text:p>
      <text:p text:style-name="P15">Az autóipar másik „háttérszolgáltatása”, a fizetőképes kereslet sajnos szintén csődbe ment. Hiába vakítják el reklámokkal a népet, ha az nem tudja kifizetni az autót. Ámde jöttek a jó bankok, amelyek hitelt adtak, így megnyílt a mesevilág újabb tömegek számára, akik végre megengedhették maguknak a jármű megszerzését – és már nem a sufniban szerelgethető Ladát, hanem a különféle hiteleken lavírozva az egyre újabb és újabb csodákat.</text:p>
      <text:p text:style-name="P15">Amikor pedig az autók száma túllép egy bizonyos határt, a közösségi közlekedés elindul a lejtőn. Már nem kényelmes, hiszen a dugóban ugyanúgy araszol, mint a többi autó, pedig ha az egy időben közlekedőket kényelmesen buszokra ültetnénk, bőven jutna hely az úton. Ezért egyre kevesebben használják, így veszteségessé válik, járatok szűnnek meg, következésképpen nehezebb alkalmazkodni hozzá, ezért még kevesebben választják – íme az ördögi kör. A rendszeres utazás (munkahelyre, vásárlás, ügyintézés, gyerekekkel kapcsolatos utak, stb.) költségeivel, időigényével egyre kevésbé számolnak a munkahelyek – egyéni probléma, oldd meg valahogy –, ez a gyérülő közösségi közlekedés, az egyre nagyobb városi távolságok miatt ismét autóba (esetleg a család második autójába) kényszeríti – jellemzően a nőket. </text:p>
      <text:p text:style-name="P5">Gyakorlatilag azt az erőforrást, amelyre a valóban kényelmes, biztonságos közösségi közlekedés kiépítéséhez és fenntartásához szükség volna, egyenként, emberi zsebenként vonják ki a rendszerből a bankok és autógyárak – hátrahagyva azt a tömeget, amely valóban képtelen autót szerezni, de lassan kiszorul a lepusztuló, és emellett egyre drágább közösségi közlekedésből is. Az autóval rendelkező „látszat-gazdag” meg kétségbeesetten szaladgál a hitelek részleteinek fedezése után, és nem ér rá ilyen problémákkal foglalkozni...</text:p>
      <text:p text:style-name="P15">Optimális megoldás ez? Dehogy. Optimális akkor volt, amikor a költségeket ugyanaz viselte, aki a szállítást igénybe vette – onnantól kezdve a kiszolgálók optimalizálják saját bevételeiket egy korábban létrehozott kiszolgálói háttéren, illetve az egyre inkább „reklámokkal megdolgozott” társadalmon.</text:p>
      <text:p text:style-name="P15">Azonban nem csak a szállítóeszközök létrehozói találták magukat légüres térben, amikor az alapvető szállítási infrastruktúra kialakult; ugyanide kerültek maguk a szállítást végzők, illetve az építők is. Nem csoda tehát, hogy ők is felfedezték „piacként” az embereket. Az autózás történetével analóg folyamat játszódik le itt is: a „szállítók” szabad kapacitásukat „csak kevesek számára elérhető luxus áru” formájában bejuttatják a köztudatba. Ekkor minden drága még, hiszen a szállító- és a túloldali ellátórendszer kiépítését fedezik belőle. Minél jobban kiépül a rendszer, annál olcsóbb, hiszen már nincs befektetés, csak a felépítők hasznát kell kitermelni – így megjelenik az üdülés mint tömegszolgáltatás. Most már nem azon folyik a verseny, hogy „életemben egyszer megnézni a Kanári szigeteket”, hanem ki hányszor, milyen messze, milyen drága nyaraláson/telelésen vett részt, ott milyen „helyi extrém specialitást” evett, ivott, játszott, sportolt stb. Ezek mindegyikét természetesen gondos marketingesek tervezik bele a szolgáltatásba pont azért, hogy legyen mit mesélni, ezáltal újabb irigyeket és leendő vásárlókat generálni. </text:p>
      <text:p text:style-name="P15">Egyre kevesebb köze van az utazásnak a „kalandhoz”, inkább csak tülekedés a menetrend szerinti járatok átszállásainál és küzdelem a „jó helyekért; az „egzotikus célpont” is ugyanolyan, mint egy otthoni strand, csak többe kerül, és kevesebb szomszéddal lehet találkozni – igaz, akikkel ott összefutunk, kb. ugyanazt a „társadalmi réteget” képviselik, mint mi magunk. Gazdasági kasztrendszerünkből tehát csak nem szakadunk ki, ahogy a „nagy utazás” is kevésbé eredményez jótékony lelki hatásokkal járó „környezetváltozást”. </text:p>
      <text:p text:style-name="P15">Véleményem szerint régen, amikor ezt „gyógymód” gyanánt használták életükbe belefásult, unatkozó gazdagok számára (ezt a leírást érdemes fejben tartani a nyaralós reklámok megtekintése közben), környezeten azt értették, ami az ember bőrénél kezdődik: idegen emberek és sorsok megtapasztalását, beilleszkedést egy teljesen ismeretlen kultúrába, élő, energiával teli közösségek szokásainak, örömeinek és bánatainak, hasonlóságoknak és különbségeknek megélését. Ennek eredménye, hogy az ember végre képes kicsit kívülállóként tekinteni önmagára, kiszakadni a megszokott gondolati mókuskerekekből, új gondolatokat, új utakat keresni. </text:p>
      <text:p text:style-name="P15">Említésre sem méltó, hogy ez a cél homlokegyenest ellentétes a „rendszer” céljával. Ha már egyszer sikerült valakit jó fogyasztóvá nevelni, aki éppen most fizetett be az ismerőseitől, szappanoperából, bárhonnan megkívánt utazásra, a világért sem szabad arra indítani, hogy ez valamilyen változást hozhasson az életébe. Így aztán az illető már az interneten megtekintheti leendő szobáját, megbeszélheti a heti programot a fitneszedzővel, virtuálisan bejárhatja a szállodát, előre lefoglalhat minden jegyet. Odakint saját nyelvén igyekeznek beszélni hozzá, saját ételét teszik elé – no meg néhány, a fehér ember számára fogyaszthatóvá tett „helyi specialitást”, amelyre az ottaniak lehet hogy rá sem ismernének. Ugyanígy kap a szállodások által szervezett és felügyelt „egzotikus kultúrprogramot” (amit persze színes fényképeken már látott, sőt tudja a táncosok nevét, és az együttes műsorát is megnézhette az irodában. A kalandvágyók pedig belemerülhetnek a „bazár forgatagába”, vagy valami annak megfelelőbe – látszólag, hiszen valójában senkinek nem érdeke, hogy imázsromboló „biztosítási esemény” következzen be, és erre hajlandók költeni is.</text:p>
      <text:p text:style-name="P15"/>
      <text:p text:style-name="P5">Az „építők”, akik egykor a közösség megrendelésére, annak céljai érdekében dolgoztak, ma „a nemzeti (vagy céges) büszkeség szimbólumait” hozzák létre, létező szükséglettel nem indokolható turistalátványosságokat építenek: százemeletes toronyházak, monumentális sportlétesítmények, színházak, székházak, mesterséges szigetek jönnek létre.</text:p>
      <text:p text:style-name="P15">A szolgáltatás háttere után vessünk egy pillantást az úticélra. A turizmus fellendíti a térséget, pénzt hoz, munkahelyet teremt, fejlődési, sőt, kitörési lehetőséget biztosít. Hmm...</text:p>
      <text:p text:style-name="P15"/>
      <text:p text:style-name="P15">Egy közösség évszázadok óta él egy adott területen, tőzsde, távolsági utazások, szemétszállítás és hasonló áldások nélkül, ökológiai szempontból zárt, stabil rendszerben. A közösség tagjainak van jövőképe, létbiztonsága, bár a fejletlenség miatt elég nagy a „szórás”: sok gyermek születik, de relatíve kevesen érik meg a felnőttkort, erős a biológiai/társadalmi szelekció. Akik megérik a felnőttkort, szépek, erősek, „egzotikusak”.</text:p>
      <text:p text:style-name="P15">Megérkezik hozzájuk a civilizáció áldása, a turizmus, és felborítja ezt az egyensúlyt. Munkahelyet teremt, igen: legelőször magát a fogalmat. A földedet megvesszük, szállodát építünk rá. Itt nem termelhetsz, nem vadászhatsz, halászhatsz többé; hitedet, társadalmadat, korábbi szokásaidat nem élheted meg, de ezeket is eladhatod nekünk, ha olyanná teszed, amit hajlandóak vagyunk elfogadni. Add el nekünk a testedet, kapsz érte pénzt – esetleg erőszakot, halált, AIDS-t... Add el nekünk a gyerekedet. Szolgálhatsz minket pénzért, amiért olyasmi dolgokat vehetsz, mint ami nekünk van. Persze mi hatékonyak vagyunk, amit egy emberrel és gépekkel meg tudunk oldani, arra nem kell nekünk egy falunyi ember – ők keressenek más munkát. Ja, az nincs...</text:p>
      <text:p text:style-name="P15">Mi az eredmény? A közösség szétrobbanása után kis számú, környezetéhez képest jól fizetett szolga és nagy, nyomorgó, jövőtlen tömeg. A javakkal hosszú távon számoló gazdálkodás helyett eszement épületek és környezetátalakítás: az „egzotikum” nem a valóban eltérő környezet megtapasztalását, hanem „megtekintését” jelenti a megszokott székben ülve, megszokott ételt-italt fogyasztva, a megszokott témákról a megszokott partnerekkel társalogva. A turistatömeg kényelmét szolgáló holmi után visszamaradó szemét, szenny, a barbár módon széttaposott növényzet és talaj – jó esetben szállítási probléma, ha egyáltalán foglalkozik vele valaki.</text:p>
      <text:p text:style-name="P15">Az utazás módjának és a célpontra gyakorolt hatásának áttekintése után érdemes azt is megnézni, mit tesz mindez azzal az emberrel, azzal a közösséggel, aki, illetve amely lételemévé teszi az utazást és szállítást. </text:p>
      <text:p text:style-name="P15">A helyváltoztatás nehézségei (lassú, költséges és kockázatos), illetve az, hogy a vagyon nehezen hordozható, minden embert a helyi közösségekhez kötött, és igen alacsony szinten korlátozta a vagyoni különbségeket. Amíg a „vagyont” a tárolóban levő gabona jelenti vagy a marhahús, nincs „tőkefelhalmozás”, ez ugyanis nagy és nehezen kezelhető. Az alapszabály, hogy minél több gabonám van és minél éhesebbek körülöttem, annál nagyobb az ára, helyi viszonyok között nem igaz, mert előbb-utóbb képtelen leszek megvédeni vagyonomat vagy akár az életemet. Ha pedig nem adom el, megromlik és semmit sem fog érni, tehát abban vagyok érdekelt, hogy minél hamarabb (így relatíve kis nyereséggel) más javakra, szolgáltatásokra váltsam. Lehetőségem van ugyan arra, hogy „kölcsönözzek” valakinek, és számon tartsam tartozását, és később majd ledolgoz­tathatom vele, ez azonban még mindig ide köt: az asztalos adósságán nem kaphatok új ruhát.</text:p>
      <text:p text:style-name="P15">Amikor megjelenik a pénz, mindez megváltozik: lehetőségem van pénzben tartalékokat képezni, illetve az erőforrást aktuális igényeim szerint (és nem a fennálló tartozások vagy fizikai árucsere, közvetlen szükséglet-kielégítés révén) felhasználni. A pénz annál jobb, minél könnyebben, biztonságosabban és nagyobb távolságokra hordozható. Így lesz az aranyrögökből, gyöngyökből birodalmi pénzérme, majd váltó, később bankjegy, valutaárfolyam. </text:p>
      <text:p text:style-name="P5">Így veszíti el a harcot az állam a bankkal szemben: már nem szólhat bele valutájának mozgásába, az a bank intézi számlái között, végül, mint régi nyűgöt, ledobja, és „közös pénzt” hoz létre – ezzel végleg megszűnik a fizikai közösség ellenőrzése az erőforrások áramlása felett.</text:p>
      <text:p text:style-name="P15">Kialakul tehát az az állapot, amikor minden tevékenység ellenértékét pénzben mérem, amely gyakorlatilag korlátlan módon hordozható, bárhol ismét árura, emberi munkára cserélhető; és ezzel egy időben fizikai mozgásképességünk is megnő – utóbbinak is csak a vagyon szab határt. A kettő együtt lehetővé teszi a fizikai közösség kötöttségeinek totális felszámolását. Felhalmozhatok akkora vagyont, amely akár a közvetlen környezetemben élők együttes vagyonának sokszorosa lehet. Nem kell félnem, hogy ez számomra kockázatot jelent, mert megvéd tőlük a rendszer, jóllehet az ő szegénységük közvetetten az én gazdagságom következménye. Virtuális közösségben élek, „barátaim” velem azonos „társadalmi szinten” (elméletben, gyakorlatilag ezalatt vagyont értünk) élő emberek, tőlem húsz, ezer vagy akárhány kilométer távolságban, akikhez bármikor eljuthatok, akikről bármikor hallhatok, olvashatok. Pihenni távoli országokba járok, ahol „fantasztikus élményeket” gyűjtök, amivel villogni lehet „a társaságban”.</text:p>
      <text:p text:style-name="P15">Közben mégis hiányzik valami. Ismeretlenek az emberek, akiket minden reggel látok, idegen a mosoly, a szeretet, amivel egymáshoz fordulnak. Félek attól, hogy mi lesz, ha egyszer elesek az utcán, és nem tudom felhívni a biztonsági szolgálatot – vajon felemel-e valaki a földről? Kapok-e egy pohár vizet valakitől akkor is, ha nem tudok fizetni érte? Egyáltalán: mikor kértem, mikor köszöntem meg valamit őszintén, mikor éreztem igazi hálát, mikor tettem bármit csak azért, hogy egy idegen jobban érezze magát? </text:p>
      <text:p text:style-name="P15">(Ma, a „gazdasági válság” ennek hatványozott formája. A felhalmozott vagyonok mögött nem is érték, hanem a számukra tudományosan megtervezett hazugságoktól megrészegült, reménytelenül eladósodott tömegek öt-tíz-húsz évre előrevetített (reménybeli) munkája van csak. Nincs valódi gazdagság, csak az adósságok kusza halmaza, amelyet szükségtelen álmok hajszolása során szedtünk össze. Nem „vásárolható le”, mert nincs mögötte érték; ha mindnyájan vásárolni szeretnénk, és a pénz értéke szembesülne a rendelkezésre álló javak mennyiségével, akkor kiderülne, hogy mindnyájan sokszorta szegényebbek vagyunk, mint amennyink elvileg van. Valakinek ez annyit jelent, hogy mégsem tud plazmatévét venni – de mindegy is, mert az, akinek a munkája ahhoz kell, hogy áram legyen a lakásában, éppen kenyeret nem tud venni...)</text:p>
      <text:h text:style-name="P20" text:outline-level="2">Az egyszer járható út</text:h>
      <text:p text:style-name="P15">A közeljövőben sokunk szerint beérő ökológiai és erőforrásválságra gyakran úgy tekintenek, hogy csak vissza kell vonulni, termelgetni a saját földön, és lassan rendbe jön a világ. Szerintem a helyzet inkább emlékeztet a Balmoral hadihajó küzdelmére a ciklonnal:</text:p>
      <text:p text:style-name="P15"/>
      <text:p text:style-name="P34">A hajó csodálatos sebességgel hasította a tengert. Távolról, nagyon homályosan a gomolygó párák között a Bengáli-öböl csipkézett partjai tűntek fel. Most mintha kissé világosabb lenne az ég.</text:p>
      <text:p text:style-name="P34">- Hé, Fred! Nézz csak hátra, az istenért!</text:p>
      <text:p text:style-name="P34">Fred nyugodtan fordult hátra, mert azt hitte csak egy hadihajót pillant meg a nyomukban. Mit tehetnek velük? Ha valami kisebb torpedóromboló, akkor úgy tesznek, mintha megadnák magukat, és ha közelebb jön; megnyitják majd ellene a tüzet, elsüllyesztik, és kész. Mit kell mindenért olyan hűhót csinálni?</text:p>
      <text:p text:style-name="P34">De mikor megfordult, neki is melege lett kissé.</text:p>
      <text:p text:style-name="P34"/>
      <text:p text:style-name="P35">A távoli ég alján szép élénk világos rés látszott, amelyen át még néhány csillag is előtűnt, és ez a furcsa szabálytalan ablak, félelmes zöld fénnyel világította meg a sötéten kavargó égboltot. A felhők legvégén, a világosság irányában, fekete, hosszúkás, léggömb alakú, sötét nyúlván lógott le mélyen az égről, sebesen közeledett, és farkincányi végződése mintha spirálisan forogna ebben a rohanásban...</text:p>
      <text:p text:style-name="P34">Gyors rántás a fogantyún: "Lassíts! Félgőz! Balra!"</text:p>
      <text:p text:style-name="P34">Jön a ciklon!</text:p>
      <text:p text:style-name="P34">Sárga, döbbent arcok néztek össze a roppant, légtelen, feszült izzó éjszakában. Különös hökkent kifejezéssel tekintettek hátra ezek a kemény arcélek. De hiába. A keskeny farkincában végződő, vöröshagyma formájú felhő most már a tenger színéig lógott le, és rohant feléjük, rohant...</text:p>
      <text:p text:style-name="P34">A teljes sebességű cirkálót meg kell állítani! A tüzet, amilyen gyorsan csak lehet, kioltani. Mindenki ezen dolgozott. Ha nem sikerül, és a rohanó hajót elkapja a ciklon, a kazán úgy a levegőbe röpíti őket, mint egy srapnel. Kikötőt már nem érhetnek el. A vöröshagyma formájú vágtató felhő közelebb és lejjebb jött, búgócsigává nyúlt, hosszan.</text:p>
      <text:p text:style-name="P34">Veszettül dolgoztak, hogy lefékezzék a szörnyeteget, amit ők zabáltattak tele gőzzel. Csigák nyikorogtak, kötelek feszültek, félmeztelen emberek tolták be és gurították ki a parázzsal telt fémkocsikat, szelepeket nyitottak, fogantyúkat csaptak fel, és Rozsdás bokáig olajban, összeverve a dobálódzó hajó ütéseitől, megpróbálta leereszteni a vizet... Amennyire lehetett, csökkentették a sebességet.</text:p>
      <text:p text:style-name="P36"><text:tab/>(Rejtő Jenő: Az elveszett cirkáló)</text:p>
      <text:h text:style-name="P37" text:outline-level="3">Mélység</text:h>
      <text:p text:style-name="P15">Különböző társadalmakban élő emberek között nem az tesz igazán különbséget, amit látnak és össze tudnak hasonlítani, hanem az, amit meg sem látnak, mert olyan távol van. Gyökeresen más világban élünk, más követelményeknek kell megfelelnünk ma, a fejlett világban, mint akár csak száz éve, vagy a bolygó elmaradottabb területein. Mi ahhoz szoktunk, hogy a csapból iható víz jön, a konnektorban áram van, a világ eseményeiről (hitünk szerint) azonnal és pontosan értesülünk. </text:p>
      <text:p text:style-name="P15">Valóban, minderről le lehet mondani. De le tudunk-e mondani arról a biztonságról, hogy egy egyszerű bélfertőzésbe nem hal bele a gyermekünk, mert van kórház, infúzió és gyógyszer? Hogy a fájó fogunkkal ügyes és jól felszerelt fogorvoshoz megyünk, nem patkolókovácshoz? Hogy egy csonttörés nem tesz minket egy életre nyomorékká? Vagy arról, hogy bármilyen tulajdonunkért ma (elvileg) nem verhetnek, ölhetnek meg a büntetés veszélye nélkül? Három gyermekem ma jó eséllyel fel is fog nőni – szemben azzal, hogy szerencsés vagyok, ha nyolcból kettő megéri a felnőttkort; és ráadásul a szülés komplikációi miatt esetleg elveszítem az asszonyt, akit szeretek... Gyökeresen más a hozzáállásunk saját életünkhöz, embertársainkhoz, más mélységű kapcsolatokat építünk, más időbeli léptékben gondolkodunk ezek birtokában – szemben azzal, hogy minden időnkben állandó harcot kell vívnunk egymással és környezetünkkel az életben maradásért, vagy a szenvedések elkerüléséért.</text:p>
      <text:p text:style-name="P15">Valójában <text:span text:style-name="T1">ez</text:span> a civilizáció. Ezért harcolta végig az emberiség az elmúlt évszázadokat kemény, elszánt küzdelemben, és ha ostobaságunkban hagyjuk összeroskadni a szüleink által felépített rendszert, évszázadokat hullunk vissza az úton. Divatos történetek szólnak arról, ahogy az összeomlás utáni túlélők összeszedegetik az elmúlt tudás darabkáit, de ez csak mese. A mai alkalmazott tudás (ipar, orvostudomány stb.) a mai kiszolgáló rendszer nélkül értéktelen, az emberek pedig az életben maradásért folytatott állandó küzdelem mellett nem érnének rá arra, hogy ilyesmivel „szórakozzanak” – ahhoz hatalmas civilizációs tartalékra van szükség, olyan közösségi háttérre, amely a többség termelő munkájából el tud tartani egy, csak ezzel foglalkozó kisebbséget.</text:p>
      <text:h text:style-name="P38" text:outline-level="3">Időtartam</text:h>
      <text:p text:style-name="P26">Az emberiség számára a civilizációs tartalékot mindig az erőforrások bősége jelentette, amikor a közösség igényeinek kielégítéséhez nem kellett minden tag teljes életidejét igénybe venni (ez mai fejjel belegondolva igen keménynek hangzik). Ezt a fennmaradó időt osztotta el aztán a közösség az adott kor gondolkodása szerint inkább „vízszintesen” (mindenkinek egy kicsit), vagy „függőlegesen”: irányító, haszonélvező kasztok kialakításával.</text:p>
      <text:p text:style-name="P26">Az ugrásszerű változást az hozta el, amikor az elérhető energiaforrások közvetlenül a termelő mun­kában tudtak segíteni (szén, gőzgép, olaj, …), így nagyságrendekkel megnőtt a tartalék mennyisége, szóba jöhetett a teljes népesség igényeinek figyelembe vétele, tanítása stb.; megfogalmazhatóvá vált (nem volt többé teljesen értelmetlen) a „szabadság, egyenlőség, testvériség” eszméje.</text:p>
      <text:p text:style-name="P26">A közvetlenül elérhető fosszilis energiaforrásokat mára komoly mértékben felhasználtuk: minél régebbi a fejlett civilizáció egy adott területen, annál nagyobb a helyi energiaigény, és annál kevesebb a helyben elérhető energiaforrás. Ráadásul a kitermelés és a felhasználás is sok energiát és fejlett szolgáltatásokat (szállítás, munkaszervezés) igényel – az energia hiánya önerősítő folyamat: minél kevesebb áll rendelkezésre adott pillanatban, annál kevesebbet lehet előállítani.</text:p>
      <text:p text:style-name="P15">Összefoglalva: azokon a területeken, ahol a tudás felhalmozódott, ugyanott jár a legnagyobb kárral az energiahiány, és a felélt raktárak miatt itt már nem is lehetséges ugyanazt a fejlődési utat bejárni. Nem egyszerűen visszaesünk egy pontra, de reményünk sem lesz ugyanazon az úton visszakapaszkodni...</text:p>
      <text:h text:style-name="P37" text:outline-level="3">Gyorsaság</text:h>
      <text:p text:style-name="P15">Hétköznapi életünkben elképzelhetetlennek tűnik bármilyen gyökeres változás, hitünk szerint a dolgok lassan változnak, ha valami rossz, azért valaki felelős, akit meg kell büntetni, és a dolgok újra rendbe jönnek. Ezért a hitért rossz esetben súlyos árat fizethetünk – álljon itt egy (remélem, túl pesszimista és valós adatokkal cáfolható) forgatókönyv.</text:p>
      <text:p text:style-name="P15">A statisztikák szerint is növekvő számban és erősséggel Amerika partjaihoz érő hurrikánok egyike végül nem kerüli el a gáz- és olajkitermelő, finomító központokat, súlyosan megrongálja azokat. A példátlan környezeti katasztrófát elhomályosítja a tény, hogy a termelés csak sok hónapos munka révén állítható vissza. A hatás azonnali ugrás az olajtermékek árában (ez már a <text:span text:style-name="T1">hurrikánveszély hírére</text:span> is emelkedni kezd), amit egy ideig sikerül ugyan ellensúlyozni a tartalékok jó részének titokban történő kimerítése árán (ez hatalmas üzlet), de a hírek egyre aggasztóbbak, az árak valóban elszabadulnak: egyszerűen nincs elég olajtermék a kereslet kielégítésére, és lassan már tartalékok sincsenek. A jelenség továbbterjed minden energiaigényes szektorra: közszolgáltatások, kereske­delem, kommunikáció, egészségügyi ellátás, bányászat, ipari mezőgazdaság… A globális szállítás akadozni kezd, a rá alapozott, minimális tárolókapacitással dolgozó gyártó- és ellátórendszerek összeomlanak: még ha van is termelési kapacitás és helyi energia, nem érkezik meg az alapanyagok egy része, nem lehet elszállítani a késztermékeket. Hirtelen életveszélybe kerülnek mindazok, akiket ez a rendszer tart életben: krónikus vagy súlyos állapotú betegek, a nagyvárosok lakói, a természetes víz és táplálékforrástól távol élők; a pánik még a működő ellátórendszereket is súlyosan károsítja. Kiderül, hogy senki nem képes finanszírozni a kapacitás helyreállítását az instabil gazdasági helyzetben, sőt az energia hiánya miatt újabb forrásrendszerek állnak le. </text:p>
      <text:p text:style-name="P15">Összességében a rendszer eltartóképessége egy év alatt töredékére esik vissza – szerencsétlenebb helyeken mintha minden tíz embernek sorsot kellene húznia arról, hogy melyikük maradhat életben... Vajon képesek lennénk globális fajként, közösségi problémaként kezelni a helyzetet? Vagy amíg még van üzemanyag, a szokott módon megindulna a hadi gépezet az utolsó források megszerzéséért – elhasználva ezzel gyakorlatilag az utolsó tartalékokat arra, hogy az ellátó rendszer maradékát is szétrombolja...</text:p>
      <text:h text:style-name="P20" text:outline-level="2">Magyarnak lenni</text:h>
      <text:p text:style-name="P15">Már sok éve a sors különleges ajándékának érzem, hogy magyarnak születtem. Nem azért, mert egyesek szerint ide-oda csavarodik a DNS-ünk, és tulajdonképpen a Szíriuszról származunk, mert annyi Nobel-díjasunk van (akik persze nem tudtak itt élni és dolgozni), vagy hasonlók. Az érzést végül úgy fogalmaztam meg, hogy <text:span text:style-name="T1">pont a lejtő közepén állunk</text:span>.</text:p>
      <text:h text:style-name="P37" text:outline-level="3">A lejtő közepén</text:h>
      <text:p text:style-name="P15">Magyarként lehetőségünk van jól tanulni, felkészülni feladatainkra, és tisztességes munkával, tehetségünkhöz mérten kiemelkedni akár egész nagy közösségekben. Lehetőségünk van arra is, hogy intelligenciánkat az erkölcsi szabályok mellőzésével környezetünk ellen alkalmazzuk, és ilyen áron emelkedjünk a többiek fölé. Megtehetjük, hogy hátradőlünk és arra várunk, hogy mások meg­tartsanak bennünket, és választhatjuk azt is, hogy a lustasággal párosult önsajnálat teljes mélységé­be süppedve hibáztassuk a világot, amiért elmegy mellettünk, és megélhetjük a teljesen szélsőséges nyomort is. Mindeközben megtarthatjuk relatíve ép elménket és fizikumunkat, van esélyünk a mély­ségből újra kiemelkedni, vagy a magasból leereszkedni/lezuhanni. „Feljebb álló” társadalmakban a felső réteg összezár, azért nagyon kiesni nem lehet belőle – mi viszont, akár­mennyit könyökölünk is, bizonyos körben szolgák vagyunk, lecserélhetők és eldobhatók. „Lejjebb” a nyomor szívása végleges, a küzdelem feladása olyan erkölcsi és fizikai mélységekbe taszít, ahon­nan már nincs felemelkedés (illetve sokkal könnyebb nyom és érdeklődés kiváltása nélkül meghalni).</text:p>
      <text:p text:style-name="P15">Magyarország a „világ közepe”... ennek minden előnyével és hátrányával, szépségével és rút­ságával. Állnak előttünk csodálatos és kiábrándító példák, sorsunk nem eleve elrendelt, hanem mi magunk választhatjuk – sokkal inkább, mint akár a felettünk, akár az alattunk álló társadalmakban. Ma azt az utat járjuk, hogy kicsiben megvalósítjuk a világ végletes szétszakadását a nagyon gazdag pár százalékra és a hozzájuk képest nagyon szegény túlnyomó többségre. A „nagyon csúcs” igyekszik minden erőforrást felszívni, és oly módon elosztani, hogy még a felborulás szintje alatt tartsa a feszültséget a „népben”, közben pedig felelősségtudat és gyakran hozzáértés hiányában szörnyű károkat okoz. A „nép” valós szükségletei, amelynek kielégítésére jó eséllyel bőven elég lenne a rendelkezésre álló erőforrás, nem játszanak szerepet a „nagyok” játékában.</text:p>
      <text:p text:style-name="P15">Ez a helyzet azonban nem eleve elrendelt, végleges és reménytelen. Választhatjuk az ellenkező hozzáállást is, és amilyen mélységekből indulunk mi az összefogás, tisztaság, igazságosság irányában, akár modellként állhat, reményt jelenthet mai széteső világunk számára is. Ha mi ebből a nevetségesen megosztott, kiforgatott és elkábított állapotunkból fel tudunk állni, akkor jogosan hihetünk abban, hogy globálissá vált fajként is képesek lehetünk hasonlóra.</text:p>
      <text:h text:style-name="P37" text:outline-level="3">Nemzet és nemzetiség</text:h>
      <text:p text:style-name="P15">Újkori történelme során Magyarország elveszítette területének és népességének jelentős részét, és bár ennek során voltak (hol erőszakos, hol békés) népvándorlások, jelentős magyar nemzetiségű kisebbség él gyakorlatilag minden határ túloldalán. Kivételes feladat ilyen körülmények között oly módon megélni a magyarságot, hogy az ne okozzon konfliktusokat a határokon kívül, kisebbségben élők és az ottani többség között – nem is igen sikerül.</text:p>
      <text:p text:style-name="P15">„Magyar vagyok” – ez a kijelentés Magyarországon nem kelt visszhangot, kevés ember számára hordoz mély jelentőséget (ez jól megfigyelhető egy iskolai évnyitón a Himnusz és a Szózat éneklése-hallgatása közben). Ennek ellenpontjaként természetesen megjelent egy kisebbség, akik számára a „magyarságtudat” kiemelkedő fontosságú, ám ez inkább megkülönböztető és nem közösségalkotó szerepet tölt be: a „többiektől” (fogyasztói társadalomba beleszürkültek) való elhatárolódás eszköze.</text:p>
      <text:p text:style-name="P15"/>
      <text:p text:style-name="P5">Ezzel szemben a külhoniak számára a magyarság, a magyar kultúra, nyelv, hagyományok ápolása, megőrzése az időről időre visszatérő sokféle nyomás ellen ható, összetartó erővel bír. Van tehát egy olyan raktárunk az ország határain kívül, amely képes lehet újjáéleszteni egy valóban pozitív, elfogadáson és szereteten alapuló nemzeti öntudatot. Nem földterületeket kell Magyarországhoz csatolni – nekünk kellene lélekben visszacsatlakoznunk ahhoz a mentalitáshoz, amelyet valaha a magyarság jelentett, és amelyet ma jobban őriznek a határ túlsó oldalán.</text:p>
      <text:h text:style-name="P37" text:outline-level="3">Előítéletek szendvicsében</text:h>
      <text:p text:style-name="P15">„Cigány”... valami sötét, megismerhetetlen fogalom; zaj, sok gyerek, furcsa, erőszakos, nyers világ. Egy határ, ahol megszűnnek azok a normák, amelyeket mi a hétköznapokban (többnyire nem csak szóban) követünk. „Náluk” más normák vannak, mások a mozdulatok, beszéd, ének; idegen az öröm és a bánat kifejezése. Ki pisszegve, ki habzó szájjal, ki csak mutogatva – de nagyon sokan „zsidózunk”. Ha nem, akkor azokra mutogatunk, akik zsidóznak. Valami sötét, furcsa, félelmetes összefonódás, láthatatlan falak, törzsi hierarchiák szelleme lebeg a levegőben; rideg, bonyolult, érthetetlen szabályok vezérlik a folyamatokat. Egyik balra, másik jobbra – ugyanolyan messze.</text:p>
      <text:p text:style-name="P15">Többet kéne együtt lennünk. Többet kéne mesélnünk magunkról, megmutatni, újraéleszteni saját, egyedi, valóban eltérő kultúránk, világlátásunk kincseit, örömként megélni és megosztani egymással. Magyarként a magyart, cigányként a cigányt, zsidóként zsidót. Talán feltűnne, hogy az előítéletek forrása az idegen, furcsa dologtól való elzárkózás – a kíváncsiság és a megmutatás helyett. Még kiderülne, hogy félelmeink is egymásba fordíthatók: ugyanazt látja idegennek bennünk (gádzsókban) a cigány, mint ami miatt mi tartunk a zsidótól, akiknek viszont a gój olyan, mint nekünk a cigány.</text:p>
      <text:p text:style-name="P15">Csúnya szó: „cigánybűnözés”, igaz? Erőszakot, sötétséget, a „megszokott rendet fenyegető” agressziót értünk rajta, bármelyikünket bármikor személyesen érinthet, bennünk van a félelem, de nem szeretjük, amikor ezt valaki kimondja. És mi a helyzet a „fehér bűnözéssel”? Milliárdok elsikkasztása, adócsalás, intézményesített hazudozás, közösségi ellátórendszerek kiárusítása és elsorvasztása, a felelősség gazdasági szükségszerűségekre való áthárítása, rágalmazási perek, majd évtizedes büntetőperek – további rettenetes költségekkel, ravasz ügyvédi trükkökkel, orvosi szakvéleményekkel stb. Vajon melyik „társadalmi veszélyessége” a nagyobb? Vajon melyik lehet <text:span text:style-name="T1">ok</text:span>, és melyik <text:span text:style-name="T1">következmény</text:span>?</text:p>
      <text:p text:style-name="P15">Bizarr, feszültségekkel teli világ, mint minden olyan helyzet, amelyből valóban tanulni, épülni, felismerni lehet – csak jó irányba kell nézni hozzá.</text:p>
      <text:h text:style-name="P37" text:outline-level="3">István, a király</text:h>
      <text:p text:style-name="P15">Jellegzetesnek tartom, hogy a magyar állam létrejöttét nem egy boldog, összefogáson alapuló „kikiáltáshoz” kötjük, hanem egy polgárháborúba oltott vallásháborúhoz, melynek eredménye a régi hit, törzsi rend és életfelfogás eldobása és csatlakozás a „letelepedett népek” világához. Minket erővel kellett az asztalhoz ültetni, mert magunktól inkább a szabad ég alatt maradtunk volna; olyan erő volt – és hitem szerint a felszín alatt ma is megvan még bennünk –, amely megköveteli a szorosra húzott gyeplőt.</text:p>
      <text:p text:style-name="P15">Hiszem, hogy István és Koppány öröksége egyesíthető, ellentétüket nem belső kényszer, hanem a történelmi szükségszerűség okozta; a magyarra oly jellemző egymás közötti marakodás is csupán következmény. Az állandó megosztottság csak az elmúlt húsz évet figyelve is képes volt bizonyítani, milyen mélyre vagyunk képesek süllyedni – de lehet ezt úgy is nézni, hogy el sem tudjuk képzelni, mi mindenre lennénk képesek, ha összefognánk...</text:p>
      <text:h text:style-name="P20" text:outline-level="2"/>
      <text:h text:style-name="P39" text:outline-level="2">A Gyűrűk Ura</text:h>
      <text:p text:style-name="P15">Ez az írás eredetileg könyvnek indult, melynek címe „A Gyűrű világa” lett volna. Az ötletet az a gondolatsor alkotta, melyben megpróbáltam Tolkien regényének szereplőihez mai, aktuális sze­replőket, jelenségeket, folyamatokat párosítani, hátha ad valami fogódzót a lehetséges megoldások­kal kapcsolatban. Később rájöttem, hogy egy ilyen könyv túlságosan bonyolult, „hátulról mellbe” megközelítése lenne a feladatnak, hogy elemezzem, és amennyiben lehetséges, kiutat keressek e mai szép világrendből. Így maradt ez a jelenlegi, jóval szikárabb forma, de a Jelenségek fejezetben azért illik megemlékeznem a kiindulópontról. Sajnos, így viszonylag kevés hely áll rendelkezésre a meglehetősen meredek következtetések kifejtésére; remélem, ennek ellenére gondolatébresztő, ugyanakkor rövid lazításra alkalmat adó (?) „irodalmi betét” lesz...</text:p>
      <text:p text:style-name="P15">Mivel a kiutat kerestem, igyekeztem a regény hivatalos főszereplőinek motivációit kutatni, azokat az egyedi tulajdonságokat, amelyek képesek őket szembefordítani egy láthatatlan, de hihetetlen hatalommal rendelkező gonosz erővel. Szembesültem azonban azzal, hogy ezen a szinten vizsgálva a szereplők egyszerűen az író által teremtett csodahősök, akik mindent túlélnek, győznek, és kész. <text:line-break/>A regény ilyen fajta vizsgálata teljesen eredménytelen volt; a recept egyszerű: végy néhány szikla­szilárd mesehőst, támogasd meg a legvalószerűtlenebb csodákkal, és ők végül megmentik a világot.</text:p>
      <text:p text:style-name="P15">Nem hagyott nyugodni azonban egy elem: maga a Gyűrű, amely egy hihetetlen módon eltalált szimbólum. A történet szerint összesen húsz gyűrű készült, ezek egy-egy királyság hatalmát jelképezik egy kivételével, amely viszont a többi gyűrű feletti hatalommal bír, illetve a gonosz főhős, Szauron szellemét hordozza. Van egy tökéletesen elkapott jelenet a filmben, amikor úgy látják, hogy a Gyűrű mégsem maradhat a tündéknél. Gimli, a törpe megpróbálja széttörni, de fegyvere szilánkokra robban, Gimli elesik, a Gyűrű pedig sértetlenül ragyog a kőasztal közepén. Ugyanis valójában <text:span text:style-name="T1">nincs ott</text:span>. Ezután a szereplők azért versengenek, hogy ők lehessenek azok a hősök, akik a Gyűrű birtokában szembeszállnak a sötétséggel. A kamera a Gyűrűre fókuszál, kántálás hallatszik, a hősök csaknem egymás életére törnek birtoklásáért. Itt villan fel a Gyűrű való­di ereje, mert egyébként a történet során furcsán gyengének tűnik a többi, igen látványos varázs­lathoz képest. Lényegében csak annyit tud, hogy birtokosát láthatatlanná teszi a köznapi szereplők számára, ráadásul ekkor viszont megpillantják őt a Gonosz erői – ez meglehetősen rossz üzlet.</text:p>
      <text:p text:style-name="P15">A Gyűrű számomra egyértelműen a pénz megtestesítője. Önmaga nem kötődik semmi konkrét eszközhöz vagy hatalomhoz – ő maga a Hatalom, amelyre minden szereplő vágyakozik. Elpusztíthatatlan, ahogy a pénz is: a bankjegyek elégethetők, az érmék összezúzhatók, a pénz, a bármire átváltható érték fogalma azonban bennünk él, egyénenként és társadalmi szinten egyaránt. Ez a hatalom már akkor is veszélyes, amikor valamilyen zárt társadalmi csoporthoz kötődik,sötét ereje igazán azonban akkor mutatkozik meg, amikor minden kötöttségtől megszabadulva globálissá válik. Ha elég pénzem van, bármit megtehetek, bárhova eljuthatok, bármit megszerezhetek – ez az abszolút hatalom, amely képes szinte mindenkit kiforgatni önmagából. Ha valaki elkezdi használni, képes eltűnni a környezete elől: megszabadulhat a kötöttségektől, felelősségtől – ugyanakkor láthatóvá válik a Hatalom valódi birtokosa, a pénzvilág urai számára.</text:p>
      <text:p text:style-name="P15">A Gyűrű elemzésén felbuzdulva elkezdtem keresni a legnagyobb hatalommal bíró szereplőt a történetben, aki nem más, mint... Tolkien, az író maga! Ő az, aki gátlástalanul, folyamatosan beleavatkozik a történetbe, mint az ókori görög tragédiákban, teljesen lehetetlen helyzetekben megmenti a főhősöket, és így biztosítja a kedvező végkifejletet, melynek esélye egyébként gyakorlatilag nulla százalék. Ha realisták vagyunk, a történet lényegében az első percek után véget ér, hőseink elbuknak, Szauron megszerzi a Gyűrűt. Merész gondolatnak tűnik elsőre, de érdemes eljátszani vele. </text:p>
      <text:p text:style-name="P5">Tolkien, a „jó isten” ellenpontja Szarumán. Ő (Szauronnal ellentétben) valóban aktív szereplő a történetben, szinte korlátlan hatalommal rendelkezik – kicsit olyan párost alkotnak, mintha Szauron lenne a mumus, akitől mindenki fél, Szarumán pedig az „erős gyerek”, aki Szauron barátja, és az ő nevében mindenkit megverhet az oviban. Merészebb hasonlattal: olyan ő, mint az Újszövetség írástudói és farizeusai: a könyörtelen Isten barátai, akik az ő nevében bármit megtehetnek. Mai megfelelője pedig nem más, mint a tudomány, az emberi intelligencia, a szinte természetfeletti hatalom, amely mégis a „rossz oldal” szolgálatába állt. De miért, amikor eredetileg „fehér” volt: az ember és az élet szolgálatára esküdött?</text:p>
      <text:p text:style-name="P15">A válasz sajnos kézenfekvő. Amikor a világban megjelenik az egyszerű tömeg által rettegett Úr, nincs helye a „fehér tudománynak”, amely az értelem eszközeivel, szigorúan a látható, megismerhe­tő világ működésére alapozva az ember szolgálatát tűzi ki célul. Lehet, hogy jó, lehet, hogy hasznot hajt, de a túlvilágtól való félelménél (vagy bármi másnál) fogva felheccelt, a tudás értékével szemben érzéketlen tömeg elsöpri őt – felgyújtja az alexandriai könyvtárat, eltapossa Arkhimédész köreit, meghurcolja Galileit, megégeti a boszorkányokat. Szarumán növelgetheti a fákat, és terelgetheti a folyókat, de mit tehet, ha megjelenik előtte egy sereg ölni és meghalni kész vadállat, akik bejelentik, hogy Szauronnak mindez nem tetszik? Vagy örökké harcolni fog a szüntelenül ostromló hullámokkal, vagy belátja, hogy jobban jár, ha mindennek az élére áll, és az Úr akaratának képviselőjeként, első szolgájaként lép fel. Hogy ki is ez az Úr, milyen egyáltalán, létezik-e valójában – mind nem számít. Szarumán és a világ sorsát egyetlen dolog határozza meg: <text:span text:style-name="T1">mit gondol az Úrról a tömeg?</text:span></text:p>
      <text:p text:style-name="P15">A Gyűrű tehát a globális pénz, Szarumán a tudomány, de <text:span text:style-name="T1">ki Szauron</text:span>? A trilógiában valójában soha nem jelenik meg, lényegében egy izzó szem, amely fel-feltűnik, és a vele kapcsolatban állók gonosz dolgokat művelnek. Ő maga (a filmbeli képi és hanghatások dacára) meglehetősen erőtlen, még arra is képtelen, hogy a saját területére belépő, rá egyértelműen egyedül veszélyes Frodót elpusztítsa. Jó, „majdnem” megteszi, de ismét: a történetben szereplő varázslatokhoz és csodákhoz képest Frodónak egy pillanat alatt meg kellett volna semmisülnie – nem így történik. Teológiai szempontból Szauron (Tolkiennel ellentétben) egy korrekt módon viselkedő, rejtőzködő, be nem avatkozó isten. Szimbóluma a „szem”, amely mindent lát, amely elől nem lehet elmenekülni; aki ellene vét, előbb-utóbb elnyeri méltó büntetését, míg ő maga kívül áll ezen a világon, ellene lázadni lehetetlen. Valójában <text:span text:style-name="T1">mit tesz</text:span>? Egyesíti a korábban egymás ellen hadakozó ork törzseket, közös célt ad nekik, hitet abban, hogy övék lehet a világ, hatalmával egységbe kényszeríti őket. <text:span text:style-name="T1">Gonosz valójában </text:span>Szauron? Nézőpont kérdése – az orkok bizonyára nem így gondolják, hiszen számukra, ha tényleg sikerült elfoglalni a világot, akkor bizony egy hatalmas, kemény, de igazságos erő, amely megnyitotta előttük a felemelkedés útját. Más lenne a történet, ha <text:span text:style-name="T1">esetleg</text:span> Szauron <text:span text:style-name="T1">nem is létezik</text:span>, csupán kitalálják, és minden eszközzel fenntartják mítoszát? Nem feltétlenül... </text:p>
      <text:p text:style-name="P15">Mindez engem erősen emlékeztet saját civilizációnk történetére. Az ember kis törzsekben, jellemzően más fajok egyedein túl saját fajtársaira is aktívan vadászgatott, így saját maga tartotta alacsonyan fajának egyedszámát. A csoporton belüli rangsort a fizikai erő biztosította, amely folyamatosan változott, így stabil hierarchia nem alakult ki. Kitörést számára az jelentett, hogy sikerült életbe léptetnie a saját egyedi igényein túlmutató viselkedési szabályokat, amihez valójában nincs másra szükség, mint egy <text:span text:style-name="T1">elpusztíthatatlan</text:span>, ugyanakkor <text:span text:style-name="T1">mindent látó</text:span>, és minden hibát <text:span text:style-name="T1">generációkon keresztüli </text:span>könyörtelen <text:span text:style-name="T1">megtorlással fenyegető </text:span>természetfeletti lényre. </text:p>
      <text:p text:style-name="P15">Ezen tulajdonságok mindegyike elengedhetetlen ahhoz, hogy valódi civilizációformáló erőt kap­junk. Ennek a lénynek „verseny felett álló”, örök és abszolút győztesnek kell lennie, akit soha nem találhatunk meg, nem fenyegethetünk meg semmivel, mert fizikai síkon elérhetetlen. Mindent lát, elrejtőzni előle lehetetlen; hiába nem történik semmi, amikor valamit teszek akarata ellen, ez csak ideiglenes állapot, előbb-utóbb könyörtelenül le fog csapni rám. </text:p>
      <text:p text:style-name="P5">… és mindig ott lesznek azok, akik kétséget nem ismerő módon megmagyarázzák, hogy betegség, sérülés, halál nem más, mint Szauron büntetése korábbi hibám miatt, amit, akkor azt hittem, megúsztam. Mindezt akár vállalhat­nám is annak érdekében, hogy leszármazottaim számára tisztességtelen előnyt harcoljak ki – ám Szauron nem felejt, és generációkon keresztül is büntetheti gyermekeimet bármilyen vétkemért.</text:p>
      <text:p text:style-name="P15">Vajon most Szauronról beszélek vagy tetszőleges vallás istenéről, esetleg a karma törvényéről? Egyikről sem: nem a fizikai világ feletti, egy vagy több lény létezése vagy tulajdonságai az érdekesek, hanem a benne hívő ember hozzá, a közösséghez és önmagához való viszonya. Vagy más oldalról: milyen formában jelenik meg számunkra az az erő, amely belőlünk, egyénekből közösséget kovácsol. Az abszolút vad, biológiai törvények által irányított állapotból a civilizáció felé vezető út kézenfekvő módja a fenti istenkép kialakulása – kérdés az, hogy milyen következményekkel jár e kép fennmaradása a civilizáció eszközkészletének fejlődése során.</text:p>
      <text:p text:style-name="P15">Tolkien történetének fő gondolata az, hogy <text:span text:style-name="T1">a Gyűrű nem kerülhet Szauronhoz</text:span>. Lefordítva ez számomra azt jelenti, hogy a globális értékhordozó nem kerülhet olyan faj birtokába, amely számára az egyedekből társadalmat formáló erő a gyengeségen, a rejtőzködés vágyán és a büntetéstől való félelmen alapszik. Ha ez megtörténik, Szauron – aki lényegében a kényszerítő, korlátlan hatalom – testet ölt. Én úgy látom, ez bekövetkezett. </text:p>
      <text:p text:style-name="P15">Törvényeink, egymáshoz való viszonyunk azt tükrözik, hogy egyéni érdekeink egymás ellen fordítanak minket, a társadalomalkotó törvények pedig büntetéssel tartanak bennünket kordában. Megjelentek a Hatalom gyűrűi, az országok pénzei formájában. Ez lehetővé tette nagyobb szabású közösségi tervek végrehajtását, illetve az emberi tudás felhalmozását, ugyanakkor teret nyitott a hatalom birtokosainak olyan álmok megvalósítására, amelyek gyakran szöges ellentétben álltak az alattvalók szükségleteivel. Mindettől függetlenül ez a hatalom nem volt hordozható; uralkodó és alattvaló ugyanazon a területen élt, az uralkodó csak saját alattvalóitól vásárolhatott szolgáltatást vagy javakat a pénzért cserébe. A folyamatos fizikai fenyegetettség bizonyos szinten korlátozta is vágyai kiélésében: a növekvő alattvalói elégedetlenséget egyre nagyobb katonai erő fenntartásával tudta csak ellensúlyozni, amelyben ráadásul szintén nem bízhatott meg maradéktalanul. A zárt rendszeren belüli ellentétes erők így egyfajta folyamatosan változó, de lényegében fenntartható egyensúlyt hoztak létre (hol hosszú stabil periódusokkal, hol egymást követő forradalmakkal).</text:p>
      <text:p text:style-name="P15">A globális pénzforgalom megszünteti a visszacsatolás hatását: uralkodó és alattvaló (modernebb szóval kizsákmányoló és kizsákmányolt) élhet a bolygó ellentétes oldalán. A kizsákmányoló nincs is tudatában felelősségének, az általa elkövetett pusztításnak; más körülmények között ő maga is kizsákmányoltja... minek is? Egy arctalan „rendszernek”, gazdasági vagy politikai „szükségszerűségeknek”. Világunk rendszere mint „külső”, önálló akarattal, szándékokkal rendelkező, felettünk álló erő jelenik meg, amelyben mi csak lecserélhető alkatrészekként veszünk részt (fogyasztó, hivatalnok, munkás); elfelejtjük azt, hogy mindezt mi magunk hoztuk létre és tartjuk fent nap mint nap – gondolatainkkal, szavainkkal, cselekedeteinkkel.</text:p>
      <text:p text:style-name="P15">Ha ez így van, úgy is dönthetnénk, hogy elpusztítjuk, igaz? Nem, ahogy a Gyűrűt sem lehet elpusztítani, hiszen nem a fizikai forma, a társadalmi szerkezet a probléma, hanem a mi hozzáállá­sunk, amely létrehozza. A Gyűrű, Szauron hatalma nem az asztalon, hivatalokban, számítógépes rendszerekben van, hanem bennünk, akik megteremtettük. Az a feladatunk, hogy a forrását megta­láljuk, a Gyűrűt oda visszavigyük és belevessük. Más szóval: megtaláljuk egyéni ragaszkodásaink, vágyaink forrását, amelyek megteremtetik velünk Szauront; lemondjunk róluk, és építsünk új, az együttműködésen és szereteten alapuló civilizációt. </text:p>
      <text:p text:style-name="P15">Nos, Mordor síksága ehhez képest sétagaloppnak tűnik...</text:p>
      <text:h text:style-name="P20" text:outline-level="2"><draw:frame draw:style-name="fr6" draw:name="Keret1" text:anchor-type="paragraph" svg:x="0.647cm" svg:y="1.132cm" svg:width="15.704cm" draw:z-index="0"><draw:text-box fo:min-height="20.098cm"><text:p text:style-name="Text_20_body">A felsorolás természetesen még sokáig folytatható lenne, de véleményem szerint ennyi elég a most következő állításaim alátámasztására:</text:p><text:list text:style-name="L4"><text:list-item><text:p text:style-name="P40"><text:span text:style-name="T1">A világunkban jelenleg zajló folyamatok</text:span> valóban közvetlenül, általunk is megtapasztalható <text:span text:style-name="T1">negatív hatásokat hordoznak</text:span>, hiába igyekszünk ezeket önmagunk becsapásával eltakarni. Mindez a hatás azonban eltörpül amellett, amit leszármazottainkra gyakorolni fog, akiknek már nem lesz választásuk. </text:p></text:list-item><text:list-item><text:p text:style-name="P40"><text:span text:style-name="T1">A válság </text:span>egyes jelenségei konkrét személyekhez, szervezetekhez köthetők ugyan (állami vezetők, ipari cégek, bankok), <text:span text:style-name="T1">okai</text:span> azonban <text:span text:style-name="T1">mélyebben keresendők</text:span>; a szereplők valóban nem tesznek egyebet, mint eljátsszák a rájuk osztott szerepet. Felelősségük valódi és személyes ugyan, de mozgásterük lényegében csak arra korlátozódik, hogy csinálják vagy távoznak.</text:p></text:list-item><text:list-item><text:p text:style-name="P40"><text:span text:style-name="T1">A rendszer önmagától nem fog megjavulni</text:span>, nincsen benne semmi olyan motiváció, amely a szabályokat vissza tudná terelni a valóság követéséhez, az egyéni érdekek mindig ezzel ellentétesek lesznek.</text:p></text:list-item><text:list-item><text:p text:style-name="P40">Valójában nem mi „rontottuk el az egészet”. Mi csak megélői vagyunk annak az álomnak, amely generációk hosszú sora előtt lebegett; és <text:span text:style-name="T1">nem sikerült</text:span> feldolgozni, kordában tartani és új <text:span text:style-name="T1">irányt szabni </text:span>az általuk teremtett, <text:span text:style-name="T1">bennünk megtestesülő hatalomnak</text:span>. Elődeinket sem szellemi nagyságuk, hanem a természet és a hétköznapi élet által felállított korlátok tartották összhangban a világgal, és késztették arra, hogy saját nehézségeik elől a nekünk szánt szebb jövőben keressenek vigaszt.</text:p></text:list-item><text:list-item><text:p text:style-name="P40"><text:span text:style-name="T1">Nem tételezek fel</text:span> a fizikailag megismerhető szint felett álló <text:span text:style-name="T1">gonosz</text:span>, fajunk elpusztítására felesküdött <text:span text:style-name="T1">külső erőt</text:span>, és nem kívánom igénybe venni az ellenkezőjét sem a probléma megoldására. Természetesen nem tagadom létezésük lehetőségét, sőt, a magam módján hiszek más szintekben, de ez nem befolyásolja azt az alapgondolatot, hogy itt és most nekünk, embereknek vannak problémáink, amelyeket magunknak csináltunk és nekünk kell megoldani is.</text:p></text:list-item><text:list-item><text:p text:style-name="P40">A rendszer két állapota (gyakorlatilag a létezés és az összeomlás) közötti határvonal közelében vagyunk, a mostani világ rövid időn belül el fog tűnni – <text:span text:style-name="T1">csak az a kérdés, hogy felvállaljuk-e az átalakulás irányítását</text:span>, vagy hagyjuk összedőlni magától, mert az utolsó pillanatig ki akarjuk használni előnyeit.</text:p></text:list-item><text:list-item><text:p text:style-name="P40">Amikor azt mondom, hiszek a kiút, pozitív végkimenetel esélyében, akkor ezt nem arra alapozom, hogy befogom a szemem – éppen ellenkezőleg, igyekszem minél pontosabban felmérni a problémákat, a megoldást éppen azok gyökerénél keresem. <text:span text:style-name="T1">Hitem szerint az egyén</text:span>, minden egyes ember, például a kedves Olvasó, <text:span text:style-name="T1">immunizálható a</text:span> rendszerben keringő <text:span text:style-name="T1">méreg ellen</text:span>, ha felismeri azok okát: miért teremtettük őket, hogyan hatnak vissza ránk, és valójában hogyan hatnak, miként érdemes, hasznos és jó kezelni ezeket a tényezőket. </text:p></text:list-item></text:list><text:p text:style-name="Text_20_body">Erről szól az írás további része.</text:p></draw:text-box></draw:frame> <text:s/></text:h>
      <text:p text:style-name="P15"/>
      <text:h text:style-name="P41" text:outline-level="1">A válságot okozó tényezők</text:h>
      <text:p text:style-name="P15">Vajon miért nem természetes állapota az embernek a kiegyensúlyozott, harmonikus gondolkodás, miért kell küzdeni érte? Ha ez természetes lenne, akkor nem „talált volna fogást” az emberi civilizá­ción a ma uralkodó ostobaság. Az ember jó szándékú (különben a hidegháború évtizedeit sem éltük volna túl...), ugyanakkor a fenti jelenségek tanúsága szerint igen kártékony, ha tettekre kerül a sor. Ez azt jelenti, hogy a szándék és a tettek között tragikus félreértések húzódnak – lássuk őket.</text:p>
      <text:h text:style-name="P20" text:outline-level="2">Mintaillesztés</text:h>
      <text:p text:style-name="P42">„Hivatalos”, „nyugati” kulturális hagyományunk hatalmas mértékben támaszkodik az emberi intel­ligenciába vetett hitre, arra, hogy logikus gondolkodással rendelkezünk és mindent ennek köszönhe­tünk. Meg tudjuk ismertetni egymást elődeink és saját magunk eredményeivel, feldolgozzuk és megértjük az információt, majd hasznosítjuk azt. Mindez szöges ellentétben áll a keleti hagyománnyal, amely ugyanezt nem sokra értékeli, helyette a megtapasztalást és a megvilágosodást helyezi előtérbe.</text:p>
      <text:p text:style-name="P42">Amikor „racionális, nyugati emberként” magunkra tekintünk, lényegében egy automatát képzelünk el: bemennek az információk, összekapcsolódnak a korábbi ismeretekkel, elgondolkozunk rajtuk, és a lehetőségek tudatos elemzése útján kialakul az eredmény. Ha helytelen döntést hozunk, akkor álta­lában a hiányos információkra vagy elégtelen tudásra hivatkozunk; ha ez (a sokadik hiba után már) nevetségessé válik, az önsajnálatot és lebecsülést választjuk – egyedi és társadalmi szinten egyaránt.</text:p>
      <text:p text:style-name="P15">Állításom szerint ez a modell eleve téves: a gondolkodással kapcsolatos elméleteinket megtestesítő számítógéppel szemben <text:span text:style-name="T1">az emberi agy valójában képtelen az ilyen fajta logikus gondolkodásra</text:span>.</text:p>
      <text:p text:style-name="P15">A számítógép a legutóbbi időkig jellemzően egyetlen, ma (az extrém példáktól eltekintve) néhány (2, 4, ...) feldolgozó egységgel (processzor maggal) rendelkezik. Ezek rendkívül bonyolult logikai áramkörök tömegéből állnak, amelyek soha nem változnak. A változó rész a program, amit a gép nagy sebességgel beolvas, és az aktuális adatokon végrehajt. Egy feldolgozó egység egy időben egyetlen feladatot hajt végre; az, hogy számunkra úgy tűnik, sok mindennel foglalkozik egyszerre, csak attól van, hogy sok párhuzamos folyamatot „tart fejben”, és gyorsan tud váltani közöttük. Például az, hogy a billentyűleütésre megjelenik a képernyőn egy karakter, annak köszönhető, hogy a gép egy pillanatra megszakítja aktuális tevékenységét, és feldolgozza a billentyűzetről érkező jelet, majd folytatja, amit addig csinált. Állíthatjuk, hogy a számítógépben megbízhatóan, pontosan az fog történni, amit a programmal számára előírtunk, működése logikus, kiszámítható.</text:p>
      <text:p text:style-name="P15">Az emberi agy minden téren pontosan ellentétes módon viselkedik. A néhány komplex, jól szabá­lyozott feldolgozó egység helyett <text:span text:style-name="T1">sok milliárd egyszerű kapcsolóból áll </text:span>(internetes források 25-300 milliárd közötti számokat említenek!): ha a neuron „belépő oldalán” megjelenő jelzések túllépnek egy küszöböt, akkor ő is kiküld egy jelzést. A számítógép esetében a „program” az „adathoz” hasonlít: parancsok sora, amelyeket végre kell hajtani. Az agyban a „program” maga az agy; a tanulás, vagyis egy program „betöltése” az agy struktúrájának megváltoztatását, kapcsolatok létrehozását és megszüntetését jelenti. Az agy minden egyes eleme minden pillanatban aktív, valamilyen ingerületi állapotban van; nincs kijelölt folyamat, program, amelyet éppen futtatna, ahogyan nincs program sem; minden egyszerre történik. Ha egy számítógép működését meg akarom szakítani, majd újraindítani, csak azt kell tudom, milyen programok éppen hol tartanak, ezt elmenthetem, bármikor újra betölthetem, és minden ugyanúgy fog folytatódni. Az agy esetében ez azt jelentené, hogy minden egyes neuron ingerületi állapotát meg kellene jegyeznem, illetve az agy teljes struktúráját is lemásolnom, mivel minden pillanatban születnek és szűnnek meg kapcsolatok. És ha mindezt megtettem, lemásoltam, és öt perc múlva visszatöltöttem az egészet, akkor sem mondhatom, hogy a másolat öt perc késésben van csupán az eredetitől, mert az eredeti az eltelt öt perc alatt már tetszőleges mértékben, a másolattól függetlenül megváltozhatott.</text:p>
      <text:p text:style-name="P43"/>
      <text:p text:style-name="P5"><text:span text:style-name="T1">Az agy szerkezetét tekintve tehát semmitől sem áll távolabb, mint egy „megbízhatóan gondolkodó gép­től”.</text:span> Mi lenne hát a valódi feladata? <text:span text:style-name="T1">Az agy egy „mintaillesztő gép”! </text:span>Az evolúció során egyre bo­nyolultabbá váló idegrendszer egyetlen feladata: az egyén(!) életben maradási esélyeinek növelése azáltal, hogy a saját tapasztalatok felhasználásával kifinomultabban reagáljon a környezeti hatások­ra – szemben a faj fennmaradásának szintjén a kevésbé megfelelő egyedek gyorsabb pusztulására építő fiziológiai evolúcióval. (Ironikus módon a két hatás ellentétes: a fiziológiai gyengeség szelektáló hatását csökkentheti, sőt semmissé teheti a finomabb idegrendszer – ennek fajszintű példája maga az emberiség).</text:p>
      <text:p text:style-name="P15">Az agy feladata tehát kettős: a korábbi tapasztalatok alapján legjobb reakció lehető leggyorsabb kiválasztása, illetve a „hasznos” minták folyamatos beépítése. Ehhez egyrészt az érzékszervektől folyamatosan áradó információfolyamból mintákat szűr ki a lehető leggyorsabban, és a viselkedést a mintákhoz legjobban illeszkedő emléknyomok alapján határozza meg. Ezzel egy időben rövid távon raktározza a beérkezett eseményeket, vagyis a „rövidtávú tároló” struktúrája folyamatosan változik, emlékminta-kezdemények születnek benne. Amennyiben a minta mellé erős belső változások társulnak (a tigris szagához a támadó állat, a faág tapintásához az, hogy eltörik a lábam alatt), a minta bevésődik a hosszú távú mintaraktárba, hogy legközelebb megelőzhessen egy kellemetlen helyzetet. A minél gyorsabb reakció érdekében az agy hierarchiát épít bemenő és kimenő oldalon egyaránt: az emlékekből kiemeli a lényegesnek tartott elemeket, és csak azokat raktározza el; a bejövő millió párhuzamos ingerben még az illesztés folyamata előtt mintákat, hasonlóságokat keres (ilyen például az arckifejezések felismerése egy addig soha nem látott arcon) így csökkenti a mintaillesztés bonyolultságát; illetve az irányítás oldalán is hierarchiát szervez: tudati szinten elég elhatároznom, hogy odamegyek az asztalhoz, az ehhez szükséges hihetetlenül összetett izomvezérlési sorozatot már nem kell egyenként végigkövetnem, mert „beidegződött”: az agy mozgásokért felelős rétege kisgyermekkorban, milliónyi véletlenszerűnek tűnő mozgás-kísérlet során megtanulta megvalósítani a szándékot.</text:p>
      <text:p text:style-name="P15">A fenti működésben ott rejlik „gondolkodás” gyökere is, ami valójában a tapasztalatok újraélésének, hasonlóságok keresésének és a lényegtelennek tűnő részletek elhagyásának képessége. A gyors válasz létrehozásához használhatatlan a milliónyi, teljes részletességű emlékkép: helyettük néhány kiemelt jellemzőre van szükség, és tengernyi párhuzamos szálra, amin a pillanatnyi állapot „befut” a memóriába, és különféle erősséggel a felszínre hoz néhány emléket, amelyekből a reakció összeállítható. <text:span text:style-name="T1">A gondolkodás „képessége” tehát az, hogy az agy bizonyos alrendszerei a külső hatásoktól függetleníteni képesek magukat</text:span>, és belső, önmaguk által keltett ingereket keringtetnek az idegsejtek között (ahogy mondjuk, gondolatainkba merülünk). A gondolkodás eredménye lehet az emlékekből származó minták egyszerűsítése, de akár új minták (vagyis meg nem történt események emlékeinek) létrehozása, illetve az előszűrő rendszer megváltozása is (a rendszeresen elhanyagolt jellemzőket már a bemeneti oldalon érdemes kiszűrni, így „érzéketlenné válunk” bizonyos informá­ciókra). Nem szabad azt sem elfelejteni, hogy magát <text:span text:style-name="T1">a gondolkodást is az agyunk végzi, amely struktúrájával alkalmazkodik a benne zajló folyamatokhoz;</text:span> nincs „program”, így „megtanulhatja” az optimizmust és a pesszimizmust egyaránt – rajtunk áll, hogy melyiket gyakoroljuk be.</text:p>
      <text:p text:style-name="P15">Az állatvilágban is működik az újraélés: egy kísérlet során egy macska agyában blokkolták azt a mechanizmust, amely alvás közben lekapcsolja az agy irányító rendszerét a testről, és az alvó macska vadászni kezdett. Vajon a mi különleges gondolkodó képességünk nem más, mint az, hogy megtörtük az ébrenlét (információgyűjtés és reakcióvezérlés) és az álom (információfeldolgozás, rendszerezés, struktúraátalakítás) szigorú időbeli felosztását, és az álomfunkciókat ébrenlét közben is képesek vagyunk fenntartani? A gondolkodás lényegében éber álmodás?</text:p>
      <text:p text:style-name="P5">A gondolkodás tehát az emberi agy fő működésével valójában ellentétes irányú folyamat: míg az idegrendszer elsődleges célja a minél gyorsabb és teljesebb rögzítés és reakció, addig a gondolkodás az agy szerkezetének, működési szabályainak belülről történő „tudatos” alakítása, amely visszahat az ingerek felvételére és a tárolt emlékekre egyaránt. A <text:span text:style-name="T1">logika a gondolkodás ellenőrzésére szolgál</text:span>, hogy a belső alakulások valóban értelmes irányban menjenek végbe, a végrehajtott egyszerűsítés megalapozott és hasznos legyen a továbbiakban; a hiba tragikus lehet (egyéni és társadalmi szinten egyaránt): fontos információk elhanyagolása a megismerés során, lényeges tapasztalatok félresöpré­se, a kiválasztottak téves értelmezése, a reakciók hatásainak elégtelen felmérése és rossz értékelése. </text:p>
      <text:p text:style-name="P15">Az agy kettős működése olyan, mint az ember mozgása, amelyhez egyaránt nélkülözhetetlenek a kemény csontok (a logika szabályai), az ízületek (az új információk alapján megváltoztatható következtetések) és az egészet folyamatosan mozgásban tartó, állandóan változó állapotú izmok (a külvilág ingereinek befogadása és a rájuk adott reakciók). Ha a részek nem látják el saját feladatukat, a harmónia megbomlik.</text:p>
      <text:p text:style-name="P15">A logika (bárki számára elérhető) szabályai a gondolkodás lépéseit formalizálják: hogyan kezelhe­tők, értékelhetők és kapcsolhatók egymáshoz a különféle információk; milyen módon érdemes állí­tani valamit, és milyen mondatok értéktelenek. A logikus gondolkodás elsajátítható és folyamatos gyakorlással fenntartható, viszont karbantartás és megfelelő minták hiányában önmagától is erodá­lódik, nem beszélve arról, ha intézményes szinten igyekeznek tönkretenni. Vegyük például a „Magyarország célba ér”, vagy az „aki magyar, velünk tart” mondatokat, melyek logikailag ekvivalensek a következővel: „armukli paktter pú!!”. A beszélő nem definiálja, mit ért „Magyarországon”, „célon”, „magyaron” vagy azon, hogy „velünk tart”, éppen ellenkezőleg, a szavak érzelmi töltésére apellál, nem gondolati, hanem zsigeri szinten igyekszik hatást kiváltani. Ezért nem volt érdemes megtanulni beszélni, írni, globális médiát kifejleszteni, egy sima „huuáááá!” is meg­tenné a támogató tömeg előtt. Ugyanez igaz a reklámokra, filmekre, játékokra, bulira – gyakorlati­lag szinte mindenre, amivel ma körülvesszük magunkat.</text:p>
      <text:p text:style-name="P15"><text:span text:style-name="T1">Ideje tudomásul vennünk, hogy a gondolkodás szabályait tudatosítanunk, fenntartásuk felett folya­matosan őrködnünk kell,</text:span> különben „elromlik”, és ezerféle babonával tölti ki a valós megismerés és következtetések helyét. Ez száz évvel ezelőtt nem lett volna probléma, de ma, globális fajként hihe­tetlen hatalom birtokában vagyunk, így ezt már nem engedhetjük meg magunknak következmények nélkül. Ma egy ostoba ötlet, téves minta (pl.: a trópusi fából készült asztal „az igazi”, vagy a tigris­bajusz mindenre orvosság, az elefántcsont, a …, az eldobható italos palack vagy pelenka „mo­dern”, ha nincs jó autód senki vagy, a menő emberek Thaiföldön nyaralnak) a globális médián keresztül mindenhová eljut, a globális szállítási és kereskedelmi kapcsolatok révén bárhol kielégíthetővé válik – és az üzlet mindkét végén (erőforrások és szemét) brutális pusztítás a következmény.</text:p>
      <text:h text:style-name="P20" text:outline-level="2">A halál és sérülékenység tudata</text:h>
      <text:p text:style-name="P15">Alaposabban megvizsgálva a kérdést, éppen az ellenkező oldalra kerülünk: embernek lenni a legidegesítőbb dolog a világon. Rendelkezünk a gondolkodás képességével, amit az evolúció azért talált ki, hogy az egyed a saját életét és egészségét képes legyen egyre kifinomultabb ismeretek birtokában megő­rizni. Ennek érdekében a logika segítségével először megtanulja a bejövő ingerek csoportosítását, okok és következmények összekapcsolását, míg eljut a jövőbeli események kikövetkeztetéséig, <text:s/>saját tervek készítéséig. Ekkor pedig megkapja a legnagyobb pofont: saját végességének tudatát.</text:p>
      <text:p text:style-name="P15">Hiába az ügyesség, az erő, a tudás – a játék könyörtelenül véget fog érni egyszer. Ráadásul ez az „egyszer” bármelyik pillanatban bekövetkezhet, gyorsan vagy lassan, könnyen vagy sok szenvedés, rokkantság, mentális leépülés után. Ha fiatalon halok meg, egy csomó álmom marad betöltetlen, ha idős koromban, akkor sok szeretett rokont, barátot kell ápolnom, eltemetnem.</text:p>
      <text:p text:style-name="P15"/>
      <text:p text:style-name="P5">Lehet „igazságtalan hozzám az élet”, bármelyik pillanatban elveszíthetek bárkit és bármit (ráadásul tudatában kell lennem: bármilyen rossz is nekem, milliók vannak sokkal rosszabb helyzetben, mér­hetetlen kiszolgáltatottságban, a felemelkedés legkisebb esélye nélkül). Minden emberi kapcsola­tomban ott rejlik a sérülés, a veszteség lehetősége, minél szorosabban kötődöm másokhoz, annál nagyobb fájdalom kockázatát vállalom.</text:p>
      <text:p text:style-name="P15">Agyunk tehát a lehető legrosszabb helyzetbe kerül. Feladata az, hogy sérüléseink lehetőségét minimálisra csökkentse, biztosítsa a lehető leghosszabb életet, ugyanakkor elemzőképességével feltárja, hogy ez teljesen lehetetlen: mindkét téren óhatatlanul veszíteni fog, és ez minden erőfeszítése ellenére bármikor és bárhogyan bekövetkezhet. A másik oldalon pörög az örök, beégetett program: <text:span text:style-name="T1">keress kiutat</text:span>.</text:p>
      <text:p text:style-name="P15">Ebből a helyzetből két irányban kínálkozik menekvés, a végeredmény általában valahol a kettő között lesz. Egyik lehetőség a következtetések figyelmen kívül hagyása: ugyan, odébb van az még... Közben a logikus gondolkodás (az önellenőrző funkció) jelzi, hogy „nincs odébb”, bármi bármikor bekövetkezhet, vagyis az akarat, a jó közérzet védelmi funkciói, az agy „önjutalmazó” mechaniz­musai szembekerülnek a logikus gondolkodással. Az önjutalmazó mechanizmusok vezérlik az agy önprogramozó tevékenységét (a megerősített minták megmaradnak, a téves minták eltűnnek), így az agy rombolni kezdi saját logikai képességeit – belső („pörgés”, <text:s/>felszínessé váló belső párbeszéd és emberi kapcsolatok) és külső (alkohol, kábítószerek, adrenalinfüggőség) eszközökkel egyaránt. Felszámolni természetesen képtelen, hiszen logika nélkül képtelen lenne bármit is tanulni – sokaknál ez jellegzetes kedélyhullámzást vagy a személyiség rétegeinek szétszakadását okozza.</text:p>
      <text:p text:style-name="P15">Másik menekvés „megnyugtató minták” keresése: olyanoké, amelyek tudással kecsegtetnek az elkerülhetetlen negatív eseményekkel kapcsolatban. Agyunk felismert és feloldhatatlan belső konfliktusa követeli azt, hogy legyen valami megnyugtató, biztató információja a „derült égből lecsapó” szenvedésekről, a minden logikus magyarázat nélkül, gyakran a legrosszabbkor érkező halálról. Legyen bár ez Isten, a karma törvénye vagy a démonok játéka, mindegy: kapaszkodó, amihez lehet igazodni; végre ezen a téren is vannak „játékszabályok” amelyekhez igazodhatunk, amelyek kiutat mutatnak, a tragédiák elkerülhetőségét vagy feldolgozhatóságát ígérik.</text:p>
      <text:p text:style-name="P15">A természetfeletti folyamatok keresése tehát az agy „zsigeri igénye”, teljesen függetlenül attól, hogy létezik-e ez a természetfeletti szint. Két jelenség kiemelése igen fontos: egyrészt, ez egy hatalmas „piac”: amennyiben sikerül valakiben a megfelelő mintákat elültetni, szinte teljes mértékben irányíthatóvá válik! Agyunk minden pillanatban védeni igyekszik minket, keresi a legjobb megoldást – azonban folyamatosan ott kering benne, hogy bármikor bármi megeshet, mindenre fel kell készülni, vagy (ami egyszerűbb): gondoskodni róla, hogy a dolgok „jó irányba” haladjanak. Minden gondolat és tett mögé oda lehet tolni a láthatatlan szellemvilágot, akikkel folyamatosan jó viszonyt kell ápolni, hogy elkerülhessük a rontást, a démonokat vagy a kárhozatot. Az pedig, aki a „helyes viselkedés” módját sugalmazza, ennek megfelelően szinte bármit megtehet, szinte bármikor beleavatkozhat a „hívő” életébe. Nem csoda tehát, hogy mostanára a spiritualitás, a szekták, jóslás, „okkult tudományok” ilyen hatalmas üzletté nőttek.</text:p>
      <text:p text:style-name="P15">A másik fontos tényező a „hívő” ragaszkodása, ami szintén teljesen természetes: Isten (vagy a karma, Buddha, Krisna, a vudu, bármi) a magyarázat minden jelenségre, az ő meg nem értett szándékai a problémák forrása – Ő tehát abszolút igaz, Ő az a világon kívüli pont, amihez minden méretik (most és halálunk óráján). Figyelem: ez a mondat nem istenről (…) szól, hanem arról, hogy a benne hívőnek zsigeri szükséglete az, hogy abszolút, mindenható és egyedül igaz legyen az, amiben hisz. A kétely mögött ugyanis megint kidugja a fejét az agy totális bizonytalansága, talaj­vesztettsége. Ez magyarázza a görcsös ragaszkodást nevekhez, tabukhoz, kinyilatkoztatásokhoz, ez a forrása a múlt és sajnos a jelen vallásháborúinak (amit, félreértés ne essék, nem <text:span text:style-name="T1">ellenünk vívnak</text:span> a zsidók, keresztények, muzulmánok stb., hanem egyforma felelősséggel vívunk egymás ellen). </text:p>
      <text:p text:style-name="P15"/>
      <text:p text:style-name="P5">Korábban a történelmi egyházaknak mindig meg kellett birkózniuk a közösség összetartásának kérdésével, minden réteg számára elérhető és megnyugtató vigaszt kellett nyújtaniuk. Ma a különféle csodahirdetők tetszőleges távolságból, alaposan „megszűrt” hívőcsoporttal tudnak „dolgozni”, elég néhány hatalommal vagy hírnévvel rendelkező lelkes követő, és az egyház, tanainak minőségétől és hirdetőinek képességeitől, szándékaitól függetlenül él és virul. A kötődés szomorú következménye, hogy minél hiteltelenebb a „vezér”, annál elvakultabbak a követők, annál hihetetlenebb képekkel kell megtámogatni vagy akár elnyomni a logikus gondolkodást. Végső esetben sajnos a spiritualitás képes összefonódni a logikus gondolkodás elnyomásával, és akár ugyanolyan „pótszerré” válni, mint az alkohol.</text:p>
      <text:p text:style-name="P15">Összefoglalva: amennyiben nem vagyunk képesek feldolgozni saját esendőségünk problémáját, <text:s/>ezzel a viselkedésünkért végső soron felelős rendszert állandó stresszben tartjuk, és ilyen körülmények között nem várható el tőle a helyes működés. Jelen világunk nagyon kevés fogódzót nyújt az egyénnek ehhez, ugyanakkor szélesre tárja a kaput az ezt a helyzetet érdekből vagy saját sérüléseiktől űzve kihasználó sarlatánok előtt. A betegség fennáll, de a gyógyszer sok esetben kuruzslók kezébe került, köztük a zsibvásáron valódi értéket találni nagyon nehéz.</text:p>
      <text:h text:style-name="P20" text:outline-level="2">Korlátozott erőforrások</text:h>
      <text:p text:style-name="P15">Mindezek tetejében kénytelenek vagyunk a korlátozott erőforrásokon megosztozni: ezt a kis időt sem tudjuk úgy eltölteni, hogy mindenki békében és nyugalomban azt egye, igya, csinálja, ami éppen az esszébe jut (az elképzelt „Édenkert”), hanem éppen ellenkezőleg: mindenért, amire szükségünk van, meg kell dolgoznunk (pontosabban ma inkább azt mondjuk: <text:span text:style-name="T1">valakinek</text:span> meg kell dolgoznia), ráadásul akkor sem lesz belőle „bármennyi”, így azt el kell osztanunk egymás között, majd a saját részt is „beosztani”, hogy kitartson a következő osztozkodásig. Mindez pedig frusztráló, hiszen én <text:span text:style-name="T1">akarom</text:span> azt a valamit, és bosszant, hogy valaki más is akarja. Miért nem lehet, hogy <text:span text:style-name="T1">mindenkinek</text:span> legyen sok; és ha már nem lehet mindenkinek, akkor miért nem lehet <text:span text:style-name="T1">nekem</text:span> sok.</text:p>
      <text:p text:style-name="P15">Ismét fel kell idézni: az emberi agy az egyén túlélési esélyeinek maximalizálására alakult ki – a másik ember ebben egyáltalán nem szerepel, ráadásul <text:span text:style-name="T1">neki is ugyanilyen agya van!</text:span> Ha nem tudunk egymásról eleget, nincsenek arra utaló minták az agyunkban, hogy együttműködve hatékonyabban oszthatjuk meg a korlátos javakat, akkor bizony kizárólag vetélytársakként fogunk tekinteni a másikra. Ha én azt mondom: na jó, ideengedlek, a másik röhögve elviszi az összes „valamit”, nekem meg marad a negatív emlék – juszt se leszek rendes a legközelebb.</text:p>
      <text:p text:style-name="P15">Ahhoz, hogy képesek legyünk közösségi lényként üzemelni, az agyunkat be kell tanítani ezekre a folyamatokra. Ha a közösség egyes tagjait „megfertőzik” a közösségi viselkedés mintái (most mosolyoghatnak a mém-hívők), ezek a minták képesek pozitív visszajelzéseket generálva egyre erősebbé válni. Ismétlésként: nem logikus magyarázatokról van szó, mert az semmit sem jelent, hanem mintákról, személyes vagy abszolút igaznak tekintett külső forrásból származó tapasztalatokról. Igen, itt jön be a képbe egy nép mitológiája, vallása. Miből áll például a görög mitológia? Történetek hatalommal rendelkező lények konfliktusairól. Miért hasonlít az Ószövetség időnként egy telefonkönyvre? Így van mihez kötni azokat a történeteket, amiket elmesél. A lényeg: a közösség tagjai gondoskodnak arról, hogy mindenki agyában rögzüljenek ezek a minták. Az egyének közötti érdekellentétek törvényszerűen váltanak ki ütközéseket gyakorlatilag minden esetben; akkor viszont, ha ehhez mindkét fél rendelkezik közös, beégetett mintakészlettel, nem muszáj állati szinten reagálni a helyzetre, van minta, amihez kötni lehet. Ha egymás között mégsem sikerül rendezni a kérdést, van minta arra is, hogy kihez kell fordulni: természetesen a paphoz, rabbihoz stb., aki a közösség bölcsességének, mintakészletének letéteményese.</text:p>
      <text:p text:style-name="P15"/>
      <text:p text:style-name="P5">Másik nagy „konfliktuskezelő” a zárt közösség, a közvetlen tapasztalat. Amennyiben egy erőforrás szűkösségét a rá igényt tartó emberek közös problémaként élik meg, külső forrásból származó gondként, akkor a probléma magja nem az lesz, hogy azt a bizonyos most meglevőt ki kapja végül, hanem hogy mit lehet tenni egy közösségi szinten felmerült hiány, konfliktusforrás ellen. Ehhez az kell, hogy tapasztalatom legyen a hiányról, tudjam, mennyire kellemetlen, ha nincs az a valami, és a közösségem tagjának érezzem azt az embert, aki velem egy időben jelzi igényét. Ekkor történik meg a váltás a destruktív: <text:span text:style-name="T1">„add ide, az enyém!”</text:span> és a konstruktív: <text:span text:style-name="T1">„hé, kinek kellene még ilyen? Vagyunk elegen ahhoz, hogy változtassunk ezen a hiányon, vagy próbáljuk meg elosztani ezt, ami van?”</text:span> Érdemes a hátteret is figyelni: az első titkolózna, a második publikál. Az első a saját erőben bízik, amellyel a konkrét konfliktus megoldható, a második a közösség erejére számít, bízik abban, hogy a hiány meghirdetése nem újabb vetélytársakat, hanem segítőtársakat fog eredményezni, akikkel eldönthető, hogy a közös erőt az igazságos elosztásra vagy a több előállítására érdemes használni.</text:p>
      <text:p text:style-name="P15">A múlt századig mindkét feltétel gyakorlatilag adott volt. A fizikai távolságok mérhetetlen nagyok voltak (idő, utazás kockázata, információs távolság – aki elment száz kilométert, lehet, hogy soha többet nem hallott az otthagyottakról), tehát adott volt a zárt közösség. Ennek minden tagja részt vett a közösség létfenntartó munkáiban (mezőgazdaság, ipar); az „eladható termékeket” létrehozó emberek gondoskodtak a kívülről származó javak (só, nyersanyagok, stb.) behozataláról. Nem volt kérdés, hogy mindenkinek az a feladata, amiben a közösség őt a legjobbnak tartja, a lustaságot azonnal büntette. Mindennapos volt a súlyos betegség, megnyomorodás, halál – együtt éltek ennek tudatával, természetes volt a közös segítségnyújtás, amikor lehetőség volt rá, hiszen bárki lehetett a következő, másrészt mindenki személyesen emlékezett arra, mennyit kapott a most éppen „haszontalanná” vált embertől. Ugyanilyen természetes volt ugyanakkor a lemondás a menthetetlen esetekről, amikor a közösség tudása vagy éppen pillanatnyi nélkülözése lehetetlenné tette a segítségnyújtást. Ehhez megint megvoltak a közösség mintái a mítoszokból, vallásokból, amelyek mindig erőt és vigaszt is nyújtottak a nehéz helyzetekben.</text:p>
      <text:p text:style-name="P15">A közösség ereje méretével együtt nő – hatékonyabban tudja elosztani a munkát, több kapacitása marad a nem termelő, önfenntartó tevékenységekre (oktatás, gyógyítás, rendfenntartás, hódítás stb.), így növekedésre vannak ítélve: a nagyobb elpusztítja vagy magába olvasztja a kisebbet. Egyre nagyobb „foltok” alakulnak ki közös „mitológia” (vallás, nyelv, „nemzettudat”, …) mentén, ezek határain egyre erősebb az ellentét – a közösségek buta egyénekként viselkednek a konfliktusok során, közöttük nincs „közösségtudat”, nincsenek minták, amelyek alapján közösen megoldást kereshetnének – háborúzni kezdenek. A harcot persze olyan egyének vívják, akiknek személyesen semmilyen konfliktusuk nincs, sőt, alapvetően felismert, jóval mélyebb sorsközösségben élnek egymással, mint <text:s/>saját vezetőikkel, ezért a közösség teljes mértékben félrevezető mintákról gondoskodik, amelyek képessé teszik a harc kirobbantását. Utána már a személyes negatív minták: társak, ismerősök halála az „ellenség” által már elég a romboló spirál beindítására.</text:p>
      <text:p text:style-name="P15">Ez addig működik, amíg a közösség tagjainak egyéni tudatossága nem képes felülkerekedni az irányítók által gerjesztett ideológiai nyomáson. Az egyén inkább megtagadja saját közösségformáló mintakészletét, ha felismeri, hogy ennek révén akarják rávenni arra, hogy ártson embertársának. Ha ez a folyamat nem indult volna be időben, ma egy atomháború sugárfertőzött áldozataiként sirathatnánk az elpocsékolt civilizációt. A „nagy generáció” megpróbált egy saját minta-készletet összeállítani a világ összes vallásából, kultúrájából, hogy az emberek, akik a világ-közösség tagjának tekintik majd magukat, megszabaduljanak minden olyan nyomástól, amely egymás ellen uszítaná őket. </text:p>
      <text:p text:style-name="P15"/>
      <text:p text:style-name="P5">A szép elméletnek egy buktatója volt: a működő mintastruktúra felépítéséhez két dolog kell: a koherens mintakészlet, és a közvetlen közösség, amely ezek szerint működik. A mindenhonnan összekapkodott foszlányok eredménye az állandó csapongás: a belső tapasztalatok megéléséhez mély, stabil hit és odafordulás kell. Ha tizenöt egyforma vallás van körülöttem, miért ragadnék le egy mellett, amikor már hetek óta hiszek benne, és még mindig nem történt semmi... Pedig bármelyik mögött ott van az a közös megtapasztalás, csakhogy ehhez évek, évtizedek kellhetnek. Vagy egy kis kábítószer, amely mindegyik mögé percek alatt odavarázsolja a csodavilágot.</text:p>
      <text:p text:style-name="P15">A Himalája vagy egy szent forrás igazi értéke nem megtapasztalható egy egyhetes „spirituális utazás” által, hiszen ennek mélyén egy élő közösség ereje van: a szüleim, <text:s/>ismerőseim, az általam tisztelt emberek csak akkor keresik fel ezt a helyet, akkor emelik a szemüket a Hegyre, amikor Istennel kívánnak találkozni, és lelküket megfelelően megtisztították. A szertartás tisztelete és ennek folyamatos megtapasztalása tanít a türelemre, a saját érdekek egy magasabb szint előtti feloldására. Más szavakkal: ez a viselkedés csak akkor lehet képes beépülni (evolúciós okokból kizárólag egyéni érdekeimet figyelő) agyam mintakészletébe, ha kizárólag pozitív, megerősítő tapasztalat, érzékelhető haszon (a közösség támogatása, a belőle származó erő, biztonság) kíséri a saját érdekek ilyen módon történő feladását.</text:p>
      <text:p text:style-name="P15">Az átalakulás eredménye a mai világ. Az egyéni szabadság (legalábbis az általunk megismerésre méltatott, magyarul: ebben egyetértő kultúrákban) egyeduralkodóvá vált, az erőforrásokon való megosztozás egyetlen módja a harc, amelyet a piacgazdaság verseny-szemlélete szentesít. A helyi közösségekben nincsenek mindenki által egyformán tisztelt mintakészletek, amire a konfliktuskezelést alapozni lehetne – sőt, a média által sugalmazott minták jellemzően a harcot népszerűsítik. Nincsenek közös tapasztalatok sem, mert az egymás mellett élők nem függenek közvetlenül egymástól, hanem bonyolult rendszerek közvetítenek közöttük; anyagi helyzetük és virtuális ismerősi körük teljesen idegen egymás számára. </text:p>
      <text:p text:style-name="P15">Mielőtt ez „felelősségrevonás-szerűvé” válna, hozzá kell tenni, hogy semmi csodálatos nincs abban, hogy a fürdővízzel a gyereket is kiöntöttük, mert mindkét oldalról a kellemetlen dolgokat kellett volna megtartani: a régi rendszerből a korlátokat és a szabályokat, ezekre viszont egy teljes, személyesen vállalt felelősséget helyezni. Természetes, hogy az ellenkezőjét választottuk: a korlátoktól való szabadulást és a felelősség kerülését.</text:p>
      <text:h text:style-name="P20" text:outline-level="2">Félelem, hazugság, rejtőzködés</text:h>
      <text:p text:style-name="P15">Adott tehát immár két komoly feszültségforrás: egyrészt a végesség és sérülékenység tudata, másrészt az a tény, hogy az erőforrások is végesek, tehát nem csak a ködös jövőben fenyeget engem a fájdalom, szenvedés és halál, hanem a jelen pillanatban is bármikor megeshet, hogy éhes, szomjas leszek, vagy fázni fogok, és nem tudom megoldani a problémát, mert az erőforrások végesek, és esetleg másoknál vannak. Ezek az információk állandó félelmet keltenek agyamban, bár jellemzően nem emelkednek a tudatos szintre, és valójában minden erőmmel azon küzdök egész életemben, hogy ne is kerüljenek a felszínre. Sokkal jobban szeretek kellemes, pozitív dolgokkal foglalkozni, mint mondjuk a haláltól, szűkölködés veszélyétől való állandó és jogos félelemmel. Ugyan mi értelme lenne az ellenkezőjének?</text:p>
      <text:p text:style-name="P15">Az agyam természetes funkciói közé tartozik, hogy védi saját integritását, igyekszik elkerülni az olyan, esetleg kialakuló önerősítő folyamatokat, amelyek csökkentik a külvilág felé forduló figyelmet, reagálókészséget, felkészültséget. Ebbe a körbe tartozik az is, amikor a nyilvánvalóan megoldhatatlan kérdéseken töprengek: a mókuskerék egy idő után taszítani kezd: beindultak agyam védelmi mechanizmusai, „nincs kedvem” ezekkel a kérdésekkel foglalkozni. Szeretnék most nagyon pontosan fogalmazni: <text:span text:style-name="T1">a gondolkodás lezárásának semmi köze nincs a lustasághoz vagy felelőtlenséghez</text:span>. </text:p>
      <text:p text:style-name="P5">Egyszerűen annyi történik, hogy az emberi agy végzi a dolgát: az egyén életben maradásához szükséges alapfunkciók megfelelő szinten tartását. Ha azt érzékeli, hogy ebből a szempontból terméketlen tevékenység (tulajdonképpen reménytelen, kétségbeesett gondolatok) túl sokáig keringenek a fejemben, védekezik és ellentétes parancsokat ad – mondhatni: lekapcsolja a lámpát.</text:p>
      <text:p text:style-name="P15">A gyerekszobában leoltott lámpához hasonlóan: a félelem nem huny ki, sőt inkább erősödik, amikor a tudat kontrollja megszűnik. A tudatos gondolkodás némi reményt adó kiútkeresése abbamarad, a „baj” elkerülhetetlen, végzetes „katasztrófává” minősül, és „zsigeri szintre” kerül. Úgyis mindegy, tehát inkább addig tegyünk meg mindent, amíg lehet; a hétköznapi tudat számára pedig keressünk, teremtsünk olyan környezetet, amelyben képes a megoldhatatlan problémákat „a helyükön, a pincében”, vagyis a tudat alatti szinten tartani.</text:p>
      <text:p text:style-name="P15">Ez a motorja mai civilizációnk harsogásának, színkavalkádjának, termékbőségének: olyan környezetet teremteni, amely elszigetel engem saját megoldatlan problémáimtól. Itt gyökerezik elpusztíthatatlansága is: minden szokásos frázissal szemben nem arról van szó, hogy ez a mai világ megnyomorítja az embert, hanem éppen az ellenkezőjéről: az ember a saját felismert és menthetetlen nyomorának tudata ellen védekezik, amikor megteremti és magára húzza ezt a színes poklot. A reklámok hazugsága nem létezne, ha nem lenne elegendő méretű célcsoport, mely pont azt a hazugságot nem kívánná hallani – legyenek ezek kozmetikumok, autók, mobiltelefonok vagy fizetett politikai hirdetések.</text:p>
      <text:p text:style-name="P15">Az éhezéstől rettegő, zsigereimben élő elődök számtalan generációját vakítják el az áruházak teletömött polcai. Ő az, akinek megnyugtatására plázákban vándorlunk, kirakatokat nézegetve: nyugi, látod, van elég étel, ital, ruha, minden... De ő az, aki a tudatunk küszöbe alatt élve ennek ellenére nem nyugszik meg, mert nem csak a tudatos szint hazugságát, hanem rejtett félelmeit is ismeri: tudja, hogy hiába a mérhetetlen árutömeg, csak a pénztárcánk vastagságának mértékében részesülhetünk belőle. Tudja, hogy ebben a pillanatban látunk, érzékelünk számtalan olyan, velünk egy helyen élő embert, akinek nem jut a bőségből, aki eladósodott, nincs lakása, nem tud bejönni ezen a nyitott ajtón, nem tud elvenni semmit ezekről a nyitott polcokról, hiába kínálják magukat a finomságok. Tudja, hogy ebben a pillanatban is éhen és szomjan halnak emberek, válogatott módon mészárolják le egymást okkal vagy csak szórakozásból. Tudja, hogy ezektől a szintektől csak a munkahelybe való görcsös kapaszkodás, amazoktól pedig csak a szerencsés születési hely és idő mentette meg – de bármelyik pillanatban megszűnhet minden, ami most biztonságot ad. </text:p>
      <text:p text:style-name="P15">Pontosan tudja, hiszen mindezt az információt ugyanoda, a pincébe, a tudat küszöbe alá száműzöm. Ezért hiába a csillogás, a teli polcok, a karrier – az éhség egyre gyötrőbb, a félelem nem enyhül, a hazugság, a lárma, a forgatag iránti vágy egyre erősebb. És természetesen, amire van igény, arra azonnal megjelennek a versengő szolgáltatók, akik egymást túlkiabálva ragadnak karon, kényeztetnek és magyaráznak, simogatnak és mosolyognak, és visznek <text:s/>előre addig, amíg a pénzből futja. Mi pedig pár percig zavarodottan tekintünk hátra, a többiekre, akik éhesek, szomjasak, fáznak, betegek; sokkal nagyobb szükségük lenne a segítségre, mint nekünk az újabb műcsodára; aztán elengedjük magunkat, mert a félelemnél, a zavarnál sokkal kellemesebb a fürdés a fényben, a társalgás a hozzánk hasonlókkal. Agyunk, a mintaillesztő pedig legbelül tudja, egyszer óhatatlanul mi leszünk az éhesek, szomjasak és betegek, akit hátrahagynak, mi fogjuk majd onnan nézni az eleinte kétségbeesetten hátratekintő ismerőseink lassan kisimuló arcát, kiüresedő tekintetét. Ez az információ ismét megy a pincébe, a tudat küszöbe alá.</text:p>
      <text:p text:style-name="P15">A félelem pedig nagy úr, a pincéből árad a rettegés, hajtja a tudatos ént, hogy nem maradhat le a versenyben, nem eshet ki a kosárból, mert a zuhanás megállíthatatlan. A tudat pedig kiutat keres, küzd, versenyez a fennmaradásért; aki veszít, kikerül a látótérből, aki marad, egyre keményebb ellenfél, a küzdelem óhatatlanul egyre durvább lesz. A korábbi játékos versengés, a „na most mutasd meg” helyét öldöklő küzdelem veszi át. </text:p>
      <text:p text:style-name="P5">Az apróságok, például egy óra, ruha, autó vagy cipő vásárlása – ami valamikor csak arról szólt, hogy megengedhetek magamnak egy drágább, de kényelmes darabot, elfajul – vizsla szemek térképezik fel, mennyit tudtam magamra költeni? Ha többet, mint a körülöttem állók, akkor értékesebb, „nyertes” vagyok, velem fognak szóba állni, ha nem, „kiesek a társaságból”, és már kezdem is látni azokat a borzasztó távolodó, kiürülő szemeket. Öngerjesztő, gyilkos verseny zajlik a csúcson, lakói már régen elszakadtak az emberi élet szükségleteitől, nem látják, hogy minden számukra apróság „idelent” akár ezrek életét tehetné jobbá, mert ugyan, milyen élet, egyáltalán élet-e ez fentről nézve...? És vajon élet-e az, odafent?</text:p>
      <text:p text:style-name="P15">A harc, ha nem valamilyen közösen elismert célért és módon folyik, törvényszerűen válik tisztességtelenné: minél váratlanabb egy piszkos trükk, annál nagyobb eséllyel válik nyerő húzássá, de annál gyorsabban kerül is a szokásos fegyvertárba, amíg újabb, még arcátlanabb megoldás nem születik. Minél „feljebb” jár valaki, annál több ilyet látott és használt már, ezért alapszabály a rejtőzködés, hiszen szégyellem magam, amiért ezt tettem; félek, hogy gond lesz, ha kiderül – attól meg még jobban félek, hogy ugyanezt a fegyvert valaki ellenem fordíthatja. Társadalmunk tehát nem csak „vízszintesen” szakad óhatatlanul szét átjárhatatlanul távoli rétegekre, hanem az egyre magasabb rétegek lakói egyedileg is egyre távolabb kerülnek egymástól, csak a pillanatnyi érdekeknek megfelelően alakulnak ki a kapcsolataik, majd válnak ellenségekké egy pillanat alatt.</text:p>
      <text:p text:style-name="P15">Kialakulnak a teljességgel abszurd fogalmi zavarok: rabjává válok a „szabadság” fogalmának, amit úgy határozok meg, hogy megszerezhetem mindazt a valójában szükségtelen ételt, holmit vagy „élményt”, amit számomra okos emberek etetésül kieszeltek. Szabad vagyok, mert álnevek, ál-személyiségek és szerepek mögé bújhatok, lényem részeit elrejthetem a „kíváncsi szemek elől”.</text:p>
      <text:h text:style-name="P20" text:outline-level="2">Időtávok</text:h>
      <text:p text:style-name="P15">Sajátos formája az önbecsapásnak, az idő kérlelhetetlen ereje szőnyeg alá söprésének az időfogalom irracionális kezelése. Köztudatunkban helyet kap a világegyetem fejlődésének a csillagászati távolságokba rejtett évmilliárdos időtartama; gyermekeink beszélgetési témája a „dínók” évmilliókkal ezelőtti története. Aki foglalkozik vele, elmélkedhet a „Nagy Bumm” első másodpercének történésein, egy atombomba robbanásának ezredmásodpercekre lebontható lépésein, vagy a részecskegyorsítókban lezajló reakciók sebességén.</text:p>
      <text:p text:style-name="P15">Nagyon ritka ugyanakkor a néhány éves közvetlen, illetve a néhány évtizedes – egy emberi generációt átfogó – időtávok megfigyelése. Kimarad a legfontosabb minta: a minden egyes emberre, így rám is érvényes, néhány évtizedes időtáv: az én személyes élettartamom, lehetséges életpályáim modelljeinek megalkotása, amelyek tartalmazzák születésemet, fejlődésemet, aktív időszakomat, hanyatlásomat és elmúlásomat egyaránt. Nincs minta arra, hogyan simul bele tevékenységem, életpályám a nagyobb távlatokat befoglaló folyamatokba.</text:p>
      <text:p text:style-name="P15">Mai gazdasági világunk elképzelt „győztese”, ideálja az az ember, aki a verseny nyerteseként még aktív korában eléri, hogy semmit nem kell tennie, csak hátradől karosszékében, lógatja a lábát, irányíthatja a birodalmát, amikor kedve van hozzá, egyébként pedig azon töri a fejét, hogy milyen legyen a következő hajója, és milyen pezsgőt fogyasszon reggelire. Ez a kép azonban csak elméletben létezik, valójában rendszerünk csak egy mérhetetlen apró töredék számára képes ezt biztosítani, a többiek nyilván hozzájuk képest vesztesnek érezhetik magukat, a kiszolgálók hadába sorolódnak.</text:p>
      <text:p text:style-name="P15">Éppen ezért nem is ők jelennek meg a médiában mint elérendő cél, olyan kép, amelyhez hasonulni lehet, hanem a törtetők, a szépek, a fiatalok, 20-30 éves vidám, láthatóan tehetős fiúk és lányok, akiknek egyértelműen csak a szórakozással kell foglalkozniuk, összes problémájukat az emésztéstől a takarításig vagy a gyermekek szórakoztatásáig <text:s/>megoldják a kiszolgáló ipar termékei. </text:p>
      <text:p text:style-name="P5">Az már nem látszik, hogy a ma vízipisztollyal fröcskölő szép lányok öt év múlva már „kiöregednek” a szakmából, és náluk fiatalabbakat bámulhatnak azon a plakáton, ahol pár éve még ők virítottak. A reklámozott fiatalság örök; mi, az óriásplakátok bámulói leszünk minden évvel öregebbek, frusztráltabbak – így egyre inkább kiszolgáltatottabbak a pótszerek számára.</text:p>
      <text:p text:style-name="P15">Arra a kevés „győztesre” sem igaz az álombeli kép. Van, aki élete végéig képtelen kiszakadni a versenyből, melynek tárgya egyre abszurdabbá válik. Jó példát mutat erre a luxushajó-építő ipar, a sportautók, magánrepülők, nők, drogok, őrült hobbik és az egyre értelmetlenebbé váló elektroni­kus „ketyerék” hada, amivel az emberi kapcsolatokat és a nyugodt tükörbe nézést próbálják helyettesí­teni. Mások pedig – felismerve a megszerzett lehetőségek mögötti felelősség súlyát – igye­keznek valamit visszajuttatni azokba a rendszerekbe, amelyek (közvetlen vagy közvetett) tönkreté­tele biztosította egyéni kiemelkedésüket – elég csak Soros Györgyöt vagy Bill Gates-t említeni.</text:p>
      <text:p text:style-name="P15">Ezzel most szembesültem igazán, amikor a ház és a kert kialakításánál nem volt lehetőségem „gyári panelekkel” dolgozni, az átalakulások: tereprendezés, füvesítés, stb. éves lépéseket jelentenek, egy fa, szőlőtőke, bokor elhelyezése után években, évtizedekben kell gondolkodnom, és látni, hogy mialatt termőre fordul egy gyümölcsfa, a fiam már középiskolás, egyetemista lesz, és ezzel együtt én is sok évvel leszek újra idősebb, ugyanennyivel kevesebb időm lesz már hátra. A mandulás összes combvastagságú gyümölcsfája már születésem előtt itt volt, a mellettünk lévő akácos, amellyel folyamatos küzdelmet vívok, akkor is itt lesz, amikor én már nem. Azok a döntések, amelyeket most hozok, az a munka, amit belefektetek, egy következő generáció életében is jelen lesznek, „ellenfeleim” és „gyümölcseim” egyaránt túlélnek engem. </text:p>
      <text:p text:style-name="P15">Nincs körülöttem az az élő, gyerekkorom óta ismert közösség, amely erre az átalakulásra, erre az időtávra mintákat, segítséget, erőt; a gondolatban megbújó szomorúságra vigaszt, mosolyt, belenyugvást adna. Nem csoda hát, hogy atomjaira hullott közösségeinkben ekkora feszültséget kelt bennünk és pótszerekért kiált a „generációs”, emberi léptékű gondolkodás.</text:p>
      <text:h text:style-name="P20" text:outline-level="2">A hit kérdései</text:h>
      <text:p text:style-name="P15">A logikus gondolkodással szemben a hit sokkal nagyobb jelentőséggel bír, mint amit ma tulajdonítunk neki. A hit az én definícióm szerint a „nem-tudás”: ismereteinknek azon része, amelyet nem tudunk személyes megtapasztalás útján alátámasztani, racionális érvekkel megmagyarázni, hanem elfogadunk úgy, ahogy van, ahogy olvastuk, hallottuk.</text:p>
      <text:p text:style-name="P15">Ez a definíció megdöbbentő mértékben terjeszti ki a hit szerepét. Be kell látnunk, hogy valójában rendkívül keveset tudunk a világról. Tudatos emlékezet birtokában éltünk már néhány évtizedet, vannak tapasztalataink a saját életünkből, de az igen hézagos (ráadásul már azt is tudjuk, hogy érzékszerveink becsaphatók, memóriánk pedig szelektív, sőt: megfelelő eszközökkel elérhető, hogy másként emlékezzünk dolgokra, mint ahogy azokat valójában átéltük). A legalapvetőbb fizikai, biológiai kísérleteket sem végeztük el magunk, „tudásunk” szinte teljes egészében azon alapul, amit az iskolában megtanultunk, rádióban, televízióban hallottunk – és elhisszük, hogy úgy van, mert okos emberek mondják.</text:p>
      <text:p text:style-name="P15">Igen, persze tudom, ezek tudományos kísérletek által bizonyított tények. Azonban a befogadó oldaláról, mint amilyen én vagyok, mindez nem különbözik attól, amikor pár száz évvel ezelőtt az volt a „tudás”, hogy a Föld lapos, és egyébként is a világegyetem közepe. Hall az ember Galileiről, de az olyan felemás, érthetetlen és zavaró – amíg meg nem születik az új, immár az ő felfedezéseit is magába foglaló közös, megnyugtató, tudományos világkép. Aztán jön Einstein, és rendkívül zavaró, logikátlan dolgokat kezd magyarázni; jön a kvantumelmélet... A fizika lassan olyanná válik, mint a középkor Istene: csak a felkent papsága által érthető, ködös valaki, akinek azonban mindenáron katedrálist kell építeni – ennek szerepét tölti be ma az LHC.</text:p>
      <text:p text:style-name="P15"/>
      <text:p text:style-name="P5">Az a bosszantó, hogy mindig érkeznek hírek e tudomány falain túlról. Emberek, akiknek a biológia, fizika törvényei szerint meg kellett volna halniuk – és mégsem „tették”. Fizikusok, akik állítják, hogy egy kísérlet eredményét befolyásolni látszik az, hogy éppen mit szeretnének bebizonyítani vele. Pszichológiai kísérletek, amelyek az ember elképesztő befolyásolhatóságát bizonyítják, vagy éppen azt, hogy legtöbbünk hétköznapi énje alatt ott rejtőzik az a mentalitás, amely a világháborúkat és a haláltáborokat előidézte. Az a terület, amelyre divat „tudásként” hivatkozni, időnként megmutatja valódi arcát: hatalmas munkával kitoltuk ugyan a határt, amely a hétköznapi, érthető dolgokat az ismeretlentől elválasztja, és a megszerzett területet „benépesítettük” (gépek, elektromosság, hajózás, repülés, űrkutatás, orvostudomány), de a határon túl, alatt és felett most is ismeretlen területek húzódnak. Nem tudjuk, mi van ott, ahová a lámpa fénye éppen nem világít be.</text:p>
      <text:p text:style-name="P15">Ezért állítom: agyunk jól ismeri a határt, amely az általa valóban befogott, és valljuk be: zavaróan szűk terület és az „elhitt”, ellenőrzés nélkül elfogadott világ között van. Kiemelkedően fontos tehát, hogy „hiszünk-e a hitünkben”.</text:p>
      <text:p text:style-name="P15">A spirituális szóhasználat „megtérésnek” vagy „megvilágosodásnak” nevezi azt az állapotot, amikor az ember hosszú keresés után belső valóságként, sajátjaként képes megélni a hitét (bár persze ez is gyenge megnevezés erre az állapotra). A megtért/megvilágosodott ember belső stabilitása megingathatatlan – nem dogmatikus, nem külső szabályokat követ többé, hanem megtalálja belső hangját, ami békét, megértést, tiszteletet és alázatot hoz az életébe önmagával és a világgal kapcsolatban egyaránt.</text:p>
      <text:p text:style-name="P15">Amíg ez az állapot nem következik be, tudatosan vagy tudat alatt, formális vallásosság keretei között vagy hiedelmek között csapongva, esetleg hívő ateistaként folyamatos küzdelem zajlik a tudat peremén, melyet a hit bizonytalansága szít folyamatosan.</text:p>
      <text:h text:style-name="P37" text:outline-level="3">A hétköznapi hit forrása</text:h>
      <text:p text:style-name="P15">Az emberi faj történetének kezdetén őseink apró csoportokban éltek, melyek belső szerkezetét, tevékenységét egyetlen dolog határozta meg: az egyének pillanatnyi erőviszonya. A legerősebb volt a főnök, de mindenki megharcolt saját helyéért a rangsorban. Egy ilyen rendszer egyértelműen korlátozza a csoport létszámát, hiszen egy bizonyos szinten túl gyakorlatilag minden idő a tagok közötti marakodással telne el, ugyanis képtelenség akár egy százas erősorrendet folyamatosan fejben tartani, és küzdeni a pozíciókért (ami bármelyik pillanatban élet-halál kérdése lehet). </text:p>
      <text:p text:style-name="P15">A csoportok, ha túlnövik a határt, darabokra szakadnak, elvándorolnak, majd esetleg szűkösebb időkben csoportszinten harcolnak meg a területért, a győztes magába olvaszthatja a vesztes csoportot, elvégre a harcban a határ alá csökken az egyedszám. Egyedül a közös hit volt képes olyan szabályokat teremteni, amelyeket harc nélkül betartott minden egyed – az ellenállókat a közösség egyesült erővel vetette ki magából. Ez tette lehetővé a csoport egyedszámának növekedését, mert fontosabbá vált az egyedi erőrangsornál, korlátozta a harc jelentőségét.</text:p>
      <text:p text:style-name="P15">A hit eredetileg egyfajta papság birtokában volt, egyaránt jelentett a külvilágról szóló, nem szemé­lyes úton szerzett materiális tudást (eszközök, növények, gyógyítás, természeti ciklusok és jelen­ségek) és az ezeket egységbe foglaló spirituális szemléletet (isten vagy istenek, szellemek stb.). Az egyház történelme során elkezdte félteni hatalmát a materiális tudástól, megtagadta, kirekesztette a hit világából a tudományt, így az önálló életre kelt – nem ritkán ellentámadásba lendült.</text:p>
      <text:p text:style-name="P15">Miért fontos mindez? Ahhoz, hogy az állandó erőszak árán fenntartott egyéni rangsorok helyett együttműködő, nagy egyedszámú közösséget alkossunk, elengedhetetlen a közös hit – értve ezalatt a megtanult és tiszteletben tartott materiális tudást, illetve a spiritualitás megfelelő szintjét. </text:p>
      <text:p text:style-name="P5">Más szóval, egy közösség addig él igazából, amíg egyként tiszteli a tanítót és a papot, egyikhez tudásért, másikhoz vigaszért, megnyugtatásért, a békesség fenntartásáért (egyszóval bölcsességért) fordul; és persze valóban megfelelő és egymást elfogadó személyek töltik be ezeket a pozíciókat.</text:p>
      <text:p text:style-name="P15">Ma gyakorlatilag a történelem előtti időknél tartunk: „minden kakas úr a maga szemétdombján”. Hiába alkotunk papíron több százezres, milliós, milliárdos „közösségeket”, valójában néhány egyedből álló atomi közösségek léteznek minden környezetben, közvetlen erőszakon alapuló hatalmi harcokkal – csak most nem a frissen leölt zsákmány elosztása, hanem állások, pályázati vagy kutatási pénzek, megrendelések, stb. a marakodás tárgya.</text:p>
      <text:p text:style-name="P15">A hit helye, az általa nyújtott belső stabilitás követelése az emberi lényben nem szűnt meg, viszont <text:s/>a hit forrása végtelen gyengévé vált. Az egyház tanait kritikával illetjük; ráadásul számtalan vallásról tudunk – és akkor melyik az igazi? Valójában melyik megszólítást szereti isten? És mi van, ha rossz lóra teszek? A tudás hatalma... elég csak a tanári hivatás megbecsültségét figyelni, vagy azt, hogyan érvényesül ma a valódi tudás és őszinteség az állandó helyezkedés, ügyeskedés, kiskapuk keresésének világában. A túlélést, az „előre kerülést” ma nem a közösségi normák követése, hanem azok egyéni harcok során történő kijátszása jelenti.</text:p>
      <text:p text:style-name="P15">A média eredetileg a közösség aktuális állapotát, hitrendszerét és terveit közvetítette, lehetővé téve, hogy akkora (valódi, értékeken, hiten és közös célokon alapuló) közösségeket hozzon létre, amelyekben az egyedek jó része soha nem is találkozott. Gyakorlatilag a hit forrása szerepét töltötte be. Mára a totális korrupció állapotába került: bármit elad igazságként, fő funkciójának a „szórakozta­tást” tekinti, pedig mennyivel jobb lenne, ha újra a doboztól függetlenül önmagunkban és társaink, barátaink körében keresnénk a szórakozást... </text:p>
      <text:p text:style-name="P15">Nyilván ez sem véletlen: az emberi faj nem volt felkészülve a média által megmozgatható tömegek méretére és kezelésére, ennek tudhatók be a világháborúk, az azt követő hidegháború. Ha úgy vesszük, a mai értelmetlen kaleidoszkóp még mindig jobb, mint a teljesen tudatos, egyirányú manipuláció... Viszont ideje ráébrednünk: ez is csak szükségmegoldás, és rossz irányba vezet.</text:p>
      <text:h text:style-name="P37" text:outline-level="3">Az eredendő bűn</text:h>
      <text:p text:style-name="P15">A feszültségforrások azonban nem állnak meg a hit határain, megjelennek a vallásos hitben is. </text:p>
      <text:p text:style-name="P43">Az alábbiakban néhány eretnek gondolatomat szeretném elmondani, melyek keresztény vallású em­ber számára elsőre bizonyára bizarrnak fognak tűnni; őket arra kérem, tartsák szem előtt: a magam nyakas módján én is hiszek Istenben, pont ez tesz képtelenné engem arra, hogy elfogadjam azt a ne­vetséges kutyakomédiát, melyben az Úr huzakodik az Ördöggel úgy, hogy a kötél szerepét az ember­re osztotta. Az én hitem azt súgja nekem, ennél sokkal mélyebb és szeretetteljesebb ez a történet.</text:p>
      <text:p text:style-name="P15">A Biblia emberi története azzal kezdődik, hogy Lucifer, a „rossz fiú” felkínálja az asszonynak a jó és rossz tudása fájának gyümölcsét. Éva eszik belőle, majd Ádámnak adja, aki szintén megkóstolja, de a torkán akad a falat. Isten ezért kiűzi őket a Paradicsomból, és őrt állít a kapuba, hogy vissza ne sompolyoghassanak. Ez az eredendő bűn, amely minden emberi lényt érint – lehet gyalázni érte a nőket (máig se szabadultak meg a középkori eredetű háttérbe szorítástól) –, a fő felelős pedig az a gonosz Lucifer, ha ő nincs, ma is békésen éldegélünk a Paradicsomban.</text:p>
      <text:p text:style-name="P15">Nézzük kicsit a másik oldalról. Mikor vagyunk igazán büszkék arra, hogy emberek vagyunk? És most nem arra gondolok, hogy „kétszázötvennel is tudok menni az új sportkocsimmal”, vagy hogy akár mesterséges szigeteket is tudunk építeni, meg 200 emeletes luxusszállót homokra, hanem arra, amikor kicsit összeszorul a torok, és meghajlik a fej, és azt mondjuk magunkban: „ez igen, ő nagy ember”. Akkor mondjuk ezt, amikor valaki a személyes érdekeit félretéve, akár életét veszélyezteti, vagy rengeteg időt áldoz fel arra, hogy egy magasabb szintű célt megvalósítson, hogy embertársainak jót tegyen. </text:p>
      <text:p text:style-name="P44"/>
      <text:p text:style-name="P45">Azt értékeljük, hogy valaki személyesen erkölcsi döntést hozott, felismerte a „jó és rossz” különbségét, és a jót választotta, ráadásul nem egy paradicsomi környezetben, mert ott mindegy, hanem a zord, hétköznapi világban. Hogy is van ez? Arra vagyunk büszkék, azt tekintjük az emberi lét csúcsának, amit nem tapasztalhatnánk meg, ha nem követjük el az „eredendő bűnt”, ha nem tréfálja meg az a gonosz Lucifer az asszonyt?</text:p>
      <text:p text:style-name="P44">Az ellentmondás forrása nem a Biblia, mert az jelen esetben is inkább kicsit túl egyértelműen fogalmaz, hanem a szokványos értelmezése, bár azért a középkortól már szerencsére elég messzire jutottunk.</text:p>
      <text:p text:style-name="P44">Ki a főbűnös? Lucifer, nevének jelentése: Fényhozó... vajon milyen fényt hoz ő? Miért nem valami csúf névvel illetjük, ha már egyszer neki „köszönhetjük” kitaszítottságunkat? Én úgy gondolom, az a Fény, amelyet ő hozott, az erkölcsi döntés képessége, amelyet Isten kezéből az emberébe ad, és ezzel ráterheli annak felelősségét is. Rokona a görög mitológiában Prométheusz, a titán, aki az égi kovácsműhelyből ellopja a tüzet, és az embereknek adja – meg is kapja érte büntetését Zeusztól. Látványos a két mitológia különbsége: a görög hitvilág szerint a tűz birtoklása az a különleges ajándék, amely Istentől származik, és az embert a természet világából kiemeli; a Biblia viszont a jó és rossz tudását tekinti megkülönböztető erőnek, amely új pályára állítja az embert.</text:p>
      <text:p text:style-name="P44">Lucifer az asszonynak adja az almát... mert a nő az, aki erre alkalmas, ő az új élet hordozója, táplálója, ő az, aki képes minden szabályt felrúgni, bármit megtenni az életért, a gyermekért. Ő az, aki a jó és rossz különbségét, merev vonalait szeretettel, türelemmel, elnézéssel és alázattal az élethez hajlítja. És ő az, aki ad a férfinak is belőle, akinek azonban torkán akad a falat, nem tudja lenyelni. Neki fontosak a szabályok, a külső formák, amelyhez mérni, illeszteni tudja magát, és amelyek szerint formálni kívánja a világot.</text:p>
      <text:p text:style-name="P44">Isten kiűzi az embert az Édenkertből: megkapjuk a szűkös erőforrások és a rövid létezés játékszabályait. Ez azonban nem gonosz dolog, nem kicsinyes bosszú a rosszalkodásért, hanem vizsga, lehetőség arra, hogy belső tartásunkat, értékrendünket valóban mérlegre tegyük. Saját <text:s/>életünkkel, választásainkkal mutatjuk fel, mekkora értéket jelent a döntés kezünkbe tett hatalma, mennyire éljük meg a vele járó felelősséget. Őrt is állít az Édenkert kapujába – vagyis nem befalazza, örökre eltünteti a csodák világát, csak őrizteti, feltételekhez köti a belépést.</text:p>
      <text:p text:style-name="P15">Természetesen megtehetjük, hogy bűntudatot szuggerálunk magunkba, akár a keresztény hitre, akár múltbeli döntéseinkre, cselekvésképtelenségünkre hivatkozva, és egy életen át menekülhetünk saját feladataink, lehetőségeink és mindennapi döntéseink súlya elől; de lehet úgy is értelmezni ezt a tanítást, hogy hatalmas ajándékot kaptunk, és egy olyan életet, amelyben megmérethetünk, és alkalmunk van felnőni a kapott lehetőséghez.</text:p>
      <text:h text:style-name="P37" text:outline-level="3">Feszítsd meg...</text:h>
      <text:p text:style-name="P15">Másik kedves témám sok szempontból Jézus halála. Kiindulási alapként fogadjuk el a Bibliában leírt történetet, ahogy azt megteszi minden hívő, és azok a nem hívők, akik a Bibliát vagy Istent a benne foglalt történetek alapján kritizálják; ugyanakkor tegyük félre az egyéni hitből fakadó spirituális meggyőződést és megtapasztalást.</text:p>
      <text:h text:style-name="P46" text:outline-level="4">Milyen Isten az, aki feláldozza a fiát, kínhalálba küldi? </text:h>
      <text:p text:style-name="P15">A válasz keresése előtt érdemes elgondolkodni azon, mit jelent maga ez a kérdés? Vajon Isten akarja Jézus halálát? Értelmezhető-e egyáltalán az „akarat” fogalma egy olyan lény esetében, aki számára az idő nem létezik, hiszen egyszerre lát múltat, jelent és jövőt (amely képességet időnként megadja a prófétáknak is)? Dönt Isten? Nem... Mi vagyunk azok, akik az időt folyamatként éljük meg, akik a döntés szabadságával rendelkezünk; mintha mi szálanként futnánk végig egy belőlünk és cselekede­teinkből álló szőnyegen, melyet Isten felülről, készen lát. Nem ő ítéli kínhalálra fiát, hanem mi... </text:p>
      <text:p text:style-name="P15"/>
      <text:p text:style-name="P5">Mit jelent vajon az, hogy Jézus Isten fia? Nem tartom értelmezhetőnek a biológiai szempontokat, valamilyen közvetlen leszármazást, számomra inkább az a fontos, hogy Jézus születése Isten „szándéka szerint való”, jelen van fogantatásában – <text:span text:style-name="T1">ahogy mindnyájunkéban</text:span>. A hívő ember számára valamennyien, minden egyes ember, élőlény és élettelen dolog Isten gyermeke, az ő szándéka szerint létezik és hordoz üzenetet a többiek számára. Jézus az, aki matematikai pontossággal fogalmaz: Emberfiának nevezi magát, nem embernek; ez számomra azt jelenti, hogy emberből van, de több annál, mint amit az ember fogalmán értünk, ezért nem nevezheti úgy magát. Ez a több pedig az, hogy Istent apjaként szereti, tudatosan vállalva ennek minden következményét.</text:p>
      <text:p text:style-name="P15">Miért baj, hogy Isten fia meghal? Hiszen mindannyian meghalunk; talán akkor cselekedne helyesen Isten, ha a saját fiát a játékszabályok fölé helyezné, és ő örökké élne közöttünk? Ez sokkal kevésbé volna elfogadható, mint az, hogy a Fiú is él és meghal, mint bármelyikünk. Ugyanakkor ez kicsit más színt ad az induló kérdésnek, amely valójában így szól: milyen Isten az, aki feláldoz <text:span text:style-name="T1">engem</text:span>? Aki elnézi, hogy halálra születek, nem tesz semmit a megmentésemre, nem csinál csodát, nem ragad ki hirtelen szenvedéseim közül? Hogy várhatja el, hogy szeressem, milyen alapon mondja, hogy szeret engem? Ez a kérdés csak akkor válaszolható meg, ha képes vagyok elfogadni a játékszabályt, függetlenül attól, hogy számomra ez saját végességemet jelenti – és ismét az „eredendő bűnnél” tartunk, amelyet lehet pozitívan, lehetőségként értelmezni, mint egyetlen esélyt arra, hogy Jézus sorsa vagy az én sorsom kiteljesedjék, megvalósulhasson.</text:p>
      <text:p text:style-name="P15">Jézus sorsa az emberé, aki Istent valóban atyjaként szereti, példa és figyelmeztetés mindannyiunk számára. Mindenképpen véges életet élünk, és ez alól nem jelent kibúvót az sem, ha tökéletesen Istennek tetsző életet élünk: a halál óhatatlanul eljön értünk. A mi döntésünk az, hogy mit tekintünk fontosabbnak: az élet által nyújtható fizikai örömöket és előnyöket, a birtoklást, vagy a szeretetben élést, javaink, „talentumaink” megosztását? Jézus erre a példa, ő mindenek felett, következetesen a megosztás, a másoknak átadás, a szeretet törvénye szerinti cselekvést választotta, és ezért a szó szoros értelmében mindent, az életét is feladta – a lecke egyszerűen nem lenne teljes, ha ez a végső áldozat nem jelenne meg benne. A másik oldalt jeleníti meg a megkísértése, amely teljes kidolgozást kap Faust történetében, aki az ellentétes oldalt választja: megkapja a fizikai világ minden örömét, kincsét, hatalmát – az egyetlen ár saját lelke, vagyis a másik ember egyenrangú, szeretett társként való kezelésének vágya és képessége. Története ugyanakkor figyelmeztetés, mert láthatjuk, hogy a lélek útja számtalan lemondással és a legvégső áldozattal is járhat. Valóban, nem Jézus az egyetlen, aki értékes, csodálatos és egyetlen életét másokért áldozta.</text:p>
      <text:p text:style-name="P15">Van még egy kritikus pillanat, Jézus halálakor elhangzik a kulcsmondat: „miért hagytál el engem?” Jézus, a lélek emberének halála az a pillanat, amikor elveszni látja a kapcsolatot Istennel. Számára ugyanis fordított lépés a halál: életében Istennel, saját spirituális hangjával összhangban cselekedett, az vezette végig életének számtalan epizódján. Számára az élet vége nem más, mint az a pillanat, amikor már nincs több feladat; a belső hang elhallgat, a fény, amely mindig vezette, kialszik. Az első döbbenet után megérti, ez nem Isten változása, hanem a saját magáé: vége a feladatoknak, <text:span text:style-name="T1">elvégeztetett</text:span>. A mi mai életünk ezzel ellentétes: a mai világ Faust világa, benne mi döntésenként, morzsáról morzsára adjuk fel jézusi énünket, és a fizikai világ által nyújtott álságos biztonságra törekszünk, örömeit keressük. Számunkra idegen a belső fény, amit sokan csak halálunk pillanatában látunk meg – vagy még pontosabban: amikor az utolsó pillanatban minden fizikai kötöttségünk és ragaszkodásunk lehullik rólunk, csak akkor vesszük észre a véges-végig figyelmen kívül hagyott Utat: erről szól az élet-film, amelyről a halálközeli élményt megéltek mesélnek. Számunkra tehát nem elhagyatás a halál, hanem ellenkezőleg: rátalálás, és amikor szembesülünk vele, nem tudunk mást mutatni neki, mint: <text:span text:style-name="T1">ezt csináltam</text:span>. A két záró mondat: „elvégeztetett” és „ezt csináltam” közötti távolság rettenetes, az előttünk álló kérdés pedig egyértelmű: vajon a két ellentétes történet közül melyik áll a „talpán” és melyik a „feje tetején”?</text:p>
      <text:h text:style-name="P46" text:outline-level="4"/>
      <text:h text:style-name="P47" text:outline-level="4">Pilátus</text:h>
      <text:p text:style-name="P15">Pilátust nem szeretjük, mert kívülálló, mert megmenthette volna Jézust, ehelyett megkínoztatta, végül ellenségei kezére adta, rossz példát mutatott. Érdekes, Jézus az első pillanattól kezdve felmenti őt, arról beszél, hogy az ő hatalma felülről van, és Pilátus hiába próbálkozik, nem tehet semmit a folyamatok ellen. Vajon ez Istenről és az eleve elrendelésről, a megírt próféciákhoz való ragaszkodásról szól? Nem feltétlenül...</text:p>
      <text:p text:style-name="P15">Pilátus hatalma Rómától származik. Ezért ül abban a székben; az általa ismert világ a „római helytartó világa”; ő nem a személyek egyike a történetben, hanem egy szerep megtestesítője. Az ember lelkifurdalása lényegtelen, a végrehajtandó szerep kötelez: Pilátus, az ember megmentené Jézust, mert tisztának találja, de Pilátus, a helytartó tehetetlen, éppen az általa „birtokoltként” megélt hatalom teszi képtelenné őt az emberként vágyott döntés meghozatalára. Egyvalamit tehetne: megszabadulhatna a hatalmától, lemondhatna azzal a felkiáltással, hogy ezt a döntést nem akarja meghozni, de Jézust ezzel sem mentené meg. Következne az új helytartó, ugyanabban a helyzetben, és akárhogy is: Jézus sorsa a végén ugyanaz lenne. „Nem tehetsz semmit” – mondja Jézus, és ez nem lemondás, nem a sors könyvének felolvasása, hanem egyszerű tény.</text:p>
      <text:p text:style-name="P15">Szegény Pilátus azonban mégis próbálkozik; egészen pontosan mindent megtesz, hogy megmentse Jézust. A helytartó gondját az okozza, hogy Jézust a zsidók Istentől rendelt királynak tartják, amit ebben a szerepben nem tűrhet el. Róma kiegyezett a zsidók hivatalos vezetésével, így abban reménykedik, hogy ők esetleg „házon belül” rendezik helyette a problémát. A papok azonban ugyanúgy tehetetlenek, mint Pilátus: nem tudnak mit kezdeni Jézussal és az őt követő, benne a felszabadítót vágyó tömeggel. Megpróbálnak kiegyezni vele: ha Jézus bizonyítja isteni mivoltát valamilyen csodával, akkor minden rendben van: Isten tényleg rászánta magát, hogy megmentse népét, ők mellé állnának, és átmentenék egzisztenciájukat az új vezetés alá. Jézus azonban nem tesz csodát a saját megmentése érdekében, a tömeg viszont ott van. Ha pedig bűnbak kell, az legyen inkább a római, így visszaküldik Jézust.</text:p>
      <text:p text:style-name="P15">Ekkor Pilátus a tömeget próbálja meggyőzni: lássák, hogy Jézus ugyanolyan ember, mint ők: megverhető, vérzik, jajgat és sír; higgyék már el végre, nem ő az Istentől rendelt király, mindenki menjen végre haza és folytassa megszokott életét, akkor Jézus megmenekül, vele semmi baja Rómának, de a lázon­gó tömeget kezelni kell. Kulcsmondat: „íme, az ember!” Meggyőződésem, hogy ebben a pillanat­ban csakis egyvalaki áll az erkélyen, hiszen Jézus, az ács fia és Barabás (vagyis Bar Abbas: az Atya fia), aki miatt máris lázongás tört ki a birodalomban, <text:span text:style-name="T1">egy és ugyanaz a személy!</text:span> Ha a tömeg benne Jézust ismeri fel, az ács fia, a tanító, gyógyító, szent ember szabadon elmehet; ha viszont az Isteni Királyt üdvözli, Rómának nincs más választása, el kell pusztítania. A tömeg pedig választ.</text:p>
      <text:p text:style-name="P15">Miért nem szeretjük Pilátust? Mert önmagunkra emlékeztet. Saját világunkban mi magunk vagyunk a Helytartó, aki Róma, a fizikai, külső világ képviselőjeként próbáljuk megzabolázni belső vágyainkat, törekvéseinket, álmainkat. Kiegyezünk a hit „egyezményes parancsaival”, többé-kevésbé beépítjük azokat életünkbe, viszonylagos békét teremtünk a külső és belső világ között.</text:p>
      <text:p text:style-name="P15">Ezt a békét azonban felrúgja Jézus, a Hit, a belső hang, amely gyökeresen ellentétes ezzel a sok lemondással megalkotott renddel, kikényszerít bennünket szerepeink megszokottságából, egyéni színvallásra kényszerít minket olyan helyzetben, amikor a „szerep” döntése egyértelmű. Ráadásul az is biztos, hogy a szerep feladása sem változtat semmit a történeten: a helyemre ülő ember nyugodtan, gondolkodás nélkül megcselekszi azt, amire engem nem vitt rá a lélek. Megpróbálom lelki oldalát venni a dolognak, de rá kell jöjjek, Isten nem tesz csodát azért, hogy megmutassa nekem az utat. Meghunyászkodom az arctalan tömeg ereje előtt, de hiába: el kell pusztítanom a belső hangot ahhoz, hogy újra béke legyen; lépésről lépésre, döntésről döntésre adom fel Isten bennem élő fiát.</text:p>
      <text:h text:style-name="P46" text:outline-level="4"/>
      <text:h text:style-name="P47" text:outline-level="4">Vére rajtunk...</text:h>
      <text:p text:style-name="P15">Végül pedig különösen haragszunk a zsidókra, mert lényegében csakis ők választották Jézus halálát, nézték végig pusztulását, még vállalták is érte a felelősséget. Vagy?...</text:p>
      <text:p text:style-name="P15">Kik is voltak a zsidók? Egy hihetetlenül erős, összetartó nép. Róma hatalmas birodalmában számtalan népet beolvasztott, kultúrájukat átvette, saját képére formálta, tanítóit, vezetőit saját szolgálatába rendelte. A zsidókkal nemigen tudott zöld ágra vergődni, nem tudta megtörni a „kiválasztott nép” tudatot, a zártságot; ezért kényszerült arra a mai szóval részleges autonómiának nevezhető együttélésre, amely kialakult.</text:p>
      <text:p text:style-name="P15">A zsidó népben folyamatosan ott élt a harag méltatlan sorsuk miatt, ez tükröződik az Ószövetség történeteiben, melyekben Isten a legnagyobb csodákat művelte azért, hogy népét mindenkor megtartsa, előbbre vigye, ellenségeit elpusztítsa. Bizonyára nap mint nap felemlegették Egyiptomot, Mózest, a számtalan csodát, amivel Isten megtörte a látszólag korlátlan hatalommal bíró fáraót, és megmentette népét. (Ne felejtsük el, ez bizonyára tökéletesen ugyanaz, mint amit ma minden muzulmán hallgat, Róma helyén a pénz hatalmát bálványként imádó, Isten ajándékát, a Földet tönkretevő „nyugati civilizációval”, és láthatjuk: ez a hit valóban képes teljes önfeláldozásra bírni sok-sok embert – de most ne tegyük fel a kérdést, hogy kinek van igaza...) A zsidó minden ügyét-baját a rabbi elé vitte, a bölcsességet, hitet, tudást közvetlenül ugyanabból a forrásból kapta, mint a menekülés történetét és a reményt. Bennük megvolt a korábban emlegetett koherens világkép, amely valódi, élő közösséget formál.</text:p>
      <text:p text:style-name="P15">Ebben a közegben jelenik meg Jézus. Cselekedetei (oknyomozó újságírás és globális média hiányában) hatalmas hullámokat vernek a közösségben, és minden továbbadó beleszövi saját álmait, vágyait, a nyomortól való szabadulásának reményét. Jézusból, a szerény tanítóból a tömegek ajkán hamar isteni küldött lesz, az Új Mózes, aki azért jött, hogy végre megtörje az utált légiók és adószedők hatalmát. Végre Isten megelégelte népének szenvedését, jajkiáltásuk felhatolt az égig, és az Úr elküldte követét. Számtalan „Barabás” támad, akik akár az idők szavát érzik, akár a saját dühüket élhetik ki végre, de oda-odaütnek a rómaiaknak, a tartomány forrong.</text:p>
      <text:p text:style-name="P15">Jézus pedig Jeruzsálembe megy! Nyilván sorsát nem kerülheti el, mindenki oda tolja-löki – ő talán a hivatalos hittel, a tömegekkel szeretne találkozni, tanítani, segíteni, ahogy mindig is tette. A tömeg azonban mást lát: az Isteni Király a trónusa felé tart, meg fogja mondani az igazságot, újra vezetni fogja népét. Hiába látják a főpapok, rabbik, hogy Jézus valóban isteni ember, ők maguk sem tudják kezelni a tömeg nyomását, amely most a kezébe kapta azt az álmot, amellyel eddig nyugton lehetett tartani.</text:p>
      <text:p text:style-name="P15">„Igen! Ez az ember az Isten Fia, az Égi Király! Ostobaságodban megverheted, meggyalázhatod, hitetlen római, esztelenségedben megpróbálhatod elpusztítani – mégis itt van, Isten velünk van, és lesújt majd rád, újra megjelennek a csodák, a nép újra szabad s boldog lesz, Isten kivezet minket a Birodalomból! Vérünkből való, közösséget vállalunk vele, meghalunk érte, ha kell!”</text:p>
      <text:p text:style-name="P15">Ennyire egyszerű. Dehogy akarták ők Jézust elpusztítani – éppen ellenkezőleg, meghaltak volna érte, a Királyért, és egyszerűen nem hitték el, hogy Pilátus ezt meg tudja tenni. Amikor mégis sikerült, hirtelen nagyon nagy lett a csend. Isten Fia, a Megmentő nem halhatott volna meg... de hiszen akkor nem is lehetett ő az – csupán egy tanító, próféta a sok közül. Mégis igaza volt a főpapoknak, Isten mégsem elégelte még meg a szenvedést, mégis nagyobb az ő népének bűne, mint hitték, még tart tovább az elnyomás.</text:p>
      <text:p text:style-name="P15">Ki ölte meg hát Jézust? Ha úgy tetszik, nem más, mint az antikrisztus. A krisztus szó jelentése: „felkent”, a szent olajat a homlokán viselő ember – hitem szerint ő követi belső hangjának vezetését, személyes kapcsolatot ápol Istennel, felelősséget vállal minden tettéért, szeretetben él, elfogadja sorsát, megosztja javait. </text:p>
      <text:p text:style-name="P15"/>
      <text:p text:style-name="P5">Az antikrisztus nem személy, hanem hozzáállás, amely tagadja mindezt; amikor a hit erejével szembesül, nem odaadással fordul feléje, hanem saját álmait igyekszik belelátni, csodákat vár. Szeme várja és issza a csodát, de füle süket annak meghallására, hogy a csoda nem a külső erő, a hatalom felmutatása, hanem <text:span text:style-name="T1">maga az élet</text:span>. Mi, Istennel segítségért és hatalomért üzletelő vakhitűek, vagy csupán félelmünkben hozzá menekülő hitetlenek feszítjük keresztre őt önmagunkban nap mint nap.</text:p>
      <text:h text:style-name="P25" text:outline-level="2">Minél jobb, annál rosszabb</text:h>
      <text:p text:style-name="P26">„Utálom az egész huszadik századot” – szól az énekes mérgesen. Pedig a helyi földesúr nem erőszakolta meg a feleségét a nászéjszakán, nem verték véresre a hátát azért, mert ezt nem akarta tűrni, nyolc gyereke közül nem csak három érte meg a felnőttkort, hogy aztán ugyanolyan félrabszolga legyen, mint az apja, a saját sorsából való kitörés legkisebb esélye nélkül. Amikor elesik és eltöri a karját, vagy megbetegszik, akkor nem a helyi patkolókovácsra meg javasasszonyra van bízva, hogy nyomorék lesz-e, életben marad-e, hanem (na jó, elvileg) 15 percen belül képzett orvos száguld vele egy mentőautóban a legközelebbi kórházba.</text:p>
      <text:p text:style-name="P26">Bármennyire is tagadjuk, életkörülményeink összemérhetetlenek akár egy két évszázaddal előttünk élt uralkodóéval is: civilizációnk, amennyire tőle telik, gondoskodik egészségünkről és biztonságunkról – ezért dolgoztak érte minden erejükkel mindazok, akik előttünk éltek.</text:p>
      <text:p text:style-name="P26">Biztonságtudatunk ugyanakkor félelmetes következménnyel jár: a saját megtapasztalás hiányában érzéketlenné válunk a másik ember problémái iránt – nincsenek mintáink, amelyekhez illeszkedne egy éhező, szomjazó vagy a világ ellentmondásait az alulmaradottak oldalán megélő ember gyilkos vagy öngyilkos dühe. Gondolatainkat és cselekedeteinket csak az befolyásolja, hogy ránk milyen hatást gyakorol, cselekvési szabadságunkat mennyire korlátozza egy másik ember problémája.</text:p>
      <text:p text:style-name="P26">Az alkoholfogyasztás, kábítószer-használat – de mondhatjuk akár a „cigányságot” is (szándékosan a mögöttes negatív érzésekkel) – első találkozásnál társadalmi probléma, amit „majd megoldanak az ezzel foglalkozó szakemberek” – akik lehetőleg tegyék ezt úgy, hogy engem minél kisebb mértékben érintsen, hiszen „én nem vagyok olyan.” Aztán a személyes kontaktusban mindez felerősödik: milyen kellemetlen egy tántorgó részeg előttem az úton, egy belőtt narkós mellettem a buszon, vagy egy csapat roma, akik máshogyan beszélnek, máshogyan élik meg közös világunkat.</text:p>
      <text:p text:style-name="P26">Egyedül a közvetlen összezártság – amikor a fenti sorsokat értékelés és falak nélkül tapasztaljuk meg – teszi lehetővé azt, hogy agyunk mintaként elfogadja, felismerési és döntési mechanizmusai közé illessze a tőlünk távoli élethelyzeteket. Amikor megérzem, hogy mekkora terhek, mennyi fájdalom és kiszolgáltatottság kergeti a pótszerek világába azt az embert, akit korábban lenéztem, eltaszítottam, nem értettem, gyűlöltem; amikor megérzem, hogy milyen távoli az általam ismert világtól a másik emberé, és hogy mennyire elkeserítő a távolság tudata „alulról szemlélve”, mennyire dühítő az a tekintet, amellyel rám néznek, a hang, amellyel hozzám szólnak. Amikor úgy érzem, lehet, hogy én a helyükben még ennyire se bírnám...</text:p>
      <text:p text:style-name="P26">A jól szervezett, működő társadalmi környezet hátránya az is, hogy elfedi az egyes ember teljesítményének értékét: saját munkánk során egyre kevésbé látjuk, miként illeszkedünk egy nagy egészbe, és ezáltal mi módon válunk hasznára másoknak – ezt a szerepet a pénz veszi át. A munka pénzkereset (szükséges rossz), amely által másokat szolgává tehetünk (kényszeríthetjük őket a pénzünkért számukra rossz dolgok elviselésére) – szemben azzal, hogy a munka szolgálat, ami önmagában is érték, ráadásul megválthatjuk vele más emberek értünk tett erőfeszítését.</text:p>
      <text:p text:style-name="P15">Az átalakulásban levő rendszerek, a katasztrófák, az elnyomatás – a tökéletlen környezet okozta közös szenvedés teremt emberek között igazi sorsközösséget, amikor örömmel szorítom meg a felém nyújtott kezet, amikor minden szervezettség nélkül, egy szebb világ bennünk élő képének kedvéért vállalunk egymásért áldozatot. </text:p>
      <text:p text:style-name="P26"/>
      <text:p text:style-name="P27">Az ilyen tapasztalatok mutatják meg, hogy miért érdemes és szép élni, embernek lenni – szemben az unalommal terhes, jól szervezett napi robottal. Nem váltható pénzre az őszinte hála a jól végzett munkáért; és a hiány igazi vesztese nem a munkás, hanem az, aki ilyen minta nélkül nem tud hálát érezni, így képtelen a felé irányuló hála megérzésére és értékelésére is, emiatt pedig arra, hogy bármikor őszinte, saját érdekektől független, tiszta jó szándék vezérelte cselekedetet hajtson végre.</text:p>
      <text:p text:style-name="P26">Aki nem érez hálát, tiszteletet, annak nehéz befogadni egy másik ember másságát, értékeit – ennek hiányában a közvetlen kapcsolatban óhatatlanul megjelenő súrlódásokat, lénye egy részének elvesztését a kapcsolat érdekében. A veszteségek, rosszul működő kapcsolatokban megélt szenvedés mutatja meg, teszi megélhetővé az összetartozás egyén felett álló értékét személyes és közösségi kapcsolatokban egyaránt. Alázat és az egó egyes részeinek önkéntes feladása nélkül (amit soha nem mérünk össze a másik ember, közösség által nyújtott előnyökkel) nincs mély kapcsolat, nincs őszinte érzelem, csupán felszínes, átmenetileg kellemes, bármikor feladható együttlét. Ez azonban soha nem adja meg azt a biztonságot, amelyre valóban vágyunk; a kielégítetlenség örök keresgélésbe hajszol, örömlányok karjaiba kerget szerelmet álmodni.</text:p>
      <text:p text:style-name="P26">A közvetlen egymásrautaltság megélésének hiányában úgy véljük, minden megvásárolható, pénzzel értékelhető – így aztán teljesen érzéketlenné válunk az iránt, hogy milyen mértékben vagyunk környezetünkre, a benne uralkodó, általunk ismert viszonyokra utalva. Természetesnek vesszük, hogy ezernyi ember dolgozik azért, hogy legyen víz, világosság és meleg otthonunkban, ehessünk és ihassunk, amikor tetszik. Alapszolgáltatásnak tartjuk, hogy a földeken elég élelem terem, hogy az eső esik, süt a Nap, és minden úgy van, ahogy megszoktuk – nincs bennünk minta arra, hogy ez bizony másként is lehet. Igaz, a híradóban nap mint nap látjuk, hogyan halnak meg emberek termé­szeti csapások következtében, ez azonban egyrészt ugyanabból a forrásból jön, mint a krimik és szappanoperák, másrészt agyunk egyetlen helyes és lényeges döntése az, hogy oda nem megyünk, azokkal az emberekkel közösséget nem alkotunk, hogy ily módon megmeneküljünk a bajtól.</text:p>
      <text:p text:style-name="P26">A sorsközösség elutasítása viszont szó szerint halálos veszélyt jelent világunkra. Az emberi faj két különleges tulajdonsággal rendelkezik: kiemelkedő intelligenciával és azzal a képességgel, hogy legfőbb ragadozója önmagának. Meggyőződésem szerint ez nem véletlen egybeesés, hanem utóbbinak köszönhetjük az előbbit (meg persze az intelligenciának azt, hogy önragadozóvá lett fajunk nem pusztította ki önmagát).</text:p>
      <text:p text:style-name="P26">Az élővilág legnagyobb részében az evolúciót az egyedek fizikai képességei és a környezet tulajdonságainak viszonya mozgatja: a környezeti feltételeknek jobban megfelelő adottságú egyedek több utódot képesek létrehozni, így az ő képességeik egyre nagyobb teret nyernek az állományban. Amennyiben azonban a faj egyedei képesek elpusztítani egymást, nincs igazán mihez alkalmaz­kodni, hiszen a versengő felek között lényeges fizikai különbség nincs. Az viszont tény, hogy sok ember erősebb, mint egy, egy bottal nagyobbat lehet ütni, mint kézzel: vagyis a közösségalkotás, kommunikáció, eszközhasználat képessége válik a legerősebb szelekciós tényezővé. Ugyanez hajtja előre a gondolkodás önszervező, csoportosító, rendszerező képességének fejlődését, lényegében a közvetlen ingerektől független utófeldolgozás, gondolkodás, éntudat kialakulását, mert ezek gyorsítják a pillanat kiértékelését (a mellettem megjelenő fajtárs barát vagy ellenség, együtt vadá­szunk vagy egymásra?); egy ezredmásodpercnyi előny jelentheti a túlélést. Ugyanakkor ha egy csapat vadászai egymást irtják, hamarosan az egész csapat éhen hal, vagy kiirtja őt egy másik csapat: az egységes, jól szervezett közösség evolúciós előnyben van.</text:p>
      <text:p text:style-name="P15">Ehhez a zsigereinkben élő örökséghez nyúl, aki közösséget szervez. Kérdés, hogy egy jól meghatá­rozott pozitív cél elérése, vagy egy homályos kép alapján teszi, esetleg a közösség tagjainak más emberektől való bármilyen (faji, gondolkodásbeli, vallási) különbségére épít. A sorsközösséget felvállaló, kifelé forduló közösség az evolúció pozitív, életet és fejlődést segítő útján halad; az elhatároló, befelé forduló pedig a természetes szelekció gyilkos ágát őrzi. Egy szinte határtalan eszközkészlet birtokában levő globális faj esetén az utóbbi rettenetes következményekkel jár.</text:p>
      <text:h text:style-name="P20" text:outline-level="2">Redundancia</text:h>
      <text:p text:style-name="P26">Ezzel a szép szóval nevezzük a rendszerben rejlő tartalékokat, azt a tényt, hogy képességeinek hány százaléka vesz részt az átlagos szolgáltatás megvalósításában, és mennyi az a teljesítmény, amely extrém terhelések kielégítésére, különleges esetekre áll készenlétben.</text:p>
      <text:p text:style-name="P48">Ez abban az esetben, ha a rendszer szolgáltatása kulcsfontosságú, egészen magas is lehet, például egy számítógépes szolgáltató központjában jellemző, hogy két azonos képességekkel rendelkező központi számítógép áll, amelyből csak egy végez valós tevékenységet, a másik kizárólag azért van ott, hogy az aktív gép kiesése esetén „azonnal”, a szolgáltatás zavaró kimaradása nélkül átvegye a munkát. Más esetekben több azonos kiépítésű gép végzi ugyanazt a munkát, ezeknek egy terheléselosztó eszköz továbbítja a kéréseket, amely folyamatosan figyeli az elérhetősé­güket és válaszidejüket. Ráadásul a munkavégző gép(ek) átlagos foglaltsága is jócskán 50% alatt van, mert a terhelés soha nem egyenletes, és senki nem szeret várakozni csak azért, mert véletlenül egy pár percig tartó csúcsba szaladt bele. Ez a helyzet, ha a rendszert az általa nyújtott szolgáltatás teljesítménye alapján ítéljük meg, vagy lehetőségünk van objektív mérések végrehajtására és kikerülhetetlen módon, súlyosan büntetjük a szolgáltatás kimaradását. Ez az a hozzáállás, amely megalapozott biztonságérzetet kelt az emberben.</text:p>
      <text:p text:style-name="P26">Mit jelent ez emberi erőforrásokra lefordítva? Minden gyárban, minden irodában legalább KÉT ember tud mindent az összes aktuális folyamatról, hogy ha egyikük, aki éppen aktívan foglalkozik a feladattal, bármilyen ok miatt kiesne, a másik folytatni tudja a munkát. Ráadásul a folyamatok minden adata központilag, mások által elérhető, áttekinthető, folytatható módon van tárolva. Minden alkalmazott a saját feladatát az általa elérhető legnagyobb precizitással végzi, mégis (vagy esetleg: éppen ennek érdekében) munkaidejének mondjuk negyedét kötelezően rekreációs tevékenységekkel (sport, lelkigyakorlatok, művészet, stb.) tölti a munkatársai körében; ha ez az idő sérülne, akkor új munkatársat vagy új, azonos területen működő szolgáltató csoportot („céget”) kell létrehozni. Az arányt szigorúan, automatikus eszközökkel figyelni kell, az időszakos túldolgozást kötelező lecsúsztatni, a „munkamániásoknak” jelezni kell, hogy hozzáállásuk nem megfelelő.</text:p>
      <text:p text:style-name="P26">Így áll össze egy számítóközpont képességeivel egyenértékű szolgáltató csapat, amely extrém esetekben (több munkatárs egyidejű kiesése, a terhelés hirtelen megugrása) is képes jó teljesítményt nyújtani. Ahogy például egy mentőállomás működőképességét is az mutatja a legjobban, hogy még a magas terhelésű időszakokban is vannak, akik lógatják a lábukat egy széken: az ő feladatuk az, hogy az igen ritka tömegbalesetek esetén is elég orvos érjen ki időben a helyszínre.</text:p>
      <text:p text:style-name="P26">A piaci verseny azonban nem erről szól, hanem arról, hogy miként lehet a legkisebb ráfordítással úgy intézni, mintha rendben lennének a dolgok. Ez egy termelő üzemben még csak-csak értelmezhető: hogyan kell úgy beállítani a futószalag sebességét, hogy a meghajszolt munkások által óhatatlanul létrehozott selejt számának növekedése árán ugyan, de mennyiségében több elfogadható állapotú termék jöjjön ki a végén. Addig kell csökkenteni a sok pénzbe kerülő emberek számát, amíg éppen képesek elvégezni az adott termelési feladatokat (egy minimális ráhagyással, hiszen időnként mindenki beteg lesz, szabadságra megy, stb.) </text:p>
      <text:p text:style-name="P26">Még ha munkaerő-kölcsönző cégtől is vesz fel embert a munkáltató, vagy ezt a kockázatot alvállal­kozóra hárítja, akkor is veszteséget kockáztat, ha alulbecsüli a szükségletet. Itt tehát létezik egy objek­tív korlát, amely megköti a tulajdonos kezét. Vegyük észre: ez a hozzáállás, mondjuk egy kórház esetében, erkölcsileg teljesen elfogadhatatlan volna, pénzügyileg azonban a nyomás egyértelműen ebbe az irányba hat.</text:p>
      <text:p text:style-name="P15">A társadalom szerkezetének fenntartásán dolgozók esetében (tanárok, orvosok, rendőrök, tűzoltók, hivatalnokok stb.) ez nem ennyire egyértelmű, hiszen a cél csak annyi, hogy az „átlagember” biztonságérzete egy kritikus határ felett maradjon. „Normák” kerülnek megállapításra, Nemzeti Alaptanterv, ügyeleti óraszám és hasonlók, céllá válik a normák minimális teljesítése, mert minden egyes „plusz” ember vagy óra veszteség, rossz gazdálkodás, amit meg kell szüntetni.</text:p>
      <text:p text:style-name="P15"/>
      <text:p text:style-name="P5">A rendszer stabilitásáért egyetlen dolog felel: a minimum szint teljesítéséért is majdnem teljesen leterhelt, a minimumszinten megfizetett munkaerő túlterhelhetősége. Ez pedig előrevetíti, hogy nem csak extrém helyzetekben, de normál üzemben is elő fognak fordulni hibák, amiknek nem lenne szabad megtörténni. Ennek komoly romboló hatása van arra a bizonyos „biztonságérzetre”, amelyet az állam feladata fenntartani. Mi történik hát? Megkeressük és megbüntetjük a „felelőst”, bepereljük a kórházat, feljelentjük a rendőrt. A média pedig felkapja a hírt, láthatjuk, ahogy megkapja magáét a gonosz. Máskor tehetetlenül belenyugszunk, és barátaink között háborgunk a hivatalnok bunkósága miatt, akit mi tartunk el azért, hogy az ügyeinket elintézze. </text:p>
      <text:p text:style-name="P15">Pedig... ha a hibát vétő felkészületlensége vagy emberi alkalmatlansága okozta a problémát, akkor a rendszernek kellett volna kiszűrnie, még mielőtt kárt tehetett volna – ezzel szemben ma egészségügyi alkalmazottakat „soroznak be” az utcáról, kérdés, hogy milyen eredménnyel. Ha pedig alkalmas ember hibázott, akkor abban a pillanatban nyilván nem volt ura képességeinek, pihennie kellett volna munka helyett.</text:p>
      <text:p text:style-name="P15">A hibát vétő ember egyéni felelőssége természetesen valós, de nem szabad elfelejtkezni a rendszer felelősségéről, amely nem védte meg magát, utat nyitott a hibának: arra késztette az embert, hogy megélhetésének biztosítása érdekében olyan képességeket hazudjon, amelyekkel nem rendelkezik, olyan állapotban dolgozzon, amelyben fennállt a súlyos hiba kockázata. Ezek után nem csoda, hogy az elsődlegesnek tekintett gazdasági szempontok (minél olcsóbban legyen meg a norma) miatt nem is ellenőrizte megfelelően az alapfeltételek meglétét, mindezzel megteremtette a hiba lehetőségét, amely az adott konkrét helyzetben be is következett. Ezen viszont nem érdemes csodálkozni, mert a társadalmi rendszerek pénzügyi értékelése teljesen egyértelműen ezt a folyamatot erősíti, így a „rendszeren” nem az egészségügyi, oktatási stb. rendszereket értem, hanem azok pénzügyi értékelését.</text:p>
      <text:h text:style-name="P20" text:outline-level="2">A fejlődés képlete</text:h>
      <text:p text:style-name="P15">Bolygónkon valami alapvető, gyökeres ellentét van az ember és „az összes többi lény” között. Utóbbiak hiába vannak mérhetetlenül többen tömegben, egyedszámban, fajszámban – van valami, amit nem tudnak (és az emberi faj is csak evolúciós szempontból mérhetetlenül rövid idő óta tudja), valami, ami minket egy hihetetlen, exponenciális változásra sarkall és tesz képessé. Most úgy látom, hogy a különbség ez az egyszerű képlet:</text:p>
      <text:p text:style-name="P49">IDŐ x KÉPESSÉG = ÉRTÉK</text:p>
      <text:p text:style-name="P15">Egy tetszőleges állatfaj egyedei életük során egy nagyobb kör létezésébe kapcsolódnak bele. Egy őz megszületik, eszik sok füvet, bogyót, trágyázza a talajt, végül elpusztul, dögevők és lebontó szer­vezetek visszaforgatják a talajba. Értéke biológiai szinten jelenik meg, önmagára nézve az „érték” fogalma nem definiált: lokális érdekei vannak, amelyek a környezetre adott reakcióit vezérlik.</text:p>
      <text:p text:style-name="P15">Úton az ember felé egyre bonyolultabb közösségi szabályokkal rendelkező csoportokat találunk, ahol a csoport működését ugyan még evolúciós szabályok csiszolják, de már megjelenik egyfajta, az egyedekbe kódolt csoportszintű "érték" is, amely nem közvetlenül az egyed élete, jó/rossz közérzete vagy pusztulása mentén hat, hanem például a kicsinyek csoporthoz és környezethez való szoktatásán keresztül. Érték például az ehető/nem ehető bogyók, rejtekhelyek, vízlelők csoportszinten örökített ismerete, adott esetben védelme.</text:p>
      <text:p text:style-name="P15">Az ugrást az jelenti, amikor a közösség önálló értékfogalmakat definiál, elkezdi „visszaforgatni” az egyedek tevékenységét, vagyis az evolúció hosszú, lassú folyamata helyét átvéve maga kezd szelekciós tényezőként működni. Közösségi szerepeket deklarál, amelybe „beosztja” az egyedeket, visszajelzést ad nekik, vagyis szelektálja, illetve egyéni fejlődésre kényszeríti őket.</text:p>
      <text:p text:style-name="P15"/>
      <text:p text:style-name="P5">Míg egy farkas esetében hiába van a bonyolult társas viselkedés, az egyetlen cél a „jó farkas”, minden szereplő egyformán versenyez ezért a címért; az emberi közösségben „jó vadász”, „ügyes gyűjtögető”, „vízkereső”, „szerszámkészítő” jön létre, akiket a közösség nem egyformán, hanem a saját igényei szerint ítél meg és szolgál ki a közösen megszerzett javakból, <text:s/>továbbá igényeket fogalmaz meg velük szemben és szelektál. Az evolúciót mintázza, csak kicsiben és rettentő gyorsasággal, hiszen egyetlen egyed életében hat. </text:p>
      <text:p text:style-name="P15">Lássuk most a képletet részleteiben</text:p>
      <text:h text:style-name="P37" text:outline-level="3">Idő</text:h>
      <text:p text:style-name="P15">Ezt adja hozzá az egyén, mert ez csak neki van. Lényegében az idő az egyetlen valódi kincsünk, amelyből nem tudjuk, mennyit kapunk, de biztos, hogy minden pillanattal kevesebb van hátra. Az egyetlen igazi ajándék, amit magunknak vagy másoknak adhatunk: az idő, amit rá fordítunk.</text:p>
      <text:p text:style-name="P15">A közösség tehát „üzletet ajánl” az időnkért, amit nem szórakozással, pihenéssel, stb. töltünk, hanem számára hasznos tevékenységgel. Cserébe javakat juttat nekünk, amelyeket mások idejének hasonló megvásárlásával szerez meg.</text:p>
      <text:p text:style-name="P15">Amennyiben egy közösség elveszíti „időbankját”, vagyis nincs elég tagja, akik idejüket a közösség érdekében való tevékenykedéssel töltenék, a közösség elpusztul. Ez a tényező biztosítja a közösségek evolúcióját: azok, amelyek nem képesek olyan mértékben szolgálni tagjaikat(!), hogy azok legértékesebb (pontosabban egyetlen) kincsükből, létezésük idejéből rájuk fordítsanak, megszűnnek. </text:p>
      <text:p text:style-name="P15">Gandhi a Szatjágraha mozgalom irányítása során elutasított minden nagyobb összegű támogatást, a fenntartásra szükséges pénzt minden hónapban sok-sok aktivistának szabályosan össze kellett koldulnia (ebben ő maga is részt vett). Azt mondta ugyanis, hogy a szervezet addig él és működik céljainak megfelelően, amíg az igen szegény embereknek annyi értéket tud felmutatni, hogy ott helyben csekély vagyonuk egy részét odaadják érte. Ha ez a közvetlen függés megszűnik, a mozgalom elveszti létjogosultságát.</text:p>
      <text:p text:style-name="P15">Gandhi viselkedése, hozzáállása irracionális – legalábbis a fennálló gazdasági/közösségi törvények szerint: hatalmas befektetés, minimális eredmény, abszolút kötöttség. Valójában azonban éppen a lényeget fejezi ki: a közösség SZOLGA(!), feladata az egyén saját létezésén, kicsinységén túli célok, feladatok megtestesítése; teret adni annak, hogy ezen célok érdekében az egyén másokkal együttműködve tevékenykedhessen.</text:p>
      <text:p text:style-name="P15">Körülnézve a közösségek háza táján: hol találunk olyan csoportokat, amelyek valójában így működnek? Sehol, hiszen ez a működés ellentmond a gazdaság törvényeinek, nem teremt létalapot a bennük dolgozóknak, nem „hatékony”. A gazdasági, hatékonyság-alapú megközelítés prostituálja a közösség létezésének magját; innentől a közösségek evolúciójának útja egyenes az elvileg népképviseletet megvalósító (valójában az örökölt vagyonon és értékteremtő egyedekre kivetett sarcon marakodó) pártokig, a dogmatikus egyházakig és világmegváltó szektákig.</text:p>
      <text:p text:style-name="P15">A közösségek (valóban jó szándékú, a szolgálat szelleme szerint gondolkodó tagjaik ellenére) ma alapvetően ellenszélben haladnak, és amennyiben ezt nem tudatosítják működésük első pillanatától, törvényszerű módon pályát tévesztenek, időbankká változnak, csatornaszerű működés helyett élősködni kezdenek, démoni életre kelnek.</text:p>
      <text:h text:style-name="P37" text:outline-level="3"/>
      <text:h text:style-name="P50" text:outline-level="3">Képesség</text:h>
      <text:p text:style-name="P51">A közösség ajándéka: azon tényezők, amelyek az egyed idejét minél nagyobb közösségi értékké tudják változtatni. A képesség sokrétű. Ide tartozik:</text:p>
      <text:list text:style-name="L5">
        <text:list-item>
          <text:p text:style-name="P52">a tehetség – amelyet bár az egyén birtokol, a közösség feladata a tehetség felkutatása, kiválasztása, bátorítása; valójában tehát hiába egyéni tulajdonság (sok egyéni adottság adott célnak megfelelő kombinációja), közösségi feladat. Továbbá a közösség állapotához mérve relatív, hiszen teljesen lényegtelen a kiemelkedő kézügyesség, ha a közösség éppen követ tör egy bányában.</text:p>
        </text:list-item>
        <text:list-item>
          <text:p text:style-name="P52">a tudás – amelyet a közösség tagjai hordoznak, és örökítenek tovább egymásra. A tudás birtokában tevékenyen töltött idő termel értéket, állít elő tárgyakat, eszközöket, termel élelmet. Ennek megfelelően a közösség „befektet”, javakat nyújt azoknak, akik később számára hasznos tudás birtokosai lesznek majd. Ugyanígy: „őrzi” a tudást akkor is, ha éppen nem hoz hasznot: fenntartja a földművest akkor is, ha a rossz év miatt gyenge a termés.</text:p>
        </text:list-item>
        <text:list-item>
          <text:p text:style-name="P53">A koncentráció – hiába az idő és a tudás, ha az egyén nem azzal foglalkozik, ami a közösségnek hasznos, mert éppen más baja van, félelmek gyötrik, saját létének problémáival küzd. A közösség támaszt nyújt, biztonságérzetet ad, elandalít, nagyobb célokat mutat stb. – ezzel hatékonyabbá, koncentrálttá teszi tagjait, lelkesíti őket. Ezért találja meg a helyét a közösségben a művészet, a kultúra, vallás, stb.</text:p>
        </text:list-item>
      </text:list>
      <text:p text:style-name="P15">A kép ezen a szinten is meglehetősen kusza – főként ha az államot mint közösséget tekintjük. Nagyobb célok hiányában a gazdaság (az abszolút szolga) mércéjét tekinti egyetlen mértéknek, amely azonban semmilyen emberi motivációt nem hordoz, nem készteti az egyént hatékonyabb tevékenykedésre, sőt ellenkezőleg: az egyén is gazdasági eredményekre tör, kerüljön bármibe a közösségnek.</text:p>
      <text:p text:style-name="P15">Ugyanazzal a szájjal mondja, hogy feladata a létbiztonság megteremtése például egy működő egészségügy fenntartásával, illetve azt, hogy neki nem feladata az egészségügy fenntartása, mert az egészségügy üzlet, és az üzlet törvényei majd (az evolúció szabályai szerint) betömik a lyukat, akármekkora is legyen az – udvariasan elhallgatva, hogy az evolúció szelektál, folyamatainak része a gyengébbek kihalása. Mielőtt elfelejtenénk: ezért túlnyomó részben a közösség felelős, hiszen nem abszolút biológiai törvények, hanem a közösség szabályai teremtik a gyengét és erőset.</text:p>
      <text:p text:style-name="P15">Befektet az oktatásba, de nem képes helyet, célt, biztonságot, szép emberi életet ígérni a felnövekvő generációnak. Így nem csoda, hogy a befektetésért cserébe kapott „emberanyag” nem motivált, nincs közösségi szintű célja, pedig a közösség számára <text:span text:style-name="T1">csak az az egyed „éri meg”</text:span>, aki a közösség részévé kíván válni, és a tudását annak érdekében hasznosítani. Így nem csoda, ha az oktatás „mostohagyerek”, hiszen gyakorlatilag pénznyelő.</text:p>
      <text:p text:style-name="P15">Nem szabad felejtenünk ugyanakkor, hogy a mai közösség is evolúciós úton jött létre, jelen állapota az „elérhető legjobb” – számtalanszor megégette már magát például a „nagy cél” felmutatásával, amely nem volt összhangba hozható más közösségek nagy eszméivel, így csúnya konfliktusok keletkeztek. Mára a közösség gyakorlatilag önmaga által választott kómába került: nincsenek célok, gépek ellenőrzik a vegetatív rendszerek működését –persze még mindig jobb, mintha egymás torkát szorongatnák. Közben minden egyes ember járja a maga kis köreit a gazdaság törvényei szerint.</text:p>
      <text:h text:style-name="P37" text:outline-level="3">Érték</text:h>
      <text:p text:style-name="P15">Az absztrakt „jó”, amely elszakad az élet/halál párostól, nem az utódok százalékának lassú hatása, hanem a közösség által kiosztott javak mennyisége révén sodorja az egyedet. Jelentése ezért kettős: érthető alatta az a jutalom, amelyet az egyed a közösségtől kap, illetve az a haszon, a megtermelt javak, amelyeket az egyed a közösségbe betesz.</text:p>
      <text:p text:style-name="P15"/>
      <text:p text:style-name="P5">Fizikusok számára ismerős lehet a probléma: a tárgyaknak van mérhető súlya, illetve kiszámolható tömege. A kettő kapcsolata valós, mégis van valami bizarr váltás a kettő között. Korunk tragédiája a kétféle érték különbsége. Amíg egy közösség zárt volt, a benne megtermelt javak kerültek újraelosztásra a tagok között; vagyis az érték nem volt absztrakt, nagy távolságokon hordozható, addig a közösség tudta önmagát szabályozni, sőt, kénytelen volt rá: a faluban megtermelt javak túlnyomó többsége lokálisan hasznosult, csak kis mértékben került túl a határokon, mert a szállítás és az egyetemes értékelés (az „abszolút pénz”) hiányában többet ért a szomszéd által elfogyasztott gabona, mint az eladott, mert cserébe a szomszéd segített a földön, stb.</text:p>
      <text:p text:style-name="P15">Mára az egyetemesen használható pénz felszámolta ezt az önszabályozó képességet: a megtermelt javak elszakadnak a jutalomtól, az egyed értékességét, a neki járó javakat a közösség valójában levegőben lógó szabályai határozzák meg. Ezeknek semmi közük ahhoz, hogy az egyed valójában mennyi értéket termelt a közösség számára.</text:p>
      <text:p text:style-name="P15">A képlet alkalmazása: valójában mennyi értéket termel a közösség számára egy bankvezér vagy egy miniszter? Semmit, hiszen teljes életciklusa a társadalom és a gazdaság önmaga által teremtett értékkörében zajlik, kapát, szerszámot nem vesz kézbe... Viszont mivel ő alkotja a törvényt, a jutalomból kiemelkedő mértékben részesül. Ugyanakkor attól, aki a javakat megtermeli, a közösség akár erővel elveszi azt, nem ritkán a tisztesség és a józan ész határait messze túllépve.</text:p>
      <text:p text:style-name="P15">Talán ezért van az a meggyőződés sokakban, hogy a látható világ mögött akár materiális, akár spirituális szinten valami megfoghatatlan összeesküvés rejlik... Nos, lehetséges ugyan, de a fentiek alapján nem szükségszerű. Olyan ez, mintha homokból akarnánk gátat építeni: a víz előbb-utóbb, a befektetett munkától függetlenül , áttöri a védvonalat, ugyanúgy mint előtte akárhányszor. Mindig van lokális felelős, csúnya, rossz, gondatlan stb. (legyen az világháború vagy ciánkatasztrófa) – a hiba valójában az alapelemekben van, amelyek a „rossz embert” oda emelik, ahol rosszat tehet. </text:p>
      <text:h text:style-name="P20" text:outline-level="2">Feladat helyett jutalom-központúság</text:h>
      <text:p text:style-name="P15">Közösségi és egyéni gondolkodásunkban a szükséglet és a feladat helyét átvette a jutalom: az érte kapott pénz. Ha ma megkérdezünk bárkit arról, hogy miért végzi éppen azt a munkát, amit csinál, nagyon kevesen válaszolják azt, hogy lelkesedésből, a munka öröméért, a jól végzett feladat utáni elégedettség miatt – és inkább arról beszélnek, hogy el kell tartani a családot, vagy hogy a munkához képest elfogadható a fizetés. Ezzel a hozzáállással a legfontosabb pozitív visszajelző mechanizmust tettük működésképtelenné. </text:p>
      <text:p text:style-name="P15">Hasonló ez a sportok és a drog viszonyához. A morfinszármazékok pozitív hatása az emberi pszichére már évezredek óta ismeretes, tudományosan viszont csak nemrég bizonyított tény, hogy azért képesek ilyen hatást kiváltani, mert hasonló beépített mechanizmusai az agynak is vannak, amely endorfint termel. Az endorfin „jutalmazza” és ellazítja az agyat komoly fizikai terhelés után, illetve csökkenti a fájdalmakat.</text:p>
      <text:p text:style-name="P15">Az ember evolúciója során nap mint nap találkozott olyan helyzetekkel, amelyekben komoly fizikai erőfeszítéseket kellett tennie az életben maradás érdekében – vadászat, menekülés, munka, mely közben és után az agy önmagát endorfin segítségével „dicsérte meg”, ezzel erősítve, bevésve azokat a gondolati mintákat, tevékenységsorokat, amelyek a túlélést eredményezték (élek, tehát amit csináltam, jó volt, hiába fáradtam el, hiába sérültem meg). Egyébként nyilván a küzdelem, a futás fáradsága, fájdalma lett volna erősebb, és a túlélést eredményező tevékenység negatív mintaként rögzült volna.</text:p>
      <text:p text:style-name="P15"/>
      <text:p text:style-name="P27">Ennek megfelelően <text:span text:style-name="T1">az emberi agy eredendően drogfüggő</text:span>, hiszen generációkon keresztül arra kondicionálódott, hogy rendszeresen hozzájut az adagjához, működése során igényli ezt a fajta stimulációt. Az is fontos azonban, hogy ezt a drogot belülről, saját, szintén evolúciós úton szinte tökéletesre hangolt szabályozórendszerén keresztül kapja meg, ráadásul csak komoly igénybevételt jelentő fizikai, vagy hasonló mértékben megterhelő sikeres szellemi munka eredményeként, így ez összességében egy mértéktartó, egyedülálló eszköz a pozitív minták bevésésére. Aki hozzám hasonlóan rendszeresen fut, bizonyára nem tartja furcsának azt a kifejezést, hogy „rákattantam a futásra”, sőt, „futok az adagomért”: a felszabaduló endorfin bőséges kárpótlás az egyébként testemet karbantartó fizikai munka fáradságáért, vágyat ébreszt a következő napi futásra – egyúttal valóban oldja a lelki feszültségeket, a stresszt.</text:p>
      <text:p text:style-name="P48">Ugyanakkor rájöttünk, hogy ezek az anyagok kívülről is bevihetők, és ezt a tudást felelőtlenül hasz­náljuk is. Amikor a jutalomhoz nem kapcsolódik az őt vezérlő kifinomult rendszer, és rajta keresztül a munka, az áldozatvállalás, a teljesítmény, akkor ennek nem csak a túlhasználásban látjuk kárát, hanem a bevéső mechanizmusok sérülésében is. Ha droggal megjutalmazhatom az agyamat ugyan­úgy, ahogy azt az agy maga tenné egy dicséretes tevékenység után, akkor a bevésés ereje a droghoz kötődik, azt emeli a helyes és követendő cselekvéssorok közé. Mivel az agyban nincs kifinomult mér­ték, a pótszer mámora erősebb, mint a természetes önjutalmazás (vagyis az erőfeszítés árán elérhető öröm) ezért aztán „elszürkül a világ”, érdektelenné válik, nem ad elég motivációt a cselekvésre, munkára, a drog köréből való kiszakadásra. Ez utóbbira kizárólag az jelent esélyt, hogy egyre erő­sebb belső és külső pofonok érik a drogost, aki már képtelenné válik az anyag mennyiségének foko­zásával egyensúlyba hozni a „jó és rossz” oldalt, kénytelen ráébredni: egy tartalmas élet és a lassú halál között kell választania. E konfliktus megélése, a lélekbe való beégése jelent esélyt a túlélésre.</text:p>
      <text:p text:style-name="P26">Az analógia világos: <text:span text:style-name="T1">drogfüggő civilizációban élünk</text:span>, a „szer” a pénz, amely jutalmazza a helyes cselekvést, és evolúciója során elszakadt magától a cselekvéstől. Minden körülötte forog, az „adag” megszerzése a cél, mellette elszürkül, érdektelenné válik minden más: a nagy feladatok, a nemes célok mögött (legyen az az elmaradott földrészek lakóinak megsegítése, a tudomány, technika fejlődése, a szociális feszültségek enyhítése, űrkutatás) az egyetlen kérdés: hogy lesz rá pénz, mi benne az üzlet. Hiányzik az önszabályozás, hogy egy adott tevékenység jutalmának mértéke megfeleljen a rá fordított erőforrásoknak és az általa termelt társadalmi haszonnak. Beindult az ördögi kör, amely láthatatlanná teszi a valós élet jelenségeit, arányait, és helyükre egyeduralkodóként a „szert”, a pénzt teszi. Kialakulnak a külső és belső, egyre erősebb konfliktusok (a társadalom belső és a külső eltartó környezet egyre súlyosabb válságai), nem jelent megoldást az „anyag” mennyiségének növelése (gazdasági növekedés, GDP). </text:p>
      <text:p text:style-name="P26">A kérdés: beleég-e civilizációnkba a tanulság: a pénz álomvilágának követése a haldoklás útja egy egyre szürkébbé váló, egyre súlyosabb külső és belső konfliktusokkal terhelt bolygón. Ad-e ez nekünk, bolygóméretű fajnak akkora motivációt arra, hogy elinduljunk „visszafelé”, a valódi élet, valós feladatok és örömök irányában – amely kevesebb ugyan, mint amit ma pénzzel elérhetünk, valóban meg kell küzdenünk érte – viszont kézzel fogható, megérinthető, látható. Olyan tevékeny­ségeket jutalmaz a megfelelő mértékben, amelyek valóban javítják az életminőségünket, és olyan jövőképet adnak, amelyben valóban hihetünk, amelyért valóban érdemes élnünk és dolgoznunk.</text:p>
      <text:p text:style-name="P15">Mindezt lehet másként is fogalmazni, mondhatjuk azt, hogy a probléma forrása a <text:span text:style-name="T6">haszon</text:span> fogalmának eltolódása. Jelen világunkban a haszon gazdasági fogalom, a befektetés és a bevétel közötti különbsége, pénzben mérhető és kifizethető. Nem mindig volt ez így, korábban a hasznos tevékenységet az jelentette, ami előnyére vált egy másik embernek, közösségnek vagy a gyermekeknek. Hasznos tehát olyan tárgyakat készíteni, amelyek javítás nélkül is sokáig szolgálják tulajdonosukat, illetve tudni, hogy mi használódhat el bennük, és tervezés, megvalósítás során ezek javíthatóságára, cserélhetőségére felkészülni. Hasznos egy tárgy megjavítása, amely így még tovább tudja szolgálni birtokosát, nem kell erőforrást pazarolni új tárgy beszerzésére. </text:p>
      <text:p text:style-name="P5">Igen hasznos gyümölcsfát telepíteni és gondozni, mert a gyermekeknek lesz mivel foglalkozni, mit enni, érték lesz a kezükben. És egyáltalán: azok a dolgok hasznosak, amelyek valamilyen valós emberi szükségletet elégítenek ki, a lehető leghatékonyabb módon – és itt nem a pénzügyi nyereség maximalizálásáról, hanem az ezzel szinte mindig alapvetően ellentétes szolgáltatási minőségről, optimális álló- és mozgóeszköz-felhasználásról van szó.</text:p>
      <text:p text:style-name="P15">Mindezek ellentéte, vagyis: rövid élettartamú tárgyak készítése, a széles körű, alacsony költségű javíthatóságra való törekvés hiánya a tervezés során, az utódok érdekeinek figyelmen kívül hagyása, és általában: nem valós, hanem generált igényeket kielégítő dolgok létrehozása haszontalan. Legalábbis a közösségi haszon-fogalom szerint, mert hiszen gazdasági szempontból éppen hogy ez a hasznos! Nem helyi, szabályokkal, felelősségre vonással és büntetéssel megoldható hibával állunk tehát szemben, amikor egy gyár környezetszennyező módon, rövid élettartamú vagy kizárólag reklámokkal generált igényt kielégítő terméket gyárt, hanem az egész rendszerre kiterjedő fogalmi hibának a következményével küzdünk, lényegében reménytelenül, a „cső végén”.</text:p>
      <text:p text:style-name="P15">Jellemző a magyar szóhasználat is: a haszontalan szó értelme szerint semleges ténymegállapítást közöl: valaminek nincs haszna, nekem e szóról mégis a „Te, haszontalan!” szülői felkiáltás, figyelmeztetés ugrik be elsőre, ami rögtön nem semleges, hanem negatív csengést ad a szónak. A nyelvben kifejeződő társadalmi logika szerint <text:span text:style-name="T1">jogos elvárás a közösség minden tagjától, hogy hasznos legyen a többiek számára</text:span>, a semleges haszontalanság valójában negatív viselkedésminta. Ettől pedig már nem jár messze az Újszövetség tanítása a talentumokról; és Isten talentumai nem fejezhetők ki aranyban, ahogy a rajtuk áldozatos munkával nyert haszon sem. Iszonyatosan messze van ugyanakkor ettől a képtől a fogyasztókból álló „fogyasztói társadalom”. Csak ennek az egyetlen kifejezésnek az értelmét kellene egyszer úgy igazán végiggondolni; mit jelent valójában az, hogy az álmokat, az alkotást, a szeretetet, tiszteletet, becsületet és hitet fogyasztásra cseréltük, és <text:span text:style-name="T1">nem fáj</text:span>, ha ezt írjuk a kapunk fölé, sőt természetesnek tartjuk! Végignézve őseink hosszú során, akiknek áldozatos munkáján taposunk, örökségét elherdáljuk, gyermekeinkre csak szemetet és problémákat hagyunk, ez bizony nem más, mint <text:span text:style-name="T1">szégyen.</text:span></text:p>
      <text:p text:style-name="P15">Miért van mégis így, ahogy most látjuk? Lényegében sokkal egyszerűbb a mai hozzáállásunk. Egy példa: fiaim mostanában a tanulást meglehetősen félvállról veszik. Egyik barátom egyszerű rendszert vezetett be: az iskolai érdemjegyek mellé pénzjutalmat, illetve büntetést rendelt: a gyerek pénzért tanul, a jutalom-központú rendszer teljes sikert aratott, ráadásul tökéletesen megfelel mai világunk felépítésének, a srác tapasztalatot szerez, amivel az életben pontosan ugyanebben a formában fog találkozni. Minden bizonnyal nálunk is jól működne, én viszont képtelen vagyok rá, és már sokadszor magyarázom el mérsékelt sikerrel azt, hogy csak a tudás révén válhatnak hasznos tagjává a közösségnek. Csak így kaphatnak olyan feladatot, amelynek megoldásához minden erejüket, tudásukat latba kell vetni, és csak így válhatnak igazán értékes emberré. Hogy amíg élnek, <text:span text:style-name="T1">az elismerést az Isten előtt tiszta lélekben és társaik szemében keressék, ne a tenyerükben</text:span>.</text:p>
      <text:h text:style-name="P20" text:outline-level="2">Evolúciós hatás</text:h>
      <text:p text:style-name="P15">Amikor felmerül a kérdés, hogy egyáltalán mi értelme, mi haszna van számunkra ennek a világ­méretű gazdasági szövevénynek, a globális rendszereknek, előbb-utóbb eljutunk az evolúció­hoz. Azért van mindez, hogy az egész emberiségre kiterjedő játékteret hozzon létre, amelyben a külön­féle megoldások versengenek, és kiválasztódik a legjobb, legyen az orvosi kezelés vagy telefon. Ez a rendszer tehát a fejlődés záloga, és bizonyára működik, hiszen a természetben is hasonló folyamat, az evolúció vezetett el az emberig. Így szól a mese, amely valójában több sebből vérzik.</text:p>
      <text:h text:style-name="P37" text:outline-level="3"/>
      <text:h text:style-name="P50" text:outline-level="3">Első hiba: a „jó” fogalmának definíciója </text:h>
      <text:p text:style-name="P15">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P15">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P15">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P15">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P37" text:outline-level="3"/>
      <text:h text:style-name="P50" text:outline-level="3">Második hiba: a szabályozó tényezők</text:h>
      <text:p text:style-name="P26">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4">A felsorolt feltételek egyike sem teljesül az emberi civilizációra, amely a közhiedelem szerint garantálná a résztvevők fejlődését.</text:p>
      <text:p text:style-name="P48">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6">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P15">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P37" text:outline-level="3">Harmadik hiba: generációk</text:h>
      <text:p text:style-name="P15">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P15">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P15">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P15">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P15">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P15"/>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P15">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P37" text:outline-level="3">Eredmények</text:h>
      <text:p text:style-name="P15">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P15">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P15">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P37" text:outline-level="3">Következtetés</text:h>
      <text:p text:style-name="P15">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P20" text:outline-level="2"/>
      <text:h text:style-name="P39" text:outline-level="2">Hibakeresés és beavatkozás</text:h>
      <text:p text:style-name="P15">Sérülékeny és menthetetlenül múlandó létezésünk bosszantó tudata elől abban keresünk menedéket, hogy igyekszünk a dolgokat „jól”, hibátlanul csinálni... Ezzel pedig újabb megvalósíthatatlan, hatásaiban a környezetre és önmagunkra is végzetes hibát követünk el: elveszítjük az önellenőrzés képességét, pontosabban még az objektív önvizsgálat szándékát is.</text:p>
      <text:p text:style-name="P15">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P15">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P15">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P37" text:outline-level="3">Közösségi szint</text:h>
      <text:p text:style-name="P15">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P15">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P15">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P37" text:outline-level="3">Mit tekintünk ma hibának?</text:h>
      <text:p text:style-name="P15">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P15"><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P15">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P15">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P15">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P15">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P15">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P37" text:outline-level="3">Káros-e a hiba? </text:h>
      <text:p text:style-name="P15">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P37" text:outline-level="3">Ellenlépések</text:h>
      <text:p text:style-name="P15">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P15">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P15">Röviden: a közösség egészét tekintve hibás tevékenységek még felismerésük után sem feltétlenül változnak meg, mert a változás elindítása pénzügyi szempontból súlyos hiba lenne.</text:p>
      <text:h text:style-name="P37" text:outline-level="3">Megelőzés</text:h>
      <text:p text:style-name="P15">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P15">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50" text:outline-level="3">Hatások mérséklése</text:h>
      <text:p text:style-name="P15">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P15">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P15">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P15">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P15">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P37" text:outline-level="3">Elhárítási módszertanok</text:h>
      <text:p text:style-name="P15">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P15">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5">a szereplők közvetetten érdekeltek az ellenfelek sikertelen hibaelhárításában;</text:p>
        </text:list-item>
        <text:list-item>
          <text:p text:style-name="P55">a saját hibák napfényre kerülése rontja a versenyhelyzetet;</text:p>
        </text:list-item>
        <text:list-item>
          <text:p text:style-name="P55">a teljes információmegosztás „ipari titkokat” sért.</text:p>
        </text:list-item>
      </text:list>
      <text:p text:style-name="P15">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P15">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P37" text:outline-level="3">Felismerés</text:h>
      <text:p text:style-name="P15">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P15">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P15">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3">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50" text:outline-level="3">Eredendő ok </text:h>
      <text:p text:style-name="P15">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P15">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P15">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P15">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P15">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h text:style-name="P39" text:outline-level="2"><draw:frame draw:style-name="fr7" draw:name="Keret2" text:anchor-type="paragraph" svg:width="14.616cm" draw:z-index="1"><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h>
      <text:p text:style-name="P15"/>
      <text:h text:style-name="P56" text:outline-level="1">A válság tényezőinek valódi szerepe</text:h>
      <text:p text:style-name="P15">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text:p>
      <text:p text:style-name="P15">Ehhez arra van szükség, hogy kicsit „fordítva” használjuk gondolkodásunkat. 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P15">„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P15">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P15">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7">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P15">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P20" text:outline-level="2"/>
      <text:h text:style-name="P39" text:outline-level="2">Élet, halál, változás</text:h>
      <text:p text:style-name="P15">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P15">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P15">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P15">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P15">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P15">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P20" text:outline-level="2">Pénz - globális értékhordozó</text:h>
      <text:p text:style-name="P15">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P15">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P15">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P15">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P15">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P15">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P15">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P15">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5" text:outline-level="2">Képességek és képtelenségek</text:h>
      <text:p text:style-name="P26">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6">Nagyon fontos megismernünk, pontosan tudnunk, hogy milyen eszközök lapulnak benne, mert ennek birtokában egész pontosan látható az adott pillanatban előttünk álló lehetőségek azon öt százaléka, amelyhez valóban jól fel vagyunk szerelkezve.</text:p>
      <text:p text:style-name="P26">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6">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6">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P15">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5" text:outline-level="2">Feladatok </text:h>
      <text:p text:style-name="P15">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P15"/>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P15">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P15">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P15">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P15">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P15">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P15"/>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P20" text:outline-level="2">Birtoklás</text:h>
      <text:p text:style-name="P15">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P15">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P15">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P15">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P15"/>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P15">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P15">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P15">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P15">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P15">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P15">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P20" text:outline-level="2">Együttműködés és verseny</text:h>
      <text:p text:style-name="P15">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P15">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P15">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P15">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P15">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P15">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P15">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P15">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P15">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P15">„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P15"/>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P15">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P20" text:outline-level="2">Egyidejűség</text:h>
      <text:p text:style-name="P15">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P15">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P15">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P15">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P15">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6"/>
      <text:p text:style-name="P27">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6">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6">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6">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6">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6">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6">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P15">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P15"/>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P15">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P15">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P15">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P20" text:outline-level="2">Klykhor, Gólem</text:h>
      <text:p text:style-name="P15">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P15">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P15"/>
      <text:p text:style-name="P15"/>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P15">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P15">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P15">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3">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P15">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P15"/>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P15">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P15">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P20" text:outline-level="2">Miért jó a válság?</text:h>
      <text:p text:style-name="P15">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P15">Most a csúf északi szél becsukta a mesekönyvet, és bár igen sokan fáradoznak azon, hogy újra visszaaludjunk, még nem látszik az a folyamat, amelytől mindenki újra megnyugodva visszasüllyedne a szép új világról szóló álmodozásba.</text:p>
      <text:p text:style-name="P15">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P15">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P15">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P15">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P15">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P15">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P15"><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P56" text:outline-level="1">Kiút</text:h>
      <text:h text:style-name="P57" text:outline-level="2">A hátsó kijárat</text:h>
      <text:p text:style-name="P26">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6">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6">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6">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6">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P15">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6"/>
      <text:p text:style-name="P27">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6">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6"><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6"><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6"><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6">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6">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P15">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P20" text:outline-level="2">Minél rosszabb, annál jobb</text:h>
      <text:p text:style-name="P26">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6">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6">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6">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6">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6">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6">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6">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P15">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P15"/>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5" text:outline-level="2">Pozitív minták teremtése, a kártékonyak kizárása</text:h>
      <text:p text:style-name="P15">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P15">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58" text:outline-level="3">Biztonságvágy</text:h>
      <text:p text:style-name="P26">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6">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6">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P15">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P37" text:outline-level="3">Halandóság, birtoklás, megosztás</text:h>
      <text:p text:style-name="P15">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P15">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P15">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P15">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P15">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P37" text:outline-level="3"/>
      <text:h text:style-name="P50" text:outline-level="3">Szemét</text:h>
      <text:p text:style-name="P15">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P15">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6">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59">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6">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6">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6">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P15">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P37" text:outline-level="3"/>
      <text:h text:style-name="P60" text:outline-level="3">Mérhetőség: pénz – CO2 – energia – beavatkozás</text:h>
      <text:p text:style-name="P15">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P15">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P15">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8">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P15">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P15">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50" text:outline-level="3">Azonosíthatóság, felelősségvállalás, utódkeresés</text:h>
      <text:p text:style-name="P33">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P15">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P15">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P15">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P15">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P15">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P37" text:outline-level="3">Lokális értékfogalom, szükségletalapúság</text:h>
      <text:p text:style-name="P15">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P15">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P15">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P15">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P15">Merthogy ezek a valós szükségleteim, amelyek kielégítésére minden egyes ember jogosult, és ha végtelen álomvilágunk hajszolásából fel tudunk pillantani, megtalálhatjuk a módot is rá.</text:p>
      <text:h text:style-name="P37" text:outline-level="3">Határainkon túlmutató feladatok</text:h>
      <text:p text:style-name="P15">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P15"/>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P15">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P15">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P15"><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P15">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P15"><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P37" text:outline-level="3"/>
      <text:h text:style-name="P50" text:outline-level="3">A hit kulcsmondatai</text:h>
      <text:p text:style-name="P15">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61">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61">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61">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P20" text:outline-level="2"/>
      <text:h text:style-name="P39" text:outline-level="2">Alapfeltételek</text:h>
      <text:p text:style-name="P15">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P37" text:outline-level="3">Szervezettség</text:h>
      <text:p text:style-name="P15">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P15">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P37" text:outline-level="3">Információ</text:h>
      <text:p text:style-name="P15">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P15">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P15">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62" text:outline-level="3"/>
      <text:h text:style-name="P63" text:outline-level="3">Motiváció</text:h>
      <text:p text:style-name="P26">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6">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6">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6">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P15">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64" text:outline-level="3">Hit</text:h>
      <text:p text:style-name="P26">Az egész „kiút” alapja az emberi jóságba vetett hitem. Tudom, hogy mentséget <text:span text:style-name="T1">akarok</text:span> találni minden hibára, amivel találkozom, és ez a szándék megkérdőjelezi az egész elemzés objektivitását. </text:p>
      <text:p text:style-name="P26">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6">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6">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P20" text:outline-level="2"/>
      <text:h text:style-name="P39" text:outline-level="2">Források</text:h>
      <text:p text:style-name="P15">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P37" text:outline-level="3">Közvetlen szeméttermelés – csomagolás</text:h>
      <text:p text:style-name="P15">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P15">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P15">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P37" text:outline-level="3">Közvetlen szeméttermelés a négyzeten – szenvedélyek</text:h>
      <text:p text:style-name="P15">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P15">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P15">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P15"/>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P15">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P37" text:outline-level="3">Közvetlen szeméttermelés a köbön – fegyverek</text:h>
      <text:p text:style-name="P15">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P15">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P15">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P15"><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P15">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P15"/>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P37" text:outline-level="3">Másodlagos szeméttermelés</text:h>
      <text:p text:style-name="P15">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P15">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P15">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P37" text:outline-level="3">Szemétté válás</text:h>
      <text:p text:style-name="P15">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P15">Ha képesek vagyunk elszakadni az „eladni-eladni-eladni” motivációtól, és helyette valóban a szükségletek hosszú távú, alacsony költséggel fenntartható kielégítésére koncentrálni, újabb aranybányát tárhatunk fel.</text:p>
      <text:h text:style-name="P37" text:outline-level="3">Megosztás</text:h>
      <text:p text:style-name="P15">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P15">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P37" text:outline-level="3">Szállítás</text:h>
      <text:p text:style-name="P15">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P15">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P15">„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P37" text:outline-level="3">Kereskedelem</text:h>
      <text:p text:style-name="P15">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P15">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P37" text:outline-level="3">Utazás</text:h>
      <text:p text:style-name="P15">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P37" text:outline-level="3"/>
      <text:h text:style-name="P50" text:outline-level="3">Képzés</text:h>
      <text:p text:style-name="P26">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6">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P15">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P37" text:outline-level="3">Összefoglalva</text:h>
      <text:p text:style-name="P15">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5" text:outline-level="2">Útiterv</text:h>
      <text:p text:style-name="P26">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P15">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P15"/>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58" text:outline-level="3">Bemutatkozás – virtuális szubjektum</text:h>
      <text:p text:style-name="P26">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6">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6">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6">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6">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6">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P15">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P37" text:outline-level="3">Erőgyűjtés</text:h>
      <text:p text:style-name="P26">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6">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6">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P15">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58" text:outline-level="3">Kibontakozás</text:h>
      <text:p text:style-name="P26">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P15">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P15"/>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P15">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P37" text:outline-level="3">Kiteljesedés</text:h>
      <text:p text:style-name="P15">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P15">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P37" text:outline-level="3">Esélyek?</text:h>
      <text:p text:style-name="P15">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P15">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3">Ezt a vezetést folyamatosan éreztem utamon, most is emiatt írok. Hiszem, hogy ha jó úton járok, nem fog elhagyni, és ha eltévednék, segíti majd azokat, akik a helyes irányt követik.</text:p>
      <text:h text:style-name="P20" text:outline-level="2"/>
      <text:h text:style-name="P39" text:outline-level="2">Közös tudatosság</text:h>
      <text:p text:style-name="P43">(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48">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6">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6">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6">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6">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6"/>
      <text:p text:style-name="P27">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48">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6">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6">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6">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6">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P15">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39" text:outline-level="2"><draw:frame draw:style-name="fr8" draw:name="Keret6" text:anchor-type="paragraph" svg:x="1.191cm" svg:y="0.21cm" svg:width="14.616cm" draw:z-index="5"><draw:text-box fo:min-height="23.797cm"><text:p text:style-name="P65">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65">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65">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65">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65">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65">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65">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65">A választás, <text:span text:style-name="T1">a változás ideje eljött</text:span>, és nem múlik el attól, hogy az önsajnálatot, be­gubózó szerencsétlenkedést választjuk ahelyett, hogy büszkén vállalnánk a nekünk megadatott sorsot, óriási lehetőséget.</text:p><text:p text:style-name="P65"/><text:p text:style-name="P66">Fel a fejjel!</text:p></draw:text-box></draw:frame></text:h>
      <text:h text:style-name="P41" text:outline-level="1">Mazsolák</text:h>
      <text:p text:style-name="P15">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P37" text:outline-level="3">Élet</text:h>
      <text:p text:style-name="P15">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P37" text:outline-level="3">Inverz Parkinson</text:h>
      <text:p text:style-name="P15">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P37" text:outline-level="3">Lóverseny</text:h>
      <text:p text:style-name="P15">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P37" text:outline-level="3">Hőbörgők</text:h>
      <text:p text:style-name="P15">Az esztelen lázadó törvényszerűen válik azok eszközévé, akik ellen lázad.</text:p>
      <text:h text:style-name="P37" text:outline-level="3">Hajnalvilág</text:h>
      <text:p text:style-name="P15">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67" text:outline-level="3"/>
      <text:h text:style-name="P68" text:outline-level="3">Hit 1</text:h>
      <text:p text:style-name="P15">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69" text:outline-level="3">Kérdések és válaszok</text:h>
      <text:p text:style-name="P15">Életünk azzal telik, hogy válaszokat keresünk kérdésekre; pedig sokkal fontosabb maga a kérdés: mi az, amit meg szeretnénk tudni, és miért pont azt?</text:p>
      <text:p text:style-name="P59">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48">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P15">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69" text:outline-level="3">Hit 2</text:h>
      <text:p text:style-name="P26">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6">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P15">„Monda néki Jézus: Mivelhogy láttál engem, Tamás, hittél: boldogok, a kik nem látnak és hisznek.” Az én olvasatomban: csak úgy lehetünk boldogok, ha a hitet és a tudást egyaránt ismerjük; tudjuk, melyiknek hol a helye, és nem keverjük össze őket.</text:p>
      <text:h text:style-name="P37" text:outline-level="3">Hit-el</text:h>
      <text:p text:style-name="P26">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6">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P15">Ezt a hitet nem pótolhatja semmi; ha elvész, akkor elvesznek a nagy álmok, a célok és az önfeláldozás, marad a jövő teremtése helyett annak felélése, gyarapítás helyett fogyasztás, <text:span text:style-name="T1">a hit helyett a hitel...</text:span></text:p>
      <text:h text:style-name="P64" text:outline-level="3">Modern rabszolgaság</text:h>
      <text:p text:style-name="P15"><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P15"><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64" text:outline-level="3">Pohár</text:h>
      <text:p text:style-name="P15">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3">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P37" text:outline-level="3">Az alkotás határai</text:h>
      <text:p text:style-name="P15">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64" text:outline-level="3">Civilizációk kapcsolata</text:h>
      <text:p text:style-name="P26">Az utazás témakörben eltöprengtem azon, milyen hatással van a mi civilizációnk egy meghódított közösségre; így azon is gondolkodtam, hogyan lehetne ezt jól csinálni. </text:p>
      <text:p text:style-name="P59">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6">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P15">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64" text:outline-level="3">… tanítsd meg halászni...</text:h>
      <text:p text:style-name="P26">Van ez a szép mondás: „Adj egy halat az éhezőnek, és jóllakattad egy napra – tanítsd meg halászni, és jóllakattad egy életre.” Sajnos a következő mondat mindig lemarad a végéről: „... és többé nem fog függni tőled, nem vásárolja meg a haladat!”</text:p>
      <text:p text:style-name="P59">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6">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P15">A mondás helyesen tehát így hangzik: <text:span text:style-name="T1">Felejtsen el halászni mindenki, majd én etetem őket napról napra – ők meg szolgálnak nekem, hogy éhen ne haljanak!</text:span></text:p>
      <text:h text:style-name="P50" text:outline-level="3">Az őrült kovácsmester</text:h>
      <text:p text:style-name="P33">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P15">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P15">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P15">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P15">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42">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P15">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P15">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P15"/>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P15">A szomszéd kifordult a műhelyből, otthagyta a házát és a falu másik végébe költözött. A házából elvitt minden éghetőt, a tetőt leverte, a gerendákat odaadta a favágónak.</text:p>
      <text:p text:style-name="P15">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9">hallván, hogyan büszkélkedik a kovács új találmányainak pusz­tító erejével.</text:span></text:p>
      <text:p text:style-name="P42">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P15">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4">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4">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4">Végül, amikor a műhely újra a mesterség <text:span text:style-name="T10">temploma és nem mészárszéke</text:span> lesz, amikor a lom elfogy, és az üllő vasért sóhajt, amikor az elűzött társ hűvös keze megérinti a kovácsét, és tekintete a hátát perzseli,</text:p>
      <text:p text:style-name="P70">a kalapács lesújt az acélgömbre.</text:p>
      <text:h text:style-name="P71" text:outline-level="1">Zárszó</text:h>
      <text:h text:style-name="P72" text:outline-level="2">Rövid kérdezz-felelek</text:h>
      <text:h text:style-name="P37" text:outline-level="3">Komolyan gondolod a leírtakat?</text:h>
      <text:p text:style-name="P15">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P37" text:outline-level="3">Belekapsz mindenféle tudományba – egyáltalán tudod, miről beszélsz?</text:h>
      <text:p text:style-name="P26">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6">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6">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P37" text:outline-level="3">Hasonló kezdeményezések?</text:h>
      <text:p text:style-name="P26">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6">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6">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4">Az én nagy álmom, hogy mindannyian eljutunk a harmadik kőfaragó szintjére.</text:p>
      <text:h text:style-name="P37" text:outline-level="3">Mi következik ezután?</text:h>
      <text:p text:style-name="P15">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P37" text:outline-level="3">… és a média?</text:h>
      <text:p text:style-name="P15">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P15">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P15">Pesszimistának tűnik a hozzáállásom? Az. Nem várom egyetlen ragadozótól sem, hogy a két szép szememért szeressen, ha meg is ehet...</text:p>
      <text:h text:style-name="P37" text:outline-level="3">Nem félsz?</text:h>
      <text:p text:style-name="P73">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73">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73">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20" text:outline-level="2"/>
      <text:h text:style-name="P74" text:outline-level="2">Motivációk</text:h>
      <text:p text:style-name="P44">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4">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4">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4">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4">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4"/>
      <text:p text:style-name="P45">Ma ezt írnám nem létező címeremre:</text:p>
      <text:p text:style-name="P75">Az Ősök tiszteletére,<text:line-break/>Minden társ hasznára,<text:line-break/>Az utódok örömére.</text:p>
      <text:p text:style-name="P33">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P15">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P15">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P15"/>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P15">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P15">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P15">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P15">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75">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Pénzügyi válság</text:chapter></text:span></text:p>
      </style:header>
      <style:footer>
        <text:p text:style-name="P2"><text:tab/><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date>2010-12-18T15:37:00</dc:date>
    <dc:language>hu-HU</dc:language>
    <meta:editing-cycles>750</meta:editing-cycles>
    <meta:editing-duration>P86DT11H47M55S</meta:editing-duration>
    <meta:user-defined meta:name="Ver">0.9</meta:user-defined>
    <meta:user-defined meta:name="Info 2"/>
    <meta:user-defined meta:name="Info 3"/>
    <meta:user-defined meta:name="Info 4"/>
    <meta:document-statistic meta:table-count="1" meta:image-count="1" meta:object-count="0" meta:page-count="214" meta:paragraph-count="925" meta:word-count="60579" meta:character-count="449822"/>
  </office:meta>
</office:document-meta>
</file>